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4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1" style:family="table-cell" style:parent-style-name="Default" style:data-style-name="N60">
      <style:text-properties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ext-properties style:text-position="" fo:font-weight="normal" style:font-weight-asian="normal" style:font-weight-complex="normal"/>
    </style:style>
    <style:style style:name="ce34" style:family="table-cell" style:parent-style-name="Default" style:data-style-name="N60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7">
      <style:table-cell-properties fo:border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07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2"/>
    <style:style style:name="ce27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="0.06pt solid #000000"/>
    </style:style>
    <style:style style:name="ce36" style:family="table-cell" style:parent-style-name="Default" style:data-style-name="N4">
      <style:table-cell-properties fo:border="0.06pt solid #000000"/>
    </style:style>
    <style:style style:name="ce37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4"/>
    <style:style style:name="ce43" style:family="table-cell" style:parent-style-name="Default" style:data-style-name="N61"/>
    <style:style style:name="ce4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6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60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50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fo:border="0.06pt solid #000000"/>
    </style:style>
    <style:style style:name="ce53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3"/>
          <table:table-cell table:style-name="ce19"/>
          <table:table-cell/>
          <table:table-cell table:style-name="ce25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25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9"/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Worst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3];([.AH3]~[.AQ3]~[.AZ3]~[.BI3]~[.BR3]);1)" office:value-type="float" office:value="1" calcext:value-type="float">
            <text:p>1</text:p>
          </table:table-cell>
          <table:table-cell table:style-name="ce9" office:value-type="string" calcext:value-type="string">
            <text:p>$f_1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3];([.AQ3]~[.AZ3]~[.BI3]~[.BR3]~[.CA3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4];([.AH4]~[.AQ4]~[.AZ4]~[.BI4]~[.BR4]);1)" office:value-type="float" office:value="1" calcext:value-type="float">
            <text:p>1</text:p>
          </table:table-cell>
          <table:table-cell table:style-name="ce9" office:value-type="string" calcext:value-type="string">
            <text:p>$f_2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4];([.AQ4]~[.AZ4]~[.BI4]~[.BR4]~[.CA4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5];([.AH5]~[.AQ5]~[.AZ5]~[.BI5]~[.BR5]);1)" office:value-type="float" office:value="1" calcext:value-type="float">
            <text:p>1</text:p>
          </table:table-cell>
          <table:table-cell table:style-name="ce9" office:value-type="string" calcext:value-type="string">
            <text:p>$f_3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5];([.AQ5]~[.AZ5]~[.BI5]~[.BR5]~[.CA5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6];([.AH6]~[.AQ6]~[.AZ6]~[.BI6]~[.BR6]);1)" office:value-type="float" office:value="1" calcext:value-type="float">
            <text:p>1</text:p>
          </table:table-cell>
          <table:table-cell table:style-name="ce9" office:value-type="string" calcext:value-type="string">
            <text:p>$f_4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6];([.AQ6]~[.AZ6]~[.BI6]~[.BR6]~[.CA6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0.975450470588236" calcext:value-type="float">
            <text:p>0.98</text:p>
          </table:table-cell>
          <table:table-cell table:style-name="ce26" office:value-type="float" office:value="1.24270505803063" calcext:value-type="float">
            <text:p>1.24</text:p>
          </table:table-cell>
          <table:table-cell table:style-name="ce26" office:value-type="float" office:value="0.254901960784314" calcext:value-type="float">
            <text:p>0.25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AQ7];([.AH7]~[.AQ7]~[.AZ7]~[.BI7]~[.BR7]);1)" office:value-type="float" office:value="4" calcext:value-type="float">
            <text:p>4</text:p>
          </table:table-cell>
          <table:table-cell table:style-name="ce9" office:value-type="string" calcext:value-type="string">
            <text:p>$f_5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181" calcext:value-type="float">
            <text:p>1.99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1.30710307098039" calcext:value-type="float">
            <text:p>1.31</text:p>
          </table:table-cell>
          <table:table-cell table:style-name="ce26" office:value-type="float" office:value="0.689327845801383" calcext:value-type="float">
            <text:p>0.69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BR7];([.AQ7]~[.AZ7]~[.BI7]~[.BR7]~[.CA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8];([.AH8]~[.AQ8]~[.AZ8]~[.BI8]~[.BR8]);1)" office:value-type="float" office:value="1" calcext:value-type="float">
            <text:p>1</text:p>
          </table:table-cell>
          <table:table-cell table:style-name="ce9" office:value-type="string" calcext:value-type="string">
            <text:p>$f_6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8];([.AQ8]~[.AZ8]~[.BI8]~[.BR8]~[.CA8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6" office:value-type="float" office:value="10.366921" calcext:value-type="float">
            <text:p>10.37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7274" calcext:value-type="float">
            <text:p>10.73</text:p>
          </table:table-cell>
          <table:table-cell table:style-name="ce26" office:value-type="float" office:value="12.4819" calcext:value-type="float">
            <text:p>12.48</text:p>
          </table:table-cell>
          <table:table-cell table:style-name="ce26" office:value-type="float" office:value="11.5976" calcext:value-type="float">
            <text:p>11.60</text:p>
          </table:table-cell>
          <table:table-cell table:style-name="ce26" office:value-type="float" office:value="11.6172862745098" calcext:value-type="float">
            <text:p>11.62</text:p>
          </table:table-cell>
          <table:table-cell table:style-name="ce26" office:value-type="float" office:value="0.455419587852785" calcext:value-type="float">
            <text:p>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AQ9];([.AH9]~[.AQ9]~[.AZ9]~[.BI9]~[.BR9]);1)" office:value-type="float" office:value="5" calcext:value-type="float">
            <text:p>5</text:p>
          </table:table-cell>
          <table:table-cell table:style-name="ce9" office:value-type="string" calcext:value-type="string">
            <text:p>$f_7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366921" calcext:value-type="float">
            <text:p>10.37</text:p>
          </table:table-cell>
          <table:table-cell table:style-name="ce26" office:value-type="float" office:value="11.682939" calcext:value-type="float">
            <text:p>11.68</text:p>
          </table:table-cell>
          <table:table-cell table:style-name="ce26" office:value-type="float" office:value="10.366921" calcext:value-type="float">
            <text:p>10.37</text:p>
          </table:table-cell>
          <table:table-cell table:style-name="ce26" office:value-type="float" office:value="10.3972812156863" calcext:value-type="float">
            <text:p>10.40</text:p>
          </table:table-cell>
          <table:table-cell table:style-name="ce26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formula="of:=RANK([.BI9];([.AH9]~[.AQ9]~[.AZ9]~[.BI9]~[.BR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503304" calcext:value-type="float">
            <text:p>10.50</text:p>
          </table:table-cell>
          <table:table-cell table:style-name="ce26" office:value-type="float" office:value="12.623244" calcext:value-type="float">
            <text:p>12.62</text:p>
          </table:table-cell>
          <table:table-cell table:style-name="ce26" office:value-type="float" office:value="11.550356" calcext:value-type="float">
            <text:p>11.55</text:p>
          </table:table-cell>
          <table:table-cell table:style-name="ce26" office:value-type="float" office:value="11.5850246862745" calcext:value-type="float">
            <text:p>11.59</text:p>
          </table:table-cell>
          <table:table-cell table:style-name="ce26" office:value-type="float" office:value="0.710386125963212" calcext:value-type="float">
            <text:p>0.7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BR9];([.AQ9]~[.AZ9]~[.BI9]~[.BR9]~[.CA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1.13152254901961" calcext:value-type="float">
            <text:p>1.13</text:p>
          </table:table-cell>
          <table:table-cell table:style-name="ce26" office:value-type="float" office:value="0.644807992553768" calcext:value-type="float">
            <text:p>0.64</text:p>
          </table:table-cell>
          <table:table-cell table:style-name="ce26" office:value-type="float" office:value="0.137254901960784" calcext:value-type="float">
            <text:p>0.14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AQ10];([.AH10]~[.AQ10]~[.AZ10]~[.BI10]~[.BR10]);1)" office:value-type="float" office:value="4" calcext:value-type="float">
            <text:p>4</text:p>
          </table:table-cell>
          <table:table-cell table:style-name="ce9" office:value-type="string" calcext:value-type="string">
            <text:p>$f_8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585270035294118" calcext:value-type="float">
            <text:p>0.06</text:p>
          </table:table-cell>
          <table:table-cell table:style-name="ce26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98487718" calcext:value-type="float">
            <text:p>2.98487718</text:p>
          </table:table-cell>
          <table:table-cell table:formula="of:=RANK([.BI10];([.AH10]~[.AQ10]~[.AZ10]~[.BI10]~[.BR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9848772" calcext:value-type="float">
            <text:p>2.98</text:p>
          </table:table-cell>
          <table:table-cell table:style-name="ce26" office:value-type="float" office:value="1.9899181" calcext:value-type="float">
            <text:p>1.99</text:p>
          </table:table-cell>
          <table:table-cell table:style-name="ce26" office:value-type="float" office:value="1.58022908745098" calcext:value-type="float">
            <text:p>1.58</text:p>
          </table:table-cell>
          <table:table-cell table:style-name="ce26" office:value-type="float" office:value="0.911895034183449" calcext:value-type="float">
            <text:p>0.91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BR10];([.AQ10]~[.AZ10]~[.BI10]~[.BR10]~[.CA1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1];([.AH11]~[.AQ11]~[.AZ11]~[.BI11]~[.BR11]);1)" office:value-type="float" office:value="1" calcext:value-type="float">
            <text:p>1</text:p>
          </table:table-cell>
          <table:table-cell table:style-name="ce9" office:value-type="string" calcext:value-type="string">
            <text:p>$f_9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1];([.AQ11]~[.AZ11]~[.BI11]~[.BR11]~[.CA11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25.21" calcext:value-type="float">
            <text:p>125.2100</text:p>
          </table:table-cell>
          <table:table-cell table:style-name="ce15" office:value-type="float" office:value="0.120000000000005" calcext:value-type="float">
            <text:p>0.1200</text:p>
          </table:table-cell>
          <table:table-cell table:style-name="ce15" office:value-type="float" office:value="7.98941176470588" calcext:value-type="float">
            <text:p>7.9894</text:p>
          </table:table-cell>
          <table:table-cell table:style-name="ce15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0.18736332" calcext:value-type="float">
            <text:p>0.19</text:p>
          </table:table-cell>
          <table:table-cell table:style-name="ce26" office:value-type="float" office:value="122.10311" calcext:value-type="float">
            <text:p>122.10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9.64394709784314" calcext:value-type="float">
            <text:p>9.64</text:p>
          </table:table-cell>
          <table:table-cell table:style-name="ce26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2.103" calcext:value-type="float">
            <text:p>122.10</text:p>
          </table:table-cell>
          <table:table-cell table:style-name="ce26" office:value-type="float" office:value="3.41496" calcext:value-type="float">
            <text:p>3.41</text:p>
          </table:table-cell>
          <table:table-cell table:style-name="ce26" office:value-type="float" office:value="5.47935031372549" calcext:value-type="float">
            <text:p>5.48</text:p>
          </table:table-cell>
          <table:table-cell table:style-name="ce26" office:value-type="float" office:value="17.9128770662709" calcext:value-type="float">
            <text:p>17.91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AQ12];([.AH12]~[.AQ12]~[.AZ12]~[.BI12]~[.BR12]);1)" office:value-type="float" office:value="3" calcext:value-type="float">
            <text:p>3</text:p>
          </table:table-cell>
          <table:table-cell table:style-name="ce9" office:value-type="string" calcext:value-type="string">
            <text:p>$f_{10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120000000000005" calcext:value-type="float">
            <text:p>0.12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164705882352814" calcext:value-type="float">
            <text:p>0.02</text:p>
          </table:table-cell>
          <table:table-cell table:style-name="ce42" office:value-type="float" office:value="0.0339411254969314" calcext:value-type="float">
            <text:p>0.03</text:p>
          </table:table-cell>
          <table:table-cell table:style-name="ce44" office:value-type="float" office:value="0.745098039215686" calcext:value-type="float">
            <text:p>0.75</text:p>
          </table:table-cell>
          <table:table-cell table:style-name="ce18" office:value-type="float" office:value="0.83999999999935" calcext:value-type="float">
            <text:p>0.840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2490888" calcext:value-type="float">
            <text:p>0.12</text:p>
          </table:table-cell>
          <table:table-cell table:style-name="ce26" office:value-type="float" office:value="15.369395" calcext:value-type="float">
            <text:p>15.37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2.95607246352941" calcext:value-type="float">
            <text:p>2.96</text:p>
          </table:table-cell>
          <table:table-cell table:style-name="ce26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formula="of:=RANK([.BI12];([.AH12]~[.AQ12]~[.AZ12]~[.BI12]~[.BR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8736337" calcext:value-type="float">
            <text:p>0.19</text:p>
          </table:table-cell>
          <table:table-cell table:style-name="ce26" office:value-type="float" office:value="128.74569" calcext:value-type="float">
            <text:p>128.75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7.80136890960785" calcext:value-type="float">
            <text:p>7.80</text:p>
          </table:table-cell>
          <table:table-cell table:style-name="ce26" office:value-type="float" office:value="19.6288164785658" calcext:value-type="float">
            <text:p>19.6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BR12];([.AQ12]~[.AZ12]~[.BI12]~[.BR12]~[.CA12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3];([.AH13]~[.AQ13]~[.AZ13]~[.BI13]~[.BR13]);1)" office:value-type="float" office:value="1" calcext:value-type="float">
            <text:p>1</text:p>
          </table:table-cell>
          <table:table-cell table:style-name="ce9" office:value-type="string" calcext:value-type="string">
            <text:p>$f_{11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3];([.AQ13]~[.AZ13]~[.BI13]~[.BR13]~[.CA13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49.34916" calcext:value-type="float">
            <text:p>249.35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54.6669249935294" calcext:value-type="float">
            <text:p>54.67</text:p>
          </table:table-cell>
          <table:table-cell table:style-name="ce26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08143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4061764705882" calcext:value-type="float">
            <text:p>0.02</text:p>
          </table:table-cell>
          <table:table-cell table:style-name="ce26" office:value-type="float" office:value="0.0658205959020427" calcext:value-type="float">
            <text:p>0.07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AQ14];([.AH14]~[.AQ14]~[.AZ14]~[.BI14]~[.BR14]);1)" office:value-type="float" office:value="1" calcext:value-type="float">
            <text:p>1</text:p>
          </table:table-cell>
          <table:table-cell table:style-name="ce9" office:value-type="string" calcext:value-type="string">
            <text:p>$f_{12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220000000000027" calcext:value-type="float">
            <text:p>0.22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637254901960874" calcext:value-type="float">
            <text:p>0.06</text:p>
          </table:table-cell>
          <table:table-cell table:style-name="ce42" office:value-type="float" office:value="0.176363261480421" calcext:value-type="float">
            <text:p>0.18</text:p>
          </table:table-cell>
          <table:table-cell table:style-name="ce44" office:value-type="float" office:value="0.666666666666667" calcext:value-type="float">
            <text:p>0.67</text:p>
          </table:table-cell>
          <table:table-cell table:style-name="ce18" office:value-type="float" office:value="3.25000000000045" calcext:value-type="float">
            <text:p>3.2500</text:p>
          </table:table-cell>
          <table:table-cell table:formula="of:=RANK([.AZ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9.73787" calcext:value-type="float">
            <text:p>119.74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2.49880706568628" calcext:value-type="float">
            <text:p>2.50</text:p>
          </table:table-cell>
          <table:table-cell table:style-name="ce26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7.43916035" calcext:value-type="float">
            <text:p>127.43916035</text:p>
          </table:table-cell>
          <table:table-cell table:formula="of:=RANK([.BI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38.38435" calcext:value-type="float">
            <text:p>238.38</text:p>
          </table:table-cell>
          <table:table-cell table:style-name="ce26" office:value-type="float" office:value="118.64648" calcext:value-type="float">
            <text:p>118.65</text:p>
          </table:table-cell>
          <table:table-cell table:style-name="ce26" office:value-type="float" office:value="85.2919363666667" calcext:value-type="float">
            <text:p>85.29</text:p>
          </table:table-cell>
          <table:table-cell table:style-name="ce26" office:value-type="float" office:value="78.4218720935377" calcext:value-type="float">
            <text:p>78.42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BR14];([.AQ14]~[.AZ14]~[.BI14]~[.BR14]~[.CA14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2.98000000000002" calcext:value-type="float">
            <text:p>2.9800</text:p>
          </table:table-cell>
          <table:table-cell table:style-name="ce15" office:value-type="float" office:value="0.990000000000009" calcext:value-type="float">
            <text:p>0.9900</text:p>
          </table:table-cell>
          <table:table-cell table:style-name="ce15" office:value-type="float" office:value="0.641176470588241" calcext:value-type="float">
            <text:p>0.6412</text:p>
          </table:table-cell>
          <table:table-cell table:style-name="ce15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71369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80347682748425" calcext:value-type="float">
            <text:p>1.80</text:p>
          </table:table-cell>
          <table:table-cell table:style-name="ce26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714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15765958823529" calcext:value-type="float">
            <text:p>1.16</text:p>
          </table:table-cell>
          <table:table-cell table:style-name="ce26" office:value-type="float" office:value="4.25178419786696" calcext:value-type="float">
            <text:p>4.25</text:p>
          </table:table-cell>
          <table:table-cell table:style-name="ce26" office:value-type="float" office:value="0.745098039215686" calcext:value-type="float">
            <text:p>0.75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AQ15];([.AH15]~[.AQ15]~[.AZ15]~[.BI15]~[.BR15]);1)" office:value-type="float" office:value="2" calcext:value-type="float">
            <text:p>2</text:p>
          </table:table-cell>
          <table:table-cell table:style-name="ce9" office:value-type="string" calcext:value-type="string">
            <text:p>$f_{13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.2041263" calcext:value-type="float">
            <text:p>5.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38553761568628" calcext:value-type="float">
            <text:p>2.39</text:p>
          </table:table-cell>
          <table:table-cell table:style-name="ce26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21.6624184" calcext:value-type="float">
            <text:p>121.6624184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7.9509562" calcext:value-type="float">
            <text:p>7.95</text:p>
          </table:table-cell>
          <table:table-cell table:style-name="ce26" office:value-type="float" office:value="4.8371369" calcext:value-type="float">
            <text:p>4.84</text:p>
          </table:table-cell>
          <table:table-cell table:style-name="ce26" office:value-type="float" office:value="3.37413323333333" calcext:value-type="float">
            <text:p>3.37</text:p>
          </table:table-cell>
          <table:table-cell table:style-name="ce26" office:value-type="float" office:value="3.03297070061799" calcext:value-type="float">
            <text:p>3.03</text:p>
          </table:table-cell>
          <table:table-cell table:style-name="ce26" office:value-type="float" office:value="0.352941176470588" calcext:value-type="float">
            <text:p>0.35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BR15];([.AQ15]~[.AZ15]~[.BI15]~[.BR15]~[.CA15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.99000000000001" calcext:value-type="float">
            <text:p>1.99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4980392156863" calcext:value-type="float">
            <text:p>0.3498</text:p>
          </table:table-cell>
          <table:table-cell table:style-name="ce15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6];([.AH16]~[.AQ16]~[.AZ16]~[.BI16]~[.BR16]);1)" office:value-type="float" office:value="1" calcext:value-type="float">
            <text:p>1</text:p>
          </table:table-cell>
          <table:table-cell table:style-name="ce9" office:value-type="string" calcext:value-type="string">
            <text:p>$f_{14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0709961" calcext:value-type="float">
            <text:p>0.1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216000402230047" calcext:value-type="float">
            <text:p>0.00</text:p>
          </table:table-cell>
          <table:table-cell table:style-name="ce26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110160205137324" calcext:value-type="float">
            <text:p>0.1101602051</text:p>
          </table:table-cell>
          <table:table-cell table:formula="of:=RANK([.BI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6];([.AQ16]~[.AZ16]~[.BI16]~[.BR16]~[.CA16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float" office:value="0.0000050572701" calcext:value-type="float">
            <text:p>0.00</text:p>
          </table:table-cell>
          <table:table-cell table:style-name="ce26" office:value-type="float" office:value="0.24218567" calcext:value-type="float">
            <text:p>0.24</text:p>
          </table:table-cell>
          <table:table-cell table:style-name="ce26" office:value-type="float" office:value="0.0027067424" calcext:value-type="float">
            <text:p>0.00</text:p>
          </table:table-cell>
          <table:table-cell table:style-name="ce26" office:value-type="float" office:value="0.0428600026346059" calcext:value-type="float">
            <text:p>0.04</text:p>
          </table:table-cell>
          <table:table-cell table:style-name="ce26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81756" calcext:value-type="float">
            <text:p>0.38</text:p>
          </table:table-cell>
          <table:table-cell table:style-name="ce26" office:value-type="float" office:value="0.000000234898" calcext:value-type="float">
            <text:p>0.00</text:p>
          </table:table-cell>
          <table:table-cell table:style-name="ce26" office:value-type="float" office:value="0.0271439570959118" calcext:value-type="float">
            <text:p>0.03</text:p>
          </table:table-cell>
          <table:table-cell table:style-name="ce26" office:value-type="float" office:value="0.0767267055472543" calcext:value-type="float">
            <text:p>0.08</text:p>
          </table:table-cell>
          <table:table-cell table:style-name="ce26" office:value-type="float" office:value="0.156862745098039" calcext:value-type="float">
            <text:p>0.16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AQ17];([.AH17]~[.AQ17]~[.AZ17]~[.BI17]~[.BR17]);1)" office:value-type="float" office:value="3" calcext:value-type="float">
            <text:p>3</text:p>
          </table:table-cell>
          <table:table-cell table:style-name="ce9" office:value-type="string" calcext:value-type="string">
            <text:p>$f_{15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42810598" calcext:value-type="float">
            <text:p>0.04</text:p>
          </table:table-cell>
          <table:table-cell table:style-name="ce26" office:value-type="float" office:value="0.000050845374" calcext:value-type="float">
            <text:p>0.00</text:p>
          </table:table-cell>
          <table:table-cell table:style-name="ce26" office:value-type="float" office:value="0.00143550943428631" calcext:value-type="float">
            <text:p>0.00</text:p>
          </table:table-cell>
          <table:table-cell table:style-name="ce26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073210981148602" calcext:value-type="float">
            <text:p>0.0732109811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000022737622" calcext:value-type="float">
            <text:p>0.00</text:p>
          </table:table-cell>
          <table:table-cell table:style-name="ce26" office:value-type="float" office:value="0.49996542" calcext:value-type="float">
            <text:p>0.50</text:p>
          </table:table-cell>
          <table:table-cell table:style-name="ce26" office:value-type="float" office:value="0.099234325" calcext:value-type="float">
            <text:p>0.10</text:p>
          </table:table-cell>
          <table:table-cell table:style-name="ce26" office:value-type="float" office:value="0.196998185586706" calcext:value-type="float">
            <text:p>0.20</text:p>
          </table:table-cell>
          <table:table-cell table:style-name="ce26" office:value-type="float" office:value="0.287163107111606" calcext:value-type="float">
            <text:p>0.2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BR17];([.AQ17]~[.AZ17]~[.BI17]~[.BR17]~[.CA1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1.1800000000001" calcext:value-type="float">
            <text:p>11.1800</text:p>
          </table:table-cell>
          <table:table-cell table:style-name="ce15" office:value-type="float" office:value="0.210000000000036" calcext:value-type="float">
            <text:p>0.2100</text:p>
          </table:table-cell>
          <table:table-cell table:style-name="ce15" office:value-type="float" office:value="0.396078431372577" calcext:value-type="float">
            <text:p>0.3961</text:p>
          </table:table-cell>
          <table:table-cell table:style-name="ce15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6" office:value-type="float" office:value="0.0011096577" calcext:value-type="float">
            <text:p>0.00</text:p>
          </table:table-cell>
          <table:table-cell table:style-name="ce26" office:value-type="float" office:value="0.22457627" calcext:value-type="float">
            <text:p>0.22</text:p>
          </table:table-cell>
          <table:table-cell table:style-name="ce26" office:value-type="float" office:value="0.0062445907" calcext:value-type="float">
            <text:p>0.01</text:p>
          </table:table-cell>
          <table:table-cell table:style-name="ce26" office:value-type="float" office:value="0.0155119171156863" calcext:value-type="float">
            <text:p>0.02</text:p>
          </table:table-cell>
          <table:table-cell table:style-name="ce26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00966563" calcext:value-type="float">
            <text:p>0.00</text:p>
          </table:table-cell>
          <table:table-cell table:style-name="ce26" office:value-type="float" office:value="0.499986" calcext:value-type="float">
            <text:p>0.50</text:p>
          </table:table-cell>
          <table:table-cell table:style-name="ce26" office:value-type="float" office:value="0.00141919" calcext:value-type="float">
            <text:p>0.00</text:p>
          </table:table-cell>
          <table:table-cell table:style-name="ce26" office:value-type="float" office:value="0.171269600369863" calcext:value-type="float">
            <text:p>0.17</text:p>
          </table:table-cell>
          <table:table-cell table:style-name="ce26" office:value-type="float" office:value="0.267883110280078" calcext:value-type="float">
            <text:p>0.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AQ18];([.AH18]~[.AQ18]~[.AZ18]~[.BI18]~[.BR18]);1)" office:value-type="float" office:value="5" calcext:value-type="float">
            <text:p>5</text:p>
          </table:table-cell>
          <table:table-cell table:style-name="ce9" office:value-type="string" calcext:value-type="string">
            <text:p>$f_{16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210000000000036" calcext:value-type="float">
            <text:p>0.21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247058823529455" calcext:value-type="float">
            <text:p>0.02</text:p>
          </table:table-cell>
          <table:table-cell table:style-name="ce42" office:value-type="float" office:value="0.0727461339179055" calcext:value-type="float">
            <text:p>0.07</text:p>
          </table:table-cell>
          <table:table-cell table:style-name="ce44" office:value-type="float" office:value="0.882352941176471" calcext:value-type="float">
            <text:p>0.88</text:p>
          </table:table-cell>
          <table:table-cell table:style-name="ce18" office:value-type="float" office:value="1.26000000000022" calcext:value-type="float">
            <text:p>1.2600</text:p>
          </table:table-cell>
          <table:table-cell table:formula="of:=RANK([.AZ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012963478" calcext:value-type="float">
            <text:p>0.00</text:p>
          </table:table-cell>
          <table:table-cell table:style-name="ce26" office:value-type="float" office:value="0.20860547" calcext:value-type="float">
            <text:p>0.21</text:p>
          </table:table-cell>
          <table:table-cell table:style-name="ce26" office:value-type="float" office:value="0.0012574564" calcext:value-type="float">
            <text:p>0.00</text:p>
          </table:table-cell>
          <table:table-cell table:style-name="ce26" office:value-type="float" office:value="0.00567813655660981" calcext:value-type="float">
            <text:p>0.01</text:p>
          </table:table-cell>
          <table:table-cell table:style-name="ce26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4</text:p>
          </table:table-cell>
          <table:table-cell table:formula="of:=RANK([.BI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85180464" calcext:value-type="float">
            <text:p>0.00</text:p>
          </table:table-cell>
          <table:table-cell table:style-name="ce26" office:value-type="float" office:value="0.70814032" calcext:value-type="float">
            <text:p>0.71</text:p>
          </table:table-cell>
          <table:table-cell table:style-name="ce26" office:value-type="float" office:value="0.02152933" calcext:value-type="float">
            <text:p>0.02</text:p>
          </table:table-cell>
          <table:table-cell table:style-name="ce26" office:value-type="float" office:value="0.158263772531451" calcext:value-type="float">
            <text:p>0.16</text:p>
          </table:table-cell>
          <table:table-cell table:style-name="ce26" office:value-type="float" office:value="0.406779276211077" calcext:value-type="float">
            <text:p>0.4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BR18];([.AQ18]~[.AZ18]~[.BI18]~[.BR18]~[.CA18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6.76" calcext:value-type="float">
            <text:p>16.76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1.15137254901958" calcext:value-type="float">
            <text:p>1.1514</text:p>
          </table:table-cell>
          <table:table-cell table:style-name="ce15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3190378" calcext:value-type="float">
            <text:p>0.33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.0349426849803921" calcext:value-type="float">
            <text:p>0.03</text:p>
          </table:table-cell>
          <table:table-cell table:style-name="ce26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0.0197293" calcext:value-type="float">
            <text:p>0.02</text:p>
          </table:table-cell>
          <table:table-cell table:style-name="ce26" office:value-type="float" office:value="0.01083396" calcext:value-type="float">
            <text:p>0.01</text:p>
          </table:table-cell>
          <table:table-cell table:style-name="ce26" office:value-type="float" office:value="0.0146331489311083" calcext:value-type="float">
            <text:p>0.01</text:p>
          </table:table-cell>
          <table:table-cell table:style-name="ce26" office:value-type="float" office:value="0.431372549019608" calcext:value-type="float">
            <text:p>0.43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AQ19];([.AH19]~[.AQ19]~[.AZ19]~[.BI19]~[.BR19]);1)" office:value-type="float" office:value="2" calcext:value-type="float">
            <text:p>2</text:p>
          </table:table-cell>
          <table:table-cell table:style-name="ce9" office:value-type="string" calcext:value-type="string">
            <text:p>$f_{17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2278536" calcext:value-type="float">
            <text:p>0.3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82784073078431" calcext:value-type="float">
            <text:p>0.02</text:p>
          </table:table-cell>
          <table:table-cell table:style-name="ce26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9321987727" calcext:value-type="float">
            <text:p>0.9321987727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923872" calcext:value-type="float">
            <text:p>0.02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.0133964241568627" calcext:value-type="float">
            <text:p>0.01</text:p>
          </table:table-cell>
          <table:table-cell table:style-name="ce26" office:value-type="float" office:value="0.0105087160519414" calcext:value-type="float">
            <text:p>0.01</text:p>
          </table:table-cell>
          <table:table-cell table:style-name="ce26" office:value-type="float" office:value="0.235294117647059" calcext:value-type="float">
            <text:p>0.24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BR19];([.AQ19]~[.AZ19]~[.BI19]~[.BR19]~[.CA1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6" office:value-type="float" office:value="0.000010040927" calcext:value-type="float">
            <text:p>0.00</text:p>
          </table:table-cell>
          <table:table-cell table:style-name="ce26" office:value-type="float" office:value="0.31835015" calcext:value-type="float">
            <text:p>0.32</text:p>
          </table:table-cell>
          <table:table-cell table:style-name="ce26" office:value-type="float" office:value="0.0022772925" calcext:value-type="float">
            <text:p>0.00</text:p>
          </table:table-cell>
          <table:table-cell table:style-name="ce26" office:value-type="float" office:value="0.0375467616959216" calcext:value-type="float">
            <text:p>0.04</text:p>
          </table:table-cell>
          <table:table-cell table:style-name="ce26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33868" calcext:value-type="float">
            <text:p>0.33</text:p>
          </table:table-cell>
          <table:table-cell table:style-name="ce26" office:value-type="float" office:value="0.0000000716175" calcext:value-type="float">
            <text:p>0.00</text:p>
          </table:table-cell>
          <table:table-cell table:style-name="ce26" office:value-type="float" office:value="0.0383209377904981" calcext:value-type="float">
            <text:p>0.04</text:p>
          </table:table-cell>
          <table:table-cell table:style-name="ce26" office:value-type="float" office:value="0.105607865724504" calcext:value-type="float">
            <text:p>0.11</text:p>
          </table:table-cell>
          <table:table-cell table:style-name="ce26" office:value-type="float" office:value="0.196078431372549" calcext:value-type="float">
            <text:p>0.20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AQ20];([.AH20]~[.AQ20]~[.AZ20]~[.BI20]~[.BR20]);1)" office:value-type="float" office:value="4" calcext:value-type="float">
            <text:p>4</text:p>
          </table:table-cell>
          <table:table-cell table:style-name="ce9" office:value-type="string" calcext:value-type="string">
            <text:p>$f_{18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0999999999999091" calcext:value-type="float">
            <text:p>0.01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0196078431372371" calcext:value-type="float">
            <text:p>0.00</text:p>
          </table:table-cell>
          <table:table-cell table:style-name="ce42" office:value-type="float" office:value="0.00447213595499551" calcext:value-type="float">
            <text:p>0.00</text:p>
          </table:table-cell>
          <table:table-cell table:style-name="ce44" office:value-type="float" office:value="0.803921568627451" calcext:value-type="float">
            <text:p>0.8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formula="of:=RANK([.AZ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5444305" calcext:value-type="float">
            <text:p>0.25</text:p>
          </table:table-cell>
          <table:table-cell table:style-name="ce26" office:value-type="float" office:value="0.000095487541" calcext:value-type="float">
            <text:p>0.00</text:p>
          </table:table-cell>
          <table:table-cell table:style-name="ce26" office:value-type="float" office:value="0.0109854097618557" calcext:value-type="float">
            <text:p>0.01</text:p>
          </table:table-cell>
          <table:table-cell table:style-name="ce26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56025589785464" calcext:value-type="float">
            <text:p>0.560255897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021277953" calcext:value-type="float">
            <text:p>0.00</text:p>
          </table:table-cell>
          <table:table-cell table:style-name="ce26" office:value-type="float" office:value="20.431038" calcext:value-type="float">
            <text:p>20.43</text:p>
          </table:table-cell>
          <table:table-cell table:style-name="ce26" office:value-type="float" office:value="0.3585566" calcext:value-type="float">
            <text:p>0.36</text:p>
          </table:table-cell>
          <table:table-cell table:style-name="ce26" office:value-type="float" office:value="1.07987449397908" calcext:value-type="float">
            <text:p>1.08</text:p>
          </table:table-cell>
          <table:table-cell table:style-name="ce26" office:value-type="float" office:value="4.03526476447211" calcext:value-type="float">
            <text:p>4.0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BR20];([.AQ20]~[.AZ20]~[.BI20]~[.BR20]~[.CA2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196078431372371" calcext:value-type="float">
            <text:p>0.0020</text:p>
          </table:table-cell>
          <table:table-cell table:style-name="ce15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55184146577843" calcext:value-type="float">
            <text:p>0.00</text:p>
          </table:table-cell>
          <table:table-cell table:style-name="ce26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7293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386849019607843" calcext:value-type="float">
            <text:p>0.00</text:p>
          </table:table-cell>
          <table:table-cell table:style-name="ce26" office:value-type="float" office:value="0.00279014436361275" calcext:value-type="float">
            <text:p>0.00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AQ21];([.AH21]~[.AQ21]~[.AZ21]~[.BI21]~[.BR21]);1)" office:value-type="float" office:value="2" calcext:value-type="float">
            <text:p>2</text:p>
          </table:table-cell>
          <table:table-cell table:style-name="ce9" office:value-type="string" calcext:value-type="string">
            <text:p>$f_{19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2560662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9378205755629" calcext:value-type="float">
            <text:p>0.00</text:p>
          </table:table-cell>
          <table:table-cell table:style-name="ce26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1082884935371" calcext:value-type="float">
            <text:p>0.0710828849</text:p>
          </table:table-cell>
          <table:table-cell table:formula="of:=RANK([.BI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5" calcext:value-type="float">
            <text:p>1.50</text:p>
          </table:table-cell>
          <table:table-cell table:style-name="ce26" office:value-type="float" office:value="0.0098783151" calcext:value-type="float">
            <text:p>0.01</text:p>
          </table:table-cell>
          <table:table-cell table:style-name="ce26" office:value-type="float" office:value="0.0360048809235294" calcext:value-type="float">
            <text:p>0.04</text:p>
          </table:table-cell>
          <table:table-cell table:style-name="ce26" office:value-type="float" office:value="0.212371232963484" calcext:value-type="float">
            <text:p>0.21</text:p>
          </table:table-cell>
          <table:table-cell table:style-name="ce26" office:value-type="float" office:value="0.490196078431373" calcext:value-type="float">
            <text:p>0.49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BR21];([.AQ21]~[.AZ21]~[.BI21]~[.BR21]~[.CA21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6.76" calcext:value-type="float">
            <text:p>16.76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0.716862745097985" calcext:value-type="float">
            <text:p>0.7169</text:p>
          </table:table-cell>
          <table:table-cell table:style-name="ce15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73" calcext:value-type="float">
            <text:p>0.3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06051960784314" calcext:value-type="float">
            <text:p>0.03</text:p>
          </table:table-cell>
          <table:table-cell table:style-name="ce26" office:value-type="float" office:value="0.0987177704007743" calcext:value-type="float">
            <text:p>0.10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AQ22];([.AH22]~[.AQ22]~[.AZ22]~[.BI22]~[.BR22]);1)" office:value-type="float" office:value="5" calcext:value-type="float">
            <text:p>5</text:p>
          </table:table-cell>
          <table:table-cell table:style-name="ce9" office:value-type="string" calcext:value-type="string">
            <text:p>$f_{20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7326" calcext:value-type="float">
            <text:p>0.3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612104431372549" calcext:value-type="float">
            <text:p>0.01</text:p>
          </table:table-cell>
          <table:table-cell table:style-name="ce26" office:value-type="float" office:value="0.0441479658102222" calcext:value-type="float">
            <text:p>0.04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BR22];([.AQ22]~[.AZ22]~[.BI22]~[.BR22]~[.CA22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200" calcext:value-type="float">
            <text:p>200.0000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149.019607843137" calcext:value-type="float">
            <text:p>149.0196</text:p>
          </table:table-cell>
          <table:table-cell table:style-name="ce15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1.764705882353" calcext:value-type="float">
            <text:p>111.76</text:p>
          </table:table-cell>
          <table:table-cell table:style-name="ce26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4.833" calcext:value-type="float">
            <text:p>204.83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32.329921568627" calcext:value-type="float">
            <text:p>132.33</text:p>
          </table:table-cell>
          <table:table-cell table:style-name="ce26" office:value-type="float" office:value="58.2961053162216" calcext:value-type="float">
            <text:p>58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AQ23];([.AH23]~[.AQ23]~[.AZ23]~[.BI23]~[.BR23]);1)" office:value-type="float" office:value="5" calcext:value-type="float">
            <text:p>5</text:p>
          </table:table-cell>
          <table:table-cell table:style-name="ce9" office:value-type="string" calcext:value-type="string">
            <text:p>$f_{21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1.95692" calcext:value-type="float">
            <text:p>201.96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5.724645490196" calcext:value-type="float">
            <text:p>115.72</text:p>
          </table:table-cell>
          <table:table-cell table:style-name="ce26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formula="of:=RANK([.BI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3.88917" calcext:value-type="float">
            <text:p>203.89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2.882298627451" calcext:value-type="float">
            <text:p>122.88</text:p>
          </table:table-cell>
          <table:table-cell table:style-name="ce26" office:value-type="float" office:value="47.9934769146185" calcext:value-type="float">
            <text:p>47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BR23];([.AQ23]~[.AZ23]~[.BI23]~[.BR23]~[.CA23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00.35" calcext:value-type="float">
            <text:p>100.3500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86.2813725490196" calcext:value-type="float">
            <text:p>86.2814</text:p>
          </table:table-cell>
          <table:table-cell table:style-name="ce15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25.162" calcext:value-type="float">
            <text:p>25.16</text:p>
          </table:table-cell>
          <table:table-cell table:number-columns-repeated="2" table:style-name="ce26" office:value-type="float" office:value="100" calcext:value-type="float">
            <text:p>100.00</text:p>
          </table:table-cell>
          <table:table-cell table:style-name="ce26" office:value-type="float" office:value="96.7141980392157" calcext:value-type="float">
            <text:p>96.71</text:p>
          </table:table-cell>
          <table:table-cell table:style-name="ce26" office:value-type="float" office:value="14.0725023750931" calcext:value-type="float">
            <text:p>14.0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AQ24];([.AH24]~[.AQ24]~[.AZ24]~[.BI24]~[.BR24]);1)" office:value-type="float" office:value="2" calcext:value-type="float">
            <text:p>2</text:p>
          </table:table-cell>
          <table:table-cell table:style-name="ce9" office:value-type="string" calcext:value-type="string">
            <text:p>$f_{22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BR24];([.AQ24]~[.AZ24]~[.BI24]~[.BR24]~[.CA24]);1)" office:value-type="float" office:value="3" calcext:value-type="float">
            <text:p>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45" office:value-type="float" office:value="225.42502" calcext:value-type="float">
            <text:p>2.25E+002</text:p>
          </table:table-cell>
          <table:table-cell table:style-name="ce45" office:value-type="float" office:value="229.00537" calcext:value-type="float">
            <text:p>2.29E+002</text:p>
          </table:table-cell>
          <table:table-cell table:style-name="ce45" office:value-type="float" office:value="227.07085" calcext:value-type="float">
            <text:p>2.27E+002</text:p>
          </table:table-cell>
          <table:table-cell office:value-type="float" office:value="227.151554117647" calcext:value-type="float">
            <text:p>227.1515541176</text:p>
          </table:table-cell>
          <table:table-cell office:value-type="float" office:value="0.985177718823359" calcext:value-type="float">
            <text:p>0.98517771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5" office:value-type="float" office:value="300" calcext:value-type="float">
            <text:p>3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AQ25];([.AH25]~[.AQ25]~[.AZ25]~[.BI25]~[.BR25]);1)" office:value-type="float" office:value="2" calcext:value-type="float">
            <text:p>2</text:p>
          </table:table-cell>
          <table:table-cell table:style-name="ce9" office:value-type="string" calcext:value-type="string">
            <text:p>$f_{23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00" calcext:value-type="float">
            <text:p>30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4.9007843137255" calcext:value-type="float">
            <text:p>34.90</text:p>
          </table:table-cell>
          <table:table-cell table:style-name="ce42" office:value-type="float" office:value="102.797510047666" calcext:value-type="float">
            <text:p>102.80</text:p>
          </table:table-cell>
          <table:table-cell table:style-name="ce44" office:value-type="float" office:value="0.882352941176471" calcext:value-type="float">
            <text:p>0.88</text:p>
          </table:table-cell>
          <table:table-cell table:style-name="ce18" office:value-type="float" office:value="1779.94" calcext:value-type="float">
            <text:p>1779.94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BI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3.7983" calcext:value-type="float">
            <text:p>303.80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1.079291764706" calcext:value-type="float">
            <text:p>301.08</text:p>
          </table:table-cell>
          <table:table-cell table:style-name="ce26" office:value-type="float" office:value="1.79541020286396" calcext:value-type="float">
            <text:p>1.8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BR25];([.AQ25]~[.AZ25]~[.BI25]~[.BR25]~[.CA25]);1)" office:value-type="float" office:value="4" calcext:value-type="float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45" office:value-type="float" office:value="394.50077" calcext:value-type="float">
            <text:p>3.95E+002</text:p>
          </table:table-cell>
          <table:table-cell table:style-name="ce45" office:value-type="float" office:value="25120.124" calcext:value-type="float">
            <text:p>2.51E+004</text:p>
          </table:table-cell>
          <table:table-cell table:style-name="ce45" office:value-type="float" office:value="394.5017" calcext:value-type="float">
            <text:p>3.95E+002</text:p>
          </table:table-cell>
          <table:table-cell office:value-type="float" office:value="902.242064509803" calcext:value-type="float">
            <text:p>902.2420645098</text:p>
          </table:table-cell>
          <table:table-cell office:value-type="float" office:value="3490.11250995333" calcext:value-type="float">
            <text:p>3490.11250995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23.529411764706" calcext:value-type="float">
            <text:p>223.5294</text:p>
          </table:table-cell>
          <table:table-cell table:style-name="ce15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6" office:value-type="float" office:value="0.000011656549" calcext:value-type="float">
            <text:p>0.00</text:p>
          </table:table-cell>
          <table:table-cell table:style-name="ce26" office:value-type="float" office:value="329.54432" calcext:value-type="float">
            <text:p>329.5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8.899273365815" calcext:value-type="float">
            <text:p>128.90</text:p>
          </table:table-cell>
          <table:table-cell table:style-name="ce26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30.941" calcext:value-type="float">
            <text:p>330.94</text:p>
          </table:table-cell>
          <table:table-cell table:style-name="ce26" office:value-type="float" office:value="326.056" calcext:value-type="float">
            <text:p>326.06</text:p>
          </table:table-cell>
          <table:table-cell table:style-name="ce26" office:value-type="float" office:value="250.888058823529" calcext:value-type="float">
            <text:p>250.89</text:p>
          </table:table-cell>
          <table:table-cell table:style-name="ce26" office:value-type="float" office:value="187.087704220935" calcext:value-type="float">
            <text:p>187.09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AQ26];([.AH26]~[.AQ26]~[.AZ26]~[.BI26]~[.BR26]);1)" office:value-type="float" office:value="5" calcext:value-type="float">
            <text:p>5</text:p>
          </table:table-cell>
          <table:table-cell table:style-name="ce9" office:value-type="string" calcext:value-type="string">
            <text:p>$f_{24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329.54432" calcext:value-type="float">
            <text:p>329.5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47.516031176471" calcext:value-type="float">
            <text:p>147.52</text:p>
          </table:table-cell>
          <table:table-cell table:style-name="ce26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formula="of:=RANK([.BI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331.13796" calcext:value-type="float">
            <text:p>331.14</text:p>
          </table:table-cell>
          <table:table-cell table:style-name="ce26" office:value-type="float" office:value="273.99792" calcext:value-type="float">
            <text:p>274.00</text:p>
          </table:table-cell>
          <table:table-cell table:style-name="ce26" office:value-type="float" office:value="235.923699019608" calcext:value-type="float">
            <text:p>235.92</text:p>
          </table:table-cell>
          <table:table-cell table:style-name="ce26" office:value-type="float" office:value="136.059259904001" calcext:value-type="float">
            <text:p>136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BR26];([.AQ26]~[.AZ26]~[.BI26]~[.BR26]~[.CA26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100.03" calcext:value-type="float">
            <text:p>100.0300</text:p>
          </table:table-cell>
          <table:table-cell table:number-columns-repeated="2" table:style-name="ce15" office:value-type="float" office:value="397.74" calcext:value-type="float">
            <text:p>397.7400</text:p>
          </table:table-cell>
          <table:table-cell table:style-name="ce15" office:value-type="float" office:value="368.554901960784" calcext:value-type="float">
            <text:p>368.5549</text:p>
          </table:table-cell>
          <table:table-cell table:style-name="ce15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3.36511" calcext:value-type="float">
            <text:p>443.37</text:p>
          </table:table-cell>
          <table:table-cell table:style-name="ce26" office:value-type="float" office:value="400.34261" calcext:value-type="float">
            <text:p>400.34</text:p>
          </table:table-cell>
          <table:table-cell table:style-name="ce26" office:value-type="float" office:value="419.498358431372" calcext:value-type="float">
            <text:p>419.50</text:p>
          </table:table-cell>
          <table:table-cell table:style-name="ce26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3" calcext:value-type="float">
            <text:p>397.74</text:p>
          </table:table-cell>
          <table:table-cell table:style-name="ce26" office:value-type="float" office:value="443.33" calcext:value-type="float">
            <text:p>443.33</text:p>
          </table:table-cell>
          <table:table-cell table:style-name="ce26" office:value-type="float" office:value="398.009" calcext:value-type="float">
            <text:p>398.01</text:p>
          </table:table-cell>
          <table:table-cell table:style-name="ce26" office:value-type="float" office:value="404.166941176471" calcext:value-type="float">
            <text:p>404.17</text:p>
          </table:table-cell>
          <table:table-cell table:style-name="ce26" office:value-type="float" office:value="17.0584208970233" calcext:value-type="float">
            <text:p>17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AQ27];([.AH27]~[.AQ27]~[.AZ27]~[.BI27]~[.BR27]);1)" office:value-type="float" office:value="2" calcext:value-type="float">
            <text:p>2</text:p>
          </table:table-cell>
          <table:table-cell table:style-name="ce9" office:value-type="string" calcext:value-type="string">
            <text:p>$f_{25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100.04" calcext:value-type="float">
            <text:p>100.04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.92254901960785" calcext:value-type="float">
            <text:p>3.92</text:p>
          </table:table-cell>
          <table:table-cell table:style-name="ce42" office:value-type="float" office:value="20.0050002249438" calcext:value-type="float">
            <text:p>20.01</text:p>
          </table:table-cell>
          <table:table-cell table:style-name="ce44" office:value-type="float" office:value="0.96078431372549" calcext:value-type="float">
            <text:p>0.96</text:p>
          </table:table-cell>
          <table:table-cell table:style-name="ce18" office:value-type="float" office:value="200.05" calcext:value-type="float">
            <text:p>200.05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3.33391" calcext:value-type="float">
            <text:p>443.33</text:p>
          </table:table-cell>
          <table:table-cell table:style-name="ce26" office:value-type="float" office:value="398.00899" calcext:value-type="float">
            <text:p>398.01</text:p>
          </table:table-cell>
          <table:table-cell table:style-name="ce26" office:value-type="float" office:value="406.910310980392" calcext:value-type="float">
            <text:p>406.91</text:p>
          </table:table-cell>
          <table:table-cell table:style-name="ce26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5.77756" calcext:value-type="float">
            <text:p>445.78</text:p>
          </table:table-cell>
          <table:table-cell table:style-name="ce26" office:value-type="float" office:value="443.32995" calcext:value-type="float">
            <text:p>443.33</text:p>
          </table:table-cell>
          <table:table-cell table:style-name="ce26" office:value-type="float" office:value="424.720330784314" calcext:value-type="float">
            <text:p>424.72</text:p>
          </table:table-cell>
          <table:table-cell table:style-name="ce26" office:value-type="float" office:value="35.1736961190679" calcext:value-type="float">
            <text:p>35.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BR27];([.AQ27]~[.AZ27]~[.BI27]~[.BR27]~[.CA2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64.705882352941" calcext:value-type="float">
            <text:p>264.7059</text:p>
          </table:table-cell>
          <table:table-cell table:style-name="ce15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86.274510392157" calcext:value-type="float">
            <text:p>286.27</text:p>
          </table:table-cell>
          <table:table-cell table:style-name="ce26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AQ28];([.AH28]~[.AQ28]~[.AZ28]~[.BI28]~[.BR28]);1)" office:value-type="float" office:value="4" calcext:value-type="float">
            <text:p>4</text:p>
          </table:table-cell>
          <table:table-cell table:style-name="ce9" office:value-type="string" calcext:value-type="string">
            <text:p>$f_{26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61.091527254902" calcext:value-type="float">
            <text:p>261.09</text:p>
          </table:table-cell>
          <table:table-cell table:style-name="ce26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3315.66789" calcext:value-type="float">
            <text:p>13315.66789</text:p>
          </table:table-cell>
          <table:table-cell table:formula="of:=RANK([.BI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BR28];([.AQ28]~[.AZ28]~[.BI28]~[.BR28]~[.CA28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5" office:value-type="float" office:value="386.89" calcext:value-type="float">
            <text:p>386.89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6" office:value-type="float" office:value="389.00553" calcext:value-type="float">
            <text:p>389.01</text:p>
          </table:table-cell>
          <table:table-cell table:style-name="ce26" office:value-type="float" office:value="395.98477" calcext:value-type="float">
            <text:p>395.98</text:p>
          </table:table-cell>
          <table:table-cell table:style-name="ce26" office:value-type="float" office:value="390.7519" calcext:value-type="float">
            <text:p>390.75</text:p>
          </table:table-cell>
          <table:table-cell table:style-name="ce26" office:value-type="float" office:value="391.526004901961" calcext:value-type="float">
            <text:p>391.53</text:p>
          </table:table-cell>
          <table:table-cell table:style-name="ce26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9.006" calcext:value-type="float">
            <text:p>389.01</text:p>
          </table:table-cell>
          <table:table-cell table:number-columns-repeated="2" table:style-name="ce26" office:value-type="float" office:value="389.518" calcext:value-type="float">
            <text:p>389.52</text:p>
          </table:table-cell>
          <table:table-cell table:style-name="ce26" office:value-type="float" office:value="389.347333333333" calcext:value-type="float">
            <text:p>389.35</text:p>
          </table:table-cell>
          <table:table-cell table:style-name="ce26" office:value-type="float" office:value="0.29854473701608" calcext:value-type="float">
            <text:p>0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AQ29];([.AH29]~[.AQ29]~[.AZ29]~[.BI29]~[.BR29]);1)" office:value-type="float" office:value="2" calcext:value-type="float">
            <text:p>2</text:p>
          </table:table-cell>
          <table:table-cell table:style-name="ce9" office:value-type="string" calcext:value-type="string">
            <text:p>$f_{27}$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2" table:style-name="ce42" office:value-type="float" office:value="386.89" calcext:value-type="float">
            <text:p>386.89</text:p>
          </table:table-cell>
          <table:table-cell table:style-name="ce42" office:value-type="float" office:value="204.657450980392" calcext:value-type="float">
            <text:p>204.66</text:p>
          </table:table-cell>
          <table:table-cell table:style-name="ce42" office:value-type="float" office:value="268.018067435761" calcext:value-type="float">
            <text:p>268.02</text:p>
          </table:table-cell>
          <table:table-cell table:style-name="ce44" office:value-type="float" office:value="0.0196078431372549" calcext:value-type="float">
            <text:p>0.02</text:p>
          </table:table-cell>
          <table:table-cell table:style-name="ce18" office:value-type="float" office:value="10437.53" calcext:value-type="float">
            <text:p>10437.5300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8.28342" calcext:value-type="float">
            <text:p>388.28</text:p>
          </table:table-cell>
          <table:table-cell table:number-columns-repeated="2" table:style-name="ce26" office:value-type="float" office:value="389.51799" calcext:value-type="float">
            <text:p>389.52</text:p>
          </table:table-cell>
          <table:table-cell table:style-name="ce26" office:value-type="float" office:value="389.383252156863" calcext:value-type="float">
            <text:p>389.38</text:p>
          </table:table-cell>
          <table:table-cell table:style-name="ce26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formula="of:=RANK([.BI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9.00553" calcext:value-type="float">
            <text:p>389.01</text:p>
          </table:table-cell>
          <table:table-cell table:style-name="ce26" office:value-type="float" office:value="395.07456" calcext:value-type="float">
            <text:p>395.07</text:p>
          </table:table-cell>
          <table:table-cell table:style-name="ce26" office:value-type="float" office:value="389.01317" calcext:value-type="float">
            <text:p>389.01</text:p>
          </table:table-cell>
          <table:table-cell table:style-name="ce26" office:value-type="float" office:value="389.378716470588" calcext:value-type="float">
            <text:p>389.38</text:p>
          </table:table-cell>
          <table:table-cell table:style-name="ce26" office:value-type="float" office:value="0.922722282105511" calcext:value-type="float">
            <text:p>0.9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BR29];([.AQ29]~[.AZ29]~[.BI29]~[.BR29]~[.CA2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88.235294117647" calcext:value-type="float">
            <text:p>288.2353</text:p>
          </table:table-cell>
          <table:table-cell table:style-name="ce15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583.745" calcext:value-type="float">
            <text:p>583.75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15.720705882353" calcext:value-type="float">
            <text:p>315.72</text:p>
          </table:table-cell>
          <table:table-cell table:style-name="ce26" office:value-type="float" office:value="61.3943064405813" calcext:value-type="float">
            <text:p>61.3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AQ30];([.AH30]~[.AQ30]~[.AZ30]~[.BI30]~[.BR30]);1)" office:value-type="float" office:value="4" calcext:value-type="float">
            <text:p>4</text:p>
          </table:table-cell>
          <table:table-cell table:style-name="ce9" office:value-type="string" calcext:value-type="string">
            <text:p>$f_{28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418.54923" calcext:value-type="float">
            <text:p>418.55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2.324494705882" calcext:value-type="float">
            <text:p>302.32</text:p>
          </table:table-cell>
          <table:table-cell table:style-name="ce26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formula="of:=RANK([.BI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611.82181" calcext:value-type="float">
            <text:p>611.82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69.337800392157" calcext:value-type="float">
            <text:p>369.34</text:p>
          </table:table-cell>
          <table:table-cell table:style-name="ce26" office:value-type="float" office:value="139.465856280649" calcext:value-type="float">
            <text:p>139.4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BR30];([.AQ30]~[.AZ30]~[.BI30]~[.BR30]~[.CA3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" office:value-type="float" office:value="200" calcext:value-type="float">
            <text:p>200.0000</text:p>
          </table:table-cell>
          <table:table-cell table:style-name="ce15" office:value-type="float" office:value="225.8" calcext:value-type="float">
            <text:p>225.8000</text:p>
          </table:table-cell>
          <table:table-cell table:style-name="ce15" office:value-type="float" office:value="224.17" calcext:value-type="float">
            <text:p>224.1700</text:p>
          </table:table-cell>
          <table:table-cell table:style-name="ce15" office:value-type="float" office:value="220.676862745098" calcext:value-type="float">
            <text:p>220.6769</text:p>
          </table:table-cell>
          <table:table-cell table:style-name="ce15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6" office:value-type="float" office:value="225.42502" calcext:value-type="float">
            <text:p>225.43</text:p>
          </table:table-cell>
          <table:table-cell table:style-name="ce26" office:value-type="float" office:value="238.92174" calcext:value-type="float">
            <text:p>238.92</text:p>
          </table:table-cell>
          <table:table-cell table:style-name="ce26" office:value-type="float" office:value="227.058" calcext:value-type="float">
            <text:p>227.06</text:p>
          </table:table-cell>
          <table:table-cell table:style-name="ce26" office:value-type="float" office:value="227.322821568627" calcext:value-type="float">
            <text:p>227.32</text:p>
          </table:table-cell>
          <table:table-cell table:style-name="ce26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3.562" calcext:value-type="float">
            <text:p>223.56</text:p>
          </table:table-cell>
          <table:table-cell table:style-name="ce26" office:value-type="float" office:value="231.58" calcext:value-type="float">
            <text:p>231.58</text:p>
          </table:table-cell>
          <table:table-cell table:style-name="ce26" office:value-type="float" office:value="227.974" calcext:value-type="float">
            <text:p>227.97</text:p>
          </table:table-cell>
          <table:table-cell table:style-name="ce26" office:value-type="float" office:value="228.109588235294" calcext:value-type="float">
            <text:p>228.11</text:p>
          </table:table-cell>
          <table:table-cell table:style-name="ce26" office:value-type="float" office:value="1.43751438253675" calcext:value-type="float">
            <text:p>1.4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AQ31];([.AH31]~[.AQ31]~[.AZ31]~[.BI31]~[.BR31]);1)" office:value-type="float" office:value="4" calcext:value-type="float">
            <text:p>4</text:p>
          </table:table-cell>
          <table:table-cell table:style-name="ce9" office:value-type="string" calcext:value-type="string">
            <text:p>$f_{29}$</text:p>
          </table:table-cell>
          <table:table-cell table:style-name="ce42" office:value-type="float" office:value="145.49" calcext:value-type="float">
            <text:p>145.49</text:p>
          </table:table-cell>
          <table:table-cell table:style-name="ce42" office:value-type="float" office:value="226.44" calcext:value-type="float">
            <text:p>226.44</text:p>
          </table:table-cell>
          <table:table-cell table:style-name="ce42" office:value-type="float" office:value="217.92" calcext:value-type="float">
            <text:p>217.92</text:p>
          </table:table-cell>
          <table:table-cell table:style-name="ce42" office:value-type="float" office:value="199.180392156863" calcext:value-type="float">
            <text:p>199.18</text:p>
          </table:table-cell>
          <table:table-cell table:style-name="ce42" office:value-type="float" office:value="42.122724389574" calcext:value-type="float">
            <text:p>42.12</text:p>
          </table:table-cell>
          <table:table-cell table:style-name="ce44" office:value-type="float" office:value="0" calcext:value-type="float">
            <text:p>0.00</text:p>
          </table:table-cell>
          <table:table-cell table:style-name="ce18" office:value-type="float" office:value="10158.2" calcext:value-type="float">
            <text:p>10158.20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6.11474" calcext:value-type="float">
            <text:p>226.11</text:p>
          </table:table-cell>
          <table:table-cell table:style-name="ce26" office:value-type="float" office:value="233.46528" calcext:value-type="float">
            <text:p>233.47</text:p>
          </table:table-cell>
          <table:table-cell table:style-name="ce26" office:value-type="float" office:value="228.70481" calcext:value-type="float">
            <text:p>228.70</text:p>
          </table:table-cell>
          <table:table-cell table:style-name="ce26" office:value-type="float" office:value="228.993464313726" calcext:value-type="float">
            <text:p>228.99</text:p>
          </table:table-cell>
          <table:table-cell table:style-name="ce26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5.42502" calcext:value-type="float">
            <text:p>225.43</text:p>
          </table:table-cell>
          <table:table-cell table:style-name="ce26" office:value-type="float" office:value="229.00537" calcext:value-type="float">
            <text:p>229.01</text:p>
          </table:table-cell>
          <table:table-cell table:style-name="ce26" office:value-type="float" office:value="227.07085" calcext:value-type="float">
            <text:p>227.07</text:p>
          </table:table-cell>
          <table:table-cell table:style-name="ce26" office:value-type="float" office:value="227.151554117647" calcext:value-type="float">
            <text:p>227.15</text:p>
          </table:table-cell>
          <table:table-cell table:style-name="ce26" office:value-type="float" office:value="0.985177718823359" calcext:value-type="float">
            <text:p>0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BR31];([.AQ31]~[.AZ31]~[.BI31]~[.BR31]~[.CA31]);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94.5" calcext:value-type="float">
            <text:p>394.5000</text:p>
          </table:table-cell>
          <table:table-cell table:style-name="ce15" office:value-type="float" office:value="394.51" calcext:value-type="float">
            <text:p>394.5100</text:p>
          </table:table-cell>
          <table:table-cell table:style-name="ce15" office:value-type="float" office:value="394.5" calcext:value-type="float">
            <text:p>394.5000</text:p>
          </table:table-cell>
          <table:table-cell table:style-name="ce15" office:value-type="float" office:value="394.500588235294" calcext:value-type="float">
            <text:p>394.5006</text:p>
          </table:table-cell>
          <table:table-cell table:style-name="ce15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6" office:value-type="float" office:value="394.50077" calcext:value-type="float">
            <text:p>394.50</text:p>
          </table:table-cell>
          <table:table-cell table:style-name="ce26" office:value-type="float" office:value="817578.06" calcext:value-type="float">
            <text:p>817578.06</text:p>
          </table:table-cell>
          <table:table-cell table:style-name="ce26" office:value-type="float" office:value="394.51484" calcext:value-type="float">
            <text:p>394.51</text:p>
          </table:table-cell>
          <table:table-cell table:style-name="ce26" office:value-type="float" office:value="16426.9199101961" calcext:value-type="float">
            <text:p>16426.92</text:p>
          </table:table-cell>
          <table:table-cell table:style-name="ce26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94.501" calcext:value-type="float">
            <text:p>394.50</text:p>
          </table:table-cell>
          <table:table-cell table:style-name="ce26" office:value-type="float" office:value="394.665" calcext:value-type="float">
            <text:p>394.67</text:p>
          </table:table-cell>
          <table:table-cell table:style-name="ce26" office:value-type="float" office:value="394.501" calcext:value-type="float">
            <text:p>394.50</text:p>
          </table:table-cell>
          <table:table-cell table:style-name="ce26" office:value-type="float" office:value="394.50831372549" calcext:value-type="float">
            <text:p>394.51</text:p>
          </table:table-cell>
          <table:table-cell table:style-name="ce26" office:value-type="float" office:value="0.0243421445234506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AQ32];([.AH32]~[.AQ32]~[.AZ32]~[.BI32]~[.BR32]);1)" office:value-type="float" office:value="2" calcext:value-type="float">
            <text:p>2</text:p>
          </table:table-cell>
          <table:table-cell table:style-name="ce9" office:value-type="string" calcext:value-type="string">
            <text:p>$f_{30}$</text:p>
          </table:table-cell>
          <table:table-cell table:style-name="ce42" office:value-type="float" office:value="394.5" calcext:value-type="float">
            <text:p>394.50</text:p>
          </table:table-cell>
          <table:table-cell table:style-name="ce42" office:value-type="float" office:value="395.04" calcext:value-type="float">
            <text:p>395.04</text:p>
          </table:table-cell>
          <table:table-cell table:style-name="ce42" office:value-type="float" office:value="394.65" calcext:value-type="float">
            <text:p>394.65</text:p>
          </table:table-cell>
          <table:table-cell table:style-name="ce42" office:value-type="float" office:value="394.673529411765" calcext:value-type="float">
            <text:p>394.67</text:p>
          </table:table-cell>
          <table:table-cell table:style-name="ce42" office:value-type="float" office:value="0.209623471968195" calcext:value-type="float">
            <text:p>0.21</text:p>
          </table:table-cell>
          <table:table-cell table:style-name="ce44" office:value-type="float" office:value="0" calcext:value-type="float">
            <text:p>0.00</text:p>
          </table:table-cell>
          <table:table-cell table:style-name="ce18" office:value-type="float" office:value="20128.35" calcext:value-type="float">
            <text:p>20128.3500</text:p>
          </table:table-cell>
          <table:table-cell table:formula="of:=RANK([.AZ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6" office:value-type="float" office:value="394.50077" calcext:value-type="float">
            <text:p>394.5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formula="of:=RANK([.BI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94.50077" calcext:value-type="float">
            <text:p>394.50</text:p>
          </table:table-cell>
          <table:table-cell table:style-name="ce26" office:value-type="float" office:value="817578.06" calcext:value-type="float">
            <text:p>817578.06</text:p>
          </table:table-cell>
          <table:table-cell table:style-name="ce26" office:value-type="float" office:value="394.5017" calcext:value-type="float">
            <text:p>394.50</text:p>
          </table:table-cell>
          <table:table-cell table:style-name="ce26" office:value-type="float" office:value="16925.4491082353" calcext:value-type="float">
            <text:p>16925.45</text:p>
          </table:table-cell>
          <table:table-cell table:style-name="ce26" office:value-type="float" office:value="115613.087852713" calcext:value-type="float">
            <text:p>115613.0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BR32];([.AQ32]~[.AZ32]~[.BI32]~[.BR32]~[.CA32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table:style-name="ce14" table:formula="of:=AVERAGE([.B3:.B32])" office:value-type="float" office:value="49.3806666666667" calcext:value-type="float">
            <text:p>49.3806666667</text:p>
          </table:table-cell>
          <table:table-cell table:style-name="ce14" table:formula="of:=AVERAGE([.C3:.C32])" office:value-type="float" office:value="102.673" calcext:value-type="float">
            <text:p>102.673</text:p>
          </table:table-cell>
          <table:table-cell table:style-name="ce14" table:formula="of:=AVERAGE([.D3:.D32])" office:value-type="float" office:value="93.508" calcext:value-type="float">
            <text:p>93.508</text:p>
          </table:table-cell>
          <table:table-cell table:style-name="ce14" table:formula="of:=AVERAGE([.E3:.E32])" office:value-type="float" office:value="89.7880196078431" calcext:value-type="float">
            <text:p>89.7880196078</text:p>
          </table:table-cell>
          <table:table-cell table:style-name="ce14" table:formula="of:=AVERAGE([.F3:.F32])" office:value-type="float" office:value="18.9793083466851" calcext:value-type="float">
            <text:p>18.9793083467</text:p>
          </table:table-cell>
          <table:table-cell table:style-name="ce14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26" table:formula="of:=AVERAGE([.AE3:.AE32])" office:value-type="float" office:value="80.5743203577482" calcext:value-type="float">
            <text:p>80.57</text:p>
          </table:table-cell>
          <table:table-cell table:style-name="ce26" table:formula="of:=AVERAGE([.AF3:.AF32])" office:value-type="float" office:value="27352.4556337705" calcext:value-type="float">
            <text:p>27352.46</text:p>
          </table:table-cell>
          <table:table-cell table:style-name="ce26" table:formula="of:=AVERAGE([.AG3:.AG32])" office:value-type="float" office:value="87.56252319832" calcext:value-type="float">
            <text:p>87.56</text:p>
          </table:table-cell>
          <table:table-cell table:style-name="ce26" table:formula="of:=AVERAGE([.AH3:.AH32])" office:value-type="float" office:value="625.627308928838" calcext:value-type="float">
            <text:p>625.63</text:p>
          </table:table-cell>
          <table:table-cell table:style-name="ce26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6" table:formula="of:=AVERAGE([.AN3:.AN32])" office:value-type="float" office:value="81.3567133655521" calcext:value-type="float">
            <text:p>81.36</text:p>
          </table:table-cell>
          <table:table-cell table:style-name="ce26" table:formula="of:=AVERAGE([.AO3:.AO32])" office:value-type="float" office:value="114.12630882" calcext:value-type="float">
            <text:p>114.13</text:p>
          </table:table-cell>
          <table:table-cell table:style-name="ce26" table:formula="of:=AVERAGE([.AP3:.AP32])" office:value-type="float" office:value="95.1027208932172" calcext:value-type="float">
            <text:p>95.10</text:p>
          </table:table-cell>
          <table:table-cell table:style-name="ce26" table:formula="of:=AVERAGE([.AQ3:.AQ32])" office:value-type="float" office:value="94.4148432219072" calcext:value-type="float">
            <text:p>94.41</text:p>
          </table:table-cell>
          <table:table-cell table:style-name="ce26" table:formula="of:=AVERAGE([.AR3:.AR32])" office:value-type="float" office:value="12.1603071252552" calcext:value-type="float">
            <text:p>12.16</text:p>
          </table:table-cell>
          <table:table-cell table:style-name="ce26" table:formula="of:=AVERAGE([.AS3:.AS32])" office:value-type="float" office:value="0.42483660130719" calcext:value-type="float">
            <text:p>0.42</text:p>
          </table:table-cell>
          <table:table-cell table:style-name="ce26" table:number-columns-repeated="2"/>
          <table:table-cell/>
          <table:table-cell table:style-name="ce26" table:formula="of:=AVERAGE([.AW3:.AW32])" office:value-type="float" office:value="17.9996666666667" calcext:value-type="float">
            <text:p>18.00</text:p>
          </table:table-cell>
          <table:table-cell table:style-name="ce26" table:formula="of:=AVERAGE([.AX3:.AX32])" office:value-type="float" office:value="46.9656666666667" calcext:value-type="float">
            <text:p>46.97</text:p>
          </table:table-cell>
          <table:table-cell table:style-name="ce26" table:formula="of:=AVERAGE([.AY3:.AY32])" office:value-type="float" office:value="33.3153333333333" calcext:value-type="float">
            <text:p>33.32</text:p>
          </table:table-cell>
          <table:table-cell table:style-name="ce26" table:formula="of:=AVERAGE([.AZ3:.AZ32])" office:value-type="float" office:value="27.9147189542484" calcext:value-type="float">
            <text:p>27.91</text:p>
          </table:table-cell>
          <table:table-cell table:style-name="ce26" table:formula="of:=AVERAGE([.BA3:.BA32])" office:value-type="float" office:value="14.4480149408921" calcext:value-type="float">
            <text:p>14.45</text:p>
          </table:table-cell>
          <table:table-cell table:style-name="ce26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6" table:formula="of:=AVERAGE([.BF3:.BF32])" office:value-type="float" office:value="77.2377877058783" calcext:value-type="float">
            <text:p>77.24</text:p>
          </table:table-cell>
          <table:table-cell table:style-name="ce26" table:formula="of:=AVERAGE([.BG3:.BG32])" office:value-type="float" office:value="108.826867137" calcext:value-type="float">
            <text:p>108.83</text:p>
          </table:table-cell>
          <table:table-cell table:style-name="ce26" table:formula="of:=AVERAGE([.BH3:.BH32])" office:value-type="float" office:value="87.4970450589772" calcext:value-type="float">
            <text:p>87.50</text:p>
          </table:table-cell>
          <table:table-cell table:style-name="ce26" table:formula="of:=AVERAGE([.BI3:.BI32])" office:value-type="float" office:value="88.8260217563897" calcext:value-type="float">
            <text:p>88.83</text:p>
          </table:table-cell>
          <table:table-cell table:style-name="ce26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26" table:formula="of:=AVERAGE([.BO3:.BO32])" office:value-type="float" office:value="87.2454995522013" calcext:value-type="float">
            <text:p>87.25</text:p>
          </table:table-cell>
          <table:table-cell table:style-name="ce26" table:formula="of:=AVERAGE([.BP3:.BP32])" office:value-type="float" office:value="27363.8238668791" calcext:value-type="float">
            <text:p>27363.82</text:p>
          </table:table-cell>
          <table:table-cell table:style-name="ce26" table:formula="of:=AVERAGE([.BQ3:.BQ32])" office:value-type="float" office:value="99.0014563991367" calcext:value-type="float">
            <text:p>99.00</text:p>
          </table:table-cell>
          <table:table-cell table:style-name="ce26" table:formula="of:=AVERAGE([.BR3:.BR32])" office:value-type="float" office:value="650.278441785586" calcext:value-type="float">
            <text:p>650.28</text:p>
          </table:table-cell>
          <table:table-cell table:style-name="ce26" table:formula="of:=AVERAGE([.BS3:.BS32])" office:value-type="float" office:value="3869.46249851588" calcext:value-type="float">
            <text:p>3869.46</text:p>
          </table:table-cell>
          <table:table-cell table:style-name="ce26" table:formula="of:=AVERAGE([.BT3:.BT32])" office:value-type="float" office:value="0.341830065359477" calcext:value-type="float">
            <text:p>0.34</text:p>
          </table:table-cell>
          <table:table-cell table:style-name="ce26"/>
          <table:table-cell table:number-columns-repeated="15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:.E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:.L33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:.S33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:.Z33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number-columns-repeated="3"/>
          <table:table-cell table:style-name="ce16" office:value-type="string" calcext:value-type="string">
            <text:p>Solved</text:p>
          </table:table-cell>
          <table:table-cell table:style-name="ce16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Z3:.AZ33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number-columns-repeated="4"/>
          <table:table-cell table:style-name="ce16" office:value-type="string" calcext:value-type="string">
            <text:p>Solved</text:p>
          </table:table-cell>
          <table:table-cell table:style-name="ce16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BR3:.BR33];&quot;0&quot;)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80" calcext:value-type="float">
            <text:p>80</text:p>
          </table:table-cell>
          <table:table-cell/>
          <table:table-cell table:style-name="ce43" table:formula="of:=SUM([.AW3:.AW32])" office:value-type="float" office:value="539.99" calcext:value-type="float">
            <text:p>5.40E+02</text:p>
          </table:table-cell>
          <table:table-cell table:style-name="ce43" table:formula="of:=SUM([.AX3:.AX32])" office:value-type="float" office:value="1408.97" calcext:value-type="float">
            <text:p>1.41E+03</text:p>
          </table:table-cell>
          <table:table-cell table:style-name="ce43" table:formula="of:=SUM([.AY3:.AY32])" office:value-type="float" office:value="999.46" calcext:value-type="float">
            <text:p>9.99E+02</text:p>
          </table:table-cell>
          <table:table-cell table:style-name="ce43" table:formula="of:=SUM([.AZ3:.AZ32])" office:value-type="float" office:value="837.441568627451" calcext:value-type="float">
            <text:p>8.37E+02</text:p>
          </table:table-cell>
          <table:table-cell table:style-name="ce43" table:formula="of:=SUM([.BA3:.BA32])" office:value-type="float" office:value="433.440448226763" calcext:value-type="float">
            <text:p>4.33E+02</text:p>
          </table:table-cell>
          <table:table-cell table:style-name="ce43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4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2" calcext:value-type="float">
            <text:p>2624.9113517693</text:p>
          </table:table-cell>
          <table:table-cell table:formula="of:=SUM([.BI3:.BI32])" office:value-type="float" office:value="2664.78065269169" calcext:value-type="float">
            <text:p>2664.7806526917</text:p>
          </table:table-cell>
          <table:table-cell table:formula="of:=SUM([.BJ3:.BJ32])" office:value-type="float" office:value="288.543810060546" calcext:value-type="float">
            <text:p>288.5438100605</text:p>
          </table:table-cell>
          <table:table-cell table:formula="of:=SUM([.BK3:.BK32])" office:value-type="float" office:value="13.0196078431373" calcext:value-type="float">
            <text:p>13.0196078431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70" calcext:value-type="float">
            <text:p>70</text:p>
          </table:table-cell>
          <table:table-cell/>
          <table:table-cell table:formula="of:=SUM([.BO3:.BO32])" office:value-type="float" office:value="2617.36498656604" calcext:value-type="float">
            <text:p>2617.364986566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8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6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O3:.BO32];&quot;0&quot;)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Error</text:p>
          </table:table-cell>
          <table:table-cell table:style-name="ce18" table:formula="of:=MIN([.AK35];[.AT35];[.BC35];[.BL35];[.BU35])" office:value-type="float" office:value="42709.52" calcext:value-type="float">
            <text:p>42709.5200</text:p>
          </table:table-cell>
          <table:table-cell table:style-name="ce18"/>
          <table:table-cell table:number-columns-repeated="54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SR</text:p>
          </table:table-cell>
          <table:table-cell table:style-name="ce18" table:formula="of:=MIN([.AL35];[.AU35];[.BD35];[.BM35];[.BV35])" office:value-type="float" office:value="35" calcext:value-type="float">
            <text:p>35.0000</text:p>
          </table:table-cell>
          <table:table-cell table:style-name="ce18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8" table:number-columns-repeated="5"/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BL35]-[.AG39])/[.BL35]))*50" office:value-type="float" office:value="15.7131426142252" calcext:value-type="float">
            <text:p>15.7131426142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U35]-[.AG39])/[.BU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23.972602739726" calcext:value-type="float">
            <text:p>23.9726027397</text:p>
          </table:table-cell>
          <table:table-cell table:style-name="ce39" table:formula="of:=(1-(([.BM35]-[.AG40])/[.BM35]))*50" office:value-type="float" office:value="25" calcext:value-type="float">
            <text:p>25</text:p>
          </table:table-cell>
          <table:table-cell table:style-name="ce39" table:formula="of:=(1-(([.AU35]-[.AG40])/[.AU35]))*50" office:value-type="float" office:value="21.875" calcext:value-type="float">
            <text:p>21.875</text:p>
          </table:table-cell>
          <table:table-cell table:style-name="ce39" table:formula="of:=(1-(([.BV35]-[.AG40])/[.BV35]))*50" office:value-type="float" office:value="20.5882352941176" calcext:value-type="float">
            <text:p>20.5882352941</text:p>
          </table:table-cell>
          <table:table-cell table:style-name="ce39" table:formula="of:=(1-(([.BD35]-[.AG40])/[.BD35]))*50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8" table:number-columns-repeated="5"/>
          <table:table-cell table:number-columns-repeated="2"/>
          <table:table-cell table:formula="of:=[.AI44]+[.AO44]" office:value-type="float" office:value="26.203541076005" calcext:value-type="float">
            <text:p>26.203541076</text:p>
          </table:table-cell>
          <table:table-cell table:formula="of:=[.AJ44]+[.AP44]" office:value-type="float" office:value="40.7131426142252" calcext:value-type="float">
            <text:p>40.7131426142</text:p>
          </table:table-cell>
          <table:table-cell table:formula="of:=[.AK44]+[.AQ44]" office:value-type="float" office:value="36.6580139846969" calcext:value-type="float">
            <text:p>36.6580139847</text:p>
          </table:table-cell>
          <table:table-cell table:formula="of:=[.AL44]+[.AR44]" office:value-type="float" office:value="35.3712492788145" calcext:value-type="float">
            <text:p>35.3712492788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8"/>
          <table:table-cell table:style-name="ce27" office:value-type="string" calcext:value-type="string" table:number-columns-spanned="1" table:number-rows-spanned="2">
            <text:p>Algorithm</text:p>
          </table:table-cell>
          <table:table-cell table:style-name="ce29" office:value-type="string" calcext:value-type="string" table:number-columns-spanned="1" table:number-rows-spanned="2">
            <text:p>Always Solved</text:p>
          </table:table-cell>
          <table:table-cell table:style-name="ce29" office:value-type="string" calcext:value-type="string" table:number-columns-spanned="1" table:number-rows-spanned="2">
            <text:p>At least one time solved</text:p>
          </table:table-cell>
          <table:table-cell table:style-name="ce29" office:value-type="string" calcext:value-type="string" table:number-columns-spanned="1" table:number-rows-spanned="2">
            <text:p>Score</text:p>
          </table:table-cell>
          <table:table-cell table:style-name="ce37" office:value-type="string" calcext:value-type="string" table:number-columns-spanned="3" table:number-rows-spanned="1">
            <text:p>Statistical tests</text:p>
          </table:table-cell>
          <table:covered-table-cell table:style-name="ce37"/>
          <table:covered-table-cell table:style-name="ce27"/>
          <table:table-cell table:number-columns-repeated="5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8"/>
          <table:covered-table-cell table:style-name="ce27"/>
          <table:covered-table-cell table:number-columns-repeated="3" table:style-name="ce30"/>
          <table:table-cell table:style-name="ce38" office:value-type="string" calcext:value-type="string">
            <text:p>$\uparrow$</text:p>
          </table:table-cell>
          <table:table-cell table:style-name="ce38" office:value-type="string" calcext:value-type="string">
            <text:p>$\downarrow$</text:p>
          </table:table-cell>
          <table:table-cell table:style-name="ce38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EBOwithCMAR</text:p>
          </table:table-cell>
          <table:table-cell table:style-name="ce35" table:formula="of:=[.AG34]" office:value-type="float" office:value="11" calcext:value-type="float">
            <text:p>11</text:p>
          </table:table-cell>
          <table:table-cell table:style-name="ce35" table:formula="of:=[.AG36]" office:value-type="float" office:value="15" calcext:value-type="float">
            <text:p>15</text:p>
          </table:table-cell>
          <table:table-cell table:style-name="ce36" table:formula="of:=[.AK49]" office:value-type="float" office:value="26.203541076005" calcext:value-type="float">
            <text:p>26.20</text:p>
          </table:table-cell>
          <table:table-cell table:style-name="ce35" table:formula="of:=[.AI95]" office:value-type="float" office:value="28" calcext:value-type="float">
            <text:p>28</text:p>
          </table:table-cell>
          <table:table-cell table:style-name="ce35" table:formula="of:=[.AJ95]" office:value-type="float" office:value="36" calcext:value-type="float">
            <text:p>36</text:p>
          </table:table-cell>
          <table:table-cell table:style-name="ce35" table:formula="of:=[.AK95]" office:value-type="float" office:value="56" calcext:value-type="float">
            <text:p>5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jSO</text:p>
          </table:table-cell>
          <table:table-cell table:style-name="ce35" table:formula="of:=[.AP34]" office:value-type="float" office:value="8" calcext:value-type="float">
            <text:p>8</text:p>
          </table:table-cell>
          <table:table-cell table:style-name="ce35" table:formula="of:=[.AP36]" office:value-type="float" office:value="19" calcext:value-type="float">
            <text:p>19</text:p>
          </table:table-cell>
          <table:table-cell table:style-name="ce36" table:formula="of:=[.AM49]" office:value-type="float" office:value="36.6580139846969" calcext:value-type="float">
            <text:p>36.66</text:p>
          </table:table-cell>
          <table:table-cell table:style-name="ce35" table:formula="of:=[.AL95]" office:value-type="float" office:value="27" calcext:value-type="float">
            <text:p>27</text:p>
          </table:table-cell>
          <table:table-cell table:style-name="ce35" table:formula="of:=[.AM95]" office:value-type="float" office:value="39" calcext:value-type="float">
            <text:p>39</text:p>
          </table:table-cell>
          <table:table-cell table:style-name="ce35" table:formula="of:=[.AN95]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8" office:value-type="string" calcext:value-type="string">
            <text:p>UMOEAs-II</text:p>
          </table:table-cell>
          <table:table-cell table:style-name="ce35" table:formula="of:=[.BH34]" office:value-type="float" office:value="9" calcext:value-type="float">
            <text:p>9</text:p>
          </table:table-cell>
          <table:table-cell table:style-name="ce35" table:formula="of:=[.BH36]" office:value-type="float" office:value="18" calcext:value-type="float">
            <text:p>18</text:p>
          </table:table-cell>
          <table:table-cell table:style-name="ce36" table:formula="of:=[.AL49]" office:value-type="float" office:value="40.7131426142252" calcext:value-type="float">
            <text:p>40.71</text:p>
          </table:table-cell>
          <table:table-cell table:style-name="ce35" table:formula="of:=[.AR95]" office:value-type="float" office:value="37" calcext:value-type="float">
            <text:p>37</text:p>
          </table:table-cell>
          <table:table-cell table:style-name="ce35" table:formula="of:=[.AS95]" office:value-type="float" office:value="30" calcext:value-type="float">
            <text:p>30</text:p>
          </table:table-cell>
          <table:table-cell table:style-name="ce35" table:formula="of:=[.AT95]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L-SHADE-Epsilon</text:p>
          </table:table-cell>
          <table:table-cell table:style-name="ce35" table:formula="of:=[.BQ34]" office:value-type="float" office:value="8" calcext:value-type="float">
            <text:p>8</text:p>
          </table:table-cell>
          <table:table-cell table:style-name="ce35" table:formula="of:=[.BQ36]" office:value-type="float" office:value="15" calcext:value-type="float">
            <text:p>15</text:p>
          </table:table-cell>
          <table:table-cell table:style-name="ce36" table:formula="of:=[.AN49]" office:value-type="float" office:value="35.3712492788145" calcext:value-type="float">
            <text:p>35.37</text:p>
          </table:table-cell>
          <table:table-cell table:style-name="ce35" table:formula="of:=[.AO95]" office:value-type="float" office:value="7" calcext:value-type="float">
            <text:p>7</text:p>
          </table:table-cell>
          <table:table-cell table:style-name="ce35" table:formula="of:=[.AP95]" office:value-type="float" office:value="62" calcext:value-type="float">
            <text:p>62</text:p>
          </table:table-cell>
          <table:table-cell table:style-name="ce35" table:formula="of:=[.AQ95]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Proposal</text:p>
          </table:table-cell>
          <table:table-cell table:style-name="ce35" table:formula="of:=COUNTIF([.AZ3:.AZ32];&quot;0&quot;)" office:value-type="float" office:value="21" calcext:value-type="float">
            <text:p>21</text:p>
          </table:table-cell>
          <table:table-cell table:style-name="ce35" table:formula="of:=[.AY36]" office:value-type="float" office:value="28" calcext:value-type="float">
            <text:p>28</text:p>
          </table:table-cell>
          <table:table-cell table:style-name="ce36" table:formula="of:=[.AO49]" office:value-type="float" office:value="100" calcext:value-type="float">
            <text:p>100.00</text:p>
          </table:table-cell>
          <table:table-cell table:style-name="ce35" table:formula="of:=[.AF95]" office:value-type="float" office:value="73" calcext:value-type="float">
            <text:p>73</text:p>
          </table:table-cell>
          <table:table-cell table:style-name="ce35" table:formula="of:=[.AG95]" office:value-type="float" office:value="5" calcext:value-type="float">
            <text:p>5</text:p>
          </table:table-cell>
          <table:table-cell table:style-name="ce35" table:formula="of:=[.AH95]" office:value-type="float" office:value="42" calcext:value-type="float">
            <text:p>42</text:p>
          </table:table-cell>
          <table:table-cell table:number-columns-repeated="3"/>
          <table:table-cell table:style-name="ce24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number-columns-repeated="4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8"/>
          <table:table-cell table:style-name="ce2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8:.E68];&quot;0&quot;)" office:value-type="float" office:value="15" calcext:value-type="float">
            <text:p>15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8:.L6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8:.S6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8:.Z6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table:style-name="ce12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2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2"/>
          <table:table-cell table:style-name="ce2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2"/>
          <table:table-cell table:style-name="ce2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2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/>
          <table:table-cell table:style-name="ce2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style-name="ce23" table:formula="of:=SUM([.AF65:.AF94])" office:value-type="float" office:value="73" calcext:value-type="float">
            <text:p>73</text:p>
          </table:table-cell>
          <table:table-cell table:style-name="ce23" table:formula="of:=SUM([.AG65:.AG94])" office:value-type="float" office:value="5" calcext:value-type="float">
            <text:p>5</text:p>
          </table:table-cell>
          <table:table-cell table:style-name="ce23" table:formula="of:=SUM([.AH65:.AH94])" office:value-type="float" office:value="42" calcext:value-type="float">
            <text:p>42</text:p>
          </table:table-cell>
          <table:table-cell table:style-name="ce23" table:formula="of:=SUM([.AI65:.AI94])" office:value-type="float" office:value="28" calcext:value-type="float">
            <text:p>28</text:p>
          </table:table-cell>
          <table:table-cell table:style-name="ce23" table:formula="of:=SUM([.AJ65:.AJ94])" office:value-type="float" office:value="36" calcext:value-type="float">
            <text:p>36</text:p>
          </table:table-cell>
          <table:table-cell table:style-name="ce23" table:formula="of:=SUM([.AK65:.AK94])" office:value-type="float" office:value="56" calcext:value-type="float">
            <text:p>56</text:p>
          </table:table-cell>
          <table:table-cell table:style-name="ce23" table:formula="of:=SUM([.AL65:.AL94])" office:value-type="float" office:value="27" calcext:value-type="float">
            <text:p>27</text:p>
          </table:table-cell>
          <table:table-cell table:style-name="ce23" table:formula="of:=SUM([.AM65:.AM94])" office:value-type="float" office:value="39" calcext:value-type="float">
            <text:p>39</text:p>
          </table:table-cell>
          <table:table-cell table:style-name="ce23" table:formula="of:=SUM([.AN65:.AN94])" office:value-type="float" office:value="54" calcext:value-type="float">
            <text:p>54</text:p>
          </table:table-cell>
          <table:table-cell table:style-name="ce23" table:formula="of:=SUM([.AO65:.AO94])" office:value-type="float" office:value="7" calcext:value-type="float">
            <text:p>7</text:p>
          </table:table-cell>
          <table:table-cell table:style-name="ce23" table:formula="of:=SUM([.AP65:.AP94])" office:value-type="float" office:value="62" calcext:value-type="float">
            <text:p>62</text:p>
          </table:table-cell>
          <table:table-cell table:style-name="ce23" table:formula="of:=SUM([.AQ65:.AQ94])" office:value-type="float" office:value="51" calcext:value-type="float">
            <text:p>51</text:p>
          </table:table-cell>
          <table:table-cell table:style-name="ce23" table:formula="of:=SUM([.AR65:.AR94])" office:value-type="float" office:value="37" calcext:value-type="float">
            <text:p>37</text:p>
          </table:table-cell>
          <table:table-cell table:style-name="ce23" table:formula="of:=SUM([.AS65:.AS94])" office:value-type="float" office:value="30" calcext:value-type="float">
            <text:p>30</text:p>
          </table:table-cell>
          <table:table-cell table:style-name="ce23" table:formula="of:=SUM([.AT65:.AT94])" office:value-type="float" office:value="53" calcext:value-type="float">
            <text:p>53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73:.E103];&quot;0&quot;)" office:value-type="float" office:value="14" calcext:value-type="float">
            <text:p>14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73:.L103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73:.S103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73:.Z103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3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07:.E137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07:.L137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07:.S137];&quot;0&quot;)" office:value-type="float" office:value="16" calcext:value-type="float">
            <text:p>16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07:.Z137];&quot;0&quot;)" office:value-type="float" office:value="15" calcext:value-type="float">
            <text:p>15</text:p>
          </table:table-cell>
          <table:table-cell table:style-name="ce16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4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5"/>
          <table:table-cell table:number-columns-repeated="4"/>
          <table:table-cell table:style-name="ce18" table:number-columns-repeated="2"/>
          <table:table-cell table:number-columns-repeated="5"/>
          <table:table-cell table:style-name="ce18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8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3"/>
          <table:table-cell table:style-name="ce19"/>
          <table:table-cell table:style-name="ce12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12"/>
          <table:covered-table-cell table:number-columns-repeated="5"/>
          <table:table-cell table:style-name="ce20"/>
          <table:table-cell table:style-name="ce12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12"/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8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3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9" table:number-columns-repeated="2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9" table:number-columns-repeated="2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20000000000056" calcext:value-type="float">
            <text:p>0.02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431372549019717" calcext:value-type="float">
            <text:p>0.0004</text:p>
          </table:table-cell>
          <table:table-cell table:style-name="ce18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00000000000011" calcext:value-type="float">
            <text:p>0.003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588235294117669" calcext:value-type="float">
            <text:p>0.0001</text:p>
          </table:table-cell>
          <table:table-cell table:style-name="ce18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8000000000052" calcext:value-type="float">
            <text:p>0.618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81568627450999" calcext:value-type="float">
            <text:p>0.0882</text:p>
          </table:table-cell>
          <table:table-cell table:style-name="ce18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.61199999999997" calcext:value-type="float">
            <text:p>1.6120</text:p>
          </table:table-cell>
          <table:table-cell table:style-name="ce18" office:value-type="float" office:value="0.509000000000015" calcext:value-type="float">
            <text:p>0.5090</text:p>
          </table:table-cell>
          <table:table-cell table:style-name="ce18" office:value-type="float" office:value="0.422843137254903" calcext:value-type="float">
            <text:p>0.4228</text:p>
          </table:table-cell>
          <table:table-cell table:style-name="ce18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9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49900000000002" calcext:value-type="float">
            <text:p>2.4990</text:p>
          </table:table-cell>
          <table:table-cell table:style-name="ce18" office:value-type="float" office:value="0.995000000000005" calcext:value-type="float">
            <text:p>0.9950</text:p>
          </table:table-cell>
          <table:table-cell table:style-name="ce18" office:value-type="float" office:value="0.996352941176472" calcext:value-type="float">
            <text:p>0.9964</text:p>
          </table:table-cell>
          <table:table-cell table:style-name="ce18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49900000000002" calcext:value-type="float">
            <text:p>2.4990</text:p>
          </table:table-cell>
          <table:table-cell table:style-name="ce18" office:value-type="float" office:value="1.25800000000004" calcext:value-type="float">
            <text:p>1.2580</text:p>
          </table:table-cell>
          <table:table-cell table:style-name="ce18" office:value-type="float" office:value="1.21415686274511" calcext:value-type="float">
            <text:p>1.2142</text:p>
          </table:table-cell>
          <table:table-cell table:style-name="ce18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98500000000001" calcext:value-type="float">
            <text:p>2.9850</text:p>
          </table:table-cell>
          <table:table-cell table:style-name="ce18" office:value-type="float" office:value="1.62599999999998" calcext:value-type="float">
            <text:p>1.6260</text:p>
          </table:table-cell>
          <table:table-cell table:style-name="ce18" office:value-type="float" office:value="1.7406274509804" calcext:value-type="float">
            <text:p>1.7406</text:p>
          </table:table-cell>
          <table:table-cell table:style-name="ce18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629000000000019" calcext:value-type="float">
            <text:p>0.6290</text:p>
          </table:table-cell>
          <table:table-cell table:style-name="ce18" office:value-type="float" office:value="3.82100000000003" calcext:value-type="float">
            <text:p>3.8210</text:p>
          </table:table-cell>
          <table:table-cell table:style-name="ce18" office:value-type="float" office:value="1.99000000000001" calcext:value-type="float">
            <text:p>1.9900</text:p>
          </table:table-cell>
          <table:table-cell table:style-name="ce18" office:value-type="float" office:value="2.02401960784314" calcext:value-type="float">
            <text:p>2.0240</text:p>
          </table:table-cell>
          <table:table-cell table:style-name="ce18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72199999999998" calcext:value-type="float">
            <text:p>0.7220</text:p>
          </table:table-cell>
          <table:table-cell table:style-name="ce18" office:value-type="float" office:value="3.49400000000003" calcext:value-type="float">
            <text:p>3.4940</text:p>
          </table:table-cell>
          <table:table-cell table:style-name="ce18" office:value-type="float" office:value="2.25300000000004" calcext:value-type="float">
            <text:p>2.2530</text:p>
          </table:table-cell>
          <table:table-cell table:style-name="ce18" office:value-type="float" office:value="2.16152941176471" calcext:value-type="float">
            <text:p>2.1615</text:p>
          </table:table-cell>
          <table:table-cell table:style-name="ce18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01960784313653" calcext:value-type="float">
            <text:p>0.0202</text:p>
          </table:table-cell>
          <table:table-cell table:style-name="ce18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415686274509604" calcext:value-type="float">
            <text:p>0.0416</text:p>
          </table:table-cell>
          <table:table-cell table:style-name="ce18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613725490195899" calcext:value-type="float">
            <text:p>0.0614</text:p>
          </table:table-cell>
          <table:table-cell table:style-name="ce18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1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.40999999999997" calcext:value-type="float">
            <text:p>3.410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0.190784313725488" calcext:value-type="float">
            <text:p>0.1908</text:p>
          </table:table-cell>
          <table:table-cell table:style-name="ce18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.40999999999997" calcext:value-type="float">
            <text:p>3.410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297254901960773" calcext:value-type="float">
            <text:p>0.2973</text:p>
          </table:table-cell>
          <table:table-cell table:style-name="ce18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118.56" calcext:value-type="float">
            <text:p>118.56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2.88254901960785" calcext:value-type="float">
            <text:p>2.8825</text:p>
          </table:table-cell>
          <table:table-cell table:style-name="ce18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0.470000000000027" calcext:value-type="float">
            <text:p>0.47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274901960784313" calcext:value-type="float">
            <text:p>0.2749</text:p>
          </table:table-cell>
          <table:table-cell table:style-name="ce18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119.18" calcext:value-type="float">
            <text:p>119.18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3.24254901960785" calcext:value-type="float">
            <text:p>3.2425</text:p>
          </table:table-cell>
          <table:table-cell table:style-name="ce18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30000000000064" calcext:value-type="float">
            <text:p>0.43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31372549019627" calcext:value-type="float">
            <text:p>0.1314</text:p>
          </table:table-cell>
          <table:table-cell table:style-name="ce18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48431372549045" calcext:value-type="float">
            <text:p>0.1484</text:p>
          </table:table-cell>
          <table:table-cell table:style-name="ce18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9607843137287" calcext:value-type="float">
            <text:p>0.2196</text:p>
          </table:table-cell>
          <table:table-cell table:style-name="ce18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4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4313725490229" calcext:value-type="float">
            <text:p>0.2143</text:p>
          </table:table-cell>
          <table:table-cell table:style-name="ce18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8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5098039215718" calcext:value-type="float">
            <text:p>0.2151</text:p>
          </table:table-cell>
          <table:table-cell table:style-name="ce18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30196078431404" calcext:value-type="float">
            <text:p>0.2302</text:p>
          </table:table-cell>
          <table:table-cell table:style-name="ce18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759999999999991" calcext:value-type="float">
            <text:p>0.7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61960784313755" calcext:value-type="float">
            <text:p>0.2620</text:p>
          </table:table-cell>
          <table:table-cell table:style-name="ce18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56470588235328" calcext:value-type="float">
            <text:p>0.2565</text:p>
          </table:table-cell>
          <table:table-cell table:style-name="ce18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588235294117112" calcext:value-type="float">
            <text:p>0.0006</text:p>
          </table:table-cell>
          <table:table-cell table:style-name="ce18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2371" calcext:value-type="float">
            <text:p>0.0002</text:p>
          </table:table-cell>
          <table:table-cell table:style-name="ce18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17647058823422" calcext:value-type="float">
            <text:p>0.0012</text:p>
          </table:table-cell>
          <table:table-cell table:style-name="ce18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980392156861853" calcext:value-type="float">
            <text:p>0.0010</text:p>
          </table:table-cell>
          <table:table-cell table:style-name="ce18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84313725490289" calcext:value-type="float">
            <text:p>0.0584</text:p>
          </table:table-cell>
          <table:table-cell table:style-name="ce18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20000000000027" calcext:value-type="float">
            <text:p>0.2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05882352941251" calcext:value-type="float">
            <text:p>0.0506</text:p>
          </table:table-cell>
          <table:table-cell table:style-name="ce18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4509803921577" calcext:value-type="float">
            <text:p>0.0545</text:p>
          </table:table-cell>
          <table:table-cell table:style-name="ce18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40000000000009" calcext:value-type="float">
            <text:p>0.2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72549019607943" calcext:value-type="float">
            <text:p>0.0773</text:p>
          </table:table-cell>
          <table:table-cell table:style-name="ce18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30000000000018" calcext:value-type="float">
            <text:p>0.2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00000000000037" calcext:value-type="float">
            <text:p>0.0400</text:p>
          </table:table-cell>
          <table:table-cell table:style-name="ce18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1568627451041" calcext:value-type="float">
            <text:p>0.0522</text:p>
          </table:table-cell>
          <table:table-cell table:style-name="ce18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4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15686274509865" calcext:value-type="float">
            <text:p>0.0816</text:p>
          </table:table-cell>
          <table:table-cell table:style-name="ce18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40000000000009" calcext:value-type="float">
            <text:p>0.2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21568627450995" calcext:value-type="float">
            <text:p>0.0622</text:p>
          </table:table-cell>
          <table:table-cell table:style-name="ce18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15686274509608" calcext:value-type="float">
            <text:p>0.0022</text:p>
          </table:table-cell>
          <table:table-cell table:style-name="ce18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72549019607504" calcext:value-type="float">
            <text:p>0.0037</text:p>
          </table:table-cell>
          <table:table-cell table:style-name="ce18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54901960784082" calcext:value-type="float">
            <text:p>0.0025</text:p>
          </table:table-cell>
          <table:table-cell table:style-name="ce18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52941176470267" calcext:value-type="float">
            <text:p>0.0035</text:p>
          </table:table-cell>
          <table:table-cell table:style-name="ce18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588235294117112" calcext:value-type="float">
            <text:p>0.0006</text:p>
          </table:table-cell>
          <table:table-cell table:style-name="ce18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37254901960659" calcext:value-type="float">
            <text:p>0.0014</text:p>
          </table:table-cell>
          <table:table-cell table:style-name="ce18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68627450979875" calcext:value-type="float">
            <text:p>0.0057</text:p>
          </table:table-cell>
          <table:table-cell table:style-name="ce18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86274509803297" calcext:value-type="float">
            <text:p>0.0069</text:p>
          </table:table-cell>
          <table:table-cell table:style-name="ce18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47058823528823" calcext:value-type="float">
            <text:p>0.0065</text:p>
          </table:table-cell>
          <table:table-cell table:style-name="ce18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41.1764705882353" calcext:value-type="float">
            <text:p>41.1765</text:p>
          </table:table-cell>
          <table:table-cell table:style-name="ce18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64.7058823529412" calcext:value-type="float">
            <text:p>64.7059</text:p>
          </table:table-cell>
          <table:table-cell table:style-name="ce18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82.3529411764706" calcext:value-type="float">
            <text:p>82.3529</text:p>
          </table:table-cell>
          <table:table-cell table:style-name="ce18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11.764705882353" calcext:value-type="float">
            <text:p>111.7647</text:p>
          </table:table-cell>
          <table:table-cell table:style-name="ce18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4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92.8633333333333" calcext:value-type="float">
            <text:p>92.8633</text:p>
          </table:table-cell>
          <table:table-cell table:style-name="ce18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23.529411764706" calcext:value-type="float">
            <text:p>123.5294</text:p>
          </table:table-cell>
          <table:table-cell table:style-name="ce18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41.176470588235" calcext:value-type="float">
            <text:p>141.1765</text:p>
          </table:table-cell>
          <table:table-cell table:style-name="ce18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41.176470588235" calcext:value-type="float">
            <text:p>141.1765</text:p>
          </table:table-cell>
          <table:table-cell table:style-name="ce18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3" calcext:value-type="float">
            <text:p>10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5.88372549019609" calcext:value-type="float">
            <text:p>5.8837</text:p>
          </table:table-cell>
          <table:table-cell table:style-name="ce18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.96156862745098" calcext:value-type="float">
            <text:p>1.9616</text:p>
          </table:table-cell>
          <table:table-cell table:style-name="ce18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5" calcext:value-type="float">
            <text:p>100.05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1.7672549019608" calcext:value-type="float">
            <text:p>11.7673</text:p>
          </table:table-cell>
          <table:table-cell table:style-name="ce18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6103921568628" calcext:value-type="float">
            <text:p>19.6104</text:p>
          </table:table-cell>
          <table:table-cell table:style-name="ce18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6105882352941" calcext:value-type="float">
            <text:p>19.6106</text:p>
          </table:table-cell>
          <table:table-cell table:style-name="ce18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3.5341176470588" calcext:value-type="float">
            <text:p>23.5341</text:p>
          </table:table-cell>
          <table:table-cell table:style-name="ce18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1.5709803921569" calcext:value-type="float">
            <text:p>21.5710</text:p>
          </table:table-cell>
          <table:table-cell table:style-name="ce18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7" calcext:value-type="float">
            <text:p>100.07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1.3778431372549" calcext:value-type="float">
            <text:p>31.3778</text:p>
          </table:table-cell>
          <table:table-cell table:style-name="ce18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95.5639215686275" calcext:value-type="float">
            <text:p>95.5639</text:p>
          </table:table-cell>
          <table:table-cell table:style-name="ce18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66.103137254902" calcext:value-type="float">
            <text:p>66.1031</text:p>
          </table:table-cell>
          <table:table-cell table:style-name="ce18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700000000001637" calcext:value-type="float">
            <text:p>0.0700</text:p>
          </table:table-cell>
          <table:table-cell table:style-name="ce18" office:value-type="float" office:value="130.938235294118" calcext:value-type="float">
            <text:p>130.9382</text:p>
          </table:table-cell>
          <table:table-cell table:style-name="ce18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113.057843137255" calcext:value-type="float">
            <text:p>113.0578</text:p>
          </table:table-cell>
          <table:table-cell table:style-name="ce18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500000000001819" calcext:value-type="float">
            <text:p>0.0500</text:p>
          </table:table-cell>
          <table:table-cell table:style-name="ce18" office:value-type="float" office:value="166.911764705882" calcext:value-type="float">
            <text:p>166.9118</text:p>
          </table:table-cell>
          <table:table-cell table:style-name="ce18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900000000001455" calcext:value-type="float">
            <text:p>0.0900</text:p>
          </table:table-cell>
          <table:table-cell table:style-name="ce18" office:value-type="float" office:value="171.980784313725" calcext:value-type="float">
            <text:p>171.9808</text:p>
          </table:table-cell>
          <table:table-cell table:style-name="ce18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86.89" calcext:value-type="float">
            <text:p>386.8900</text:p>
          </table:table-cell>
          <table:table-cell table:style-name="ce18" office:value-type="float" office:value="218.906078431372" calcext:value-type="float">
            <text:p>218.9061</text:p>
          </table:table-cell>
          <table:table-cell table:style-name="ce18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86.89" calcext:value-type="float">
            <text:p>386.8900</text:p>
          </table:table-cell>
          <table:table-cell table:style-name="ce18" office:value-type="float" office:value="257.426078431372" calcext:value-type="float">
            <text:p>257.4261</text:p>
          </table:table-cell>
          <table:table-cell table:style-name="ce18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7.56" calcext:value-type="float">
            <text:p>227.5600</text:p>
          </table:table-cell>
          <table:table-cell table:style-name="ce18" office:value-type="float" office:value="216.07" calcext:value-type="float">
            <text:p>216.0700</text:p>
          </table:table-cell>
          <table:table-cell table:style-name="ce18" office:value-type="float" office:value="203.060196078431" calcext:value-type="float">
            <text:p>203.0602</text:p>
          </table:table-cell>
          <table:table-cell table:style-name="ce18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8.03" calcext:value-type="float">
            <text:p>228.0300</text:p>
          </table:table-cell>
          <table:table-cell table:style-name="ce18" office:value-type="float" office:value="201.3" calcext:value-type="float">
            <text:p>201.3000</text:p>
          </table:table-cell>
          <table:table-cell table:style-name="ce18" office:value-type="float" office:value="191.472941176471" calcext:value-type="float">
            <text:p>191.4729</text:p>
          </table:table-cell>
          <table:table-cell table:style-name="ce18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28.01" calcext:value-type="float">
            <text:p>228.0100</text:p>
          </table:table-cell>
          <table:table-cell table:style-name="ce18" office:value-type="float" office:value="201.33" calcext:value-type="float">
            <text:p>201.3300</text:p>
          </table:table-cell>
          <table:table-cell table:style-name="ce18" office:value-type="float" office:value="200.479411764706" calcext:value-type="float">
            <text:p>200.4794</text:p>
          </table:table-cell>
          <table:table-cell table:style-name="ce18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7.57" calcext:value-type="float">
            <text:p>227.5700</text:p>
          </table:table-cell>
          <table:table-cell table:style-name="ce18" office:value-type="float" office:value="201.32" calcext:value-type="float">
            <text:p>201.3200</text:p>
          </table:table-cell>
          <table:table-cell table:style-name="ce18" office:value-type="float" office:value="195.673333333333" calcext:value-type="float">
            <text:p>195.6733</text:p>
          </table:table-cell>
          <table:table-cell table:style-name="ce18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8.7" calcext:value-type="float">
            <text:p>228.7000</text:p>
          </table:table-cell>
          <table:table-cell table:style-name="ce18" office:value-type="float" office:value="223.86" calcext:value-type="float">
            <text:p>223.8600</text:p>
          </table:table-cell>
          <table:table-cell table:style-name="ce18" office:value-type="float" office:value="204.206666666667" calcext:value-type="float">
            <text:p>204.2067</text:p>
          </table:table-cell>
          <table:table-cell table:style-name="ce18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9.22" calcext:value-type="float">
            <text:p>229.2200</text:p>
          </table:table-cell>
          <table:table-cell table:style-name="ce18" office:value-type="float" office:value="211.31" calcext:value-type="float">
            <text:p>211.3100</text:p>
          </table:table-cell>
          <table:table-cell table:style-name="ce18" office:value-type="float" office:value="201.511960784314" calcext:value-type="float">
            <text:p>201.5120</text:p>
          </table:table-cell>
          <table:table-cell table:style-name="ce18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30.47" calcext:value-type="float">
            <text:p>230.4700</text:p>
          </table:table-cell>
          <table:table-cell table:style-name="ce18" office:value-type="float" office:value="211.34" calcext:value-type="float">
            <text:p>211.3400</text:p>
          </table:table-cell>
          <table:table-cell table:style-name="ce18" office:value-type="float" office:value="200.392549019608" calcext:value-type="float">
            <text:p>200.3925</text:p>
          </table:table-cell>
          <table:table-cell table:style-name="ce18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30.21" calcext:value-type="float">
            <text:p>230.2100</text:p>
          </table:table-cell>
          <table:table-cell table:style-name="ce18" office:value-type="float" office:value="211.3" calcext:value-type="float">
            <text:p>211.3000</text:p>
          </table:table-cell>
          <table:table-cell table:style-name="ce18" office:value-type="float" office:value="200.800196078431" calcext:value-type="float">
            <text:p>200.8002</text:p>
          </table:table-cell>
          <table:table-cell table:style-name="ce18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" calcext:value-type="float">
            <text:p>394.5000</text:p>
          </table:table-cell>
          <table:table-cell table:style-name="ce18" office:value-type="float" office:value="395.25" calcext:value-type="float">
            <text:p>395.2500</text:p>
          </table:table-cell>
          <table:table-cell table:style-name="ce18" office:value-type="float" office:value="394.7" calcext:value-type="float">
            <text:p>394.7000</text:p>
          </table:table-cell>
          <table:table-cell table:style-name="ce18" office:value-type="float" office:value="394.740196078431" calcext:value-type="float">
            <text:p>394.7402</text:p>
          </table:table-cell>
          <table:table-cell table:style-name="ce18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394.51" calcext:value-type="float">
            <text:p>394.5100</text:p>
          </table:table-cell>
          <table:table-cell table:style-name="ce18" office:value-type="float" office:value="395.23" calcext:value-type="float">
            <text:p>395.2300</text:p>
          </table:table-cell>
          <table:table-cell table:style-name="ce18" office:value-type="float" office:value="394.77" calcext:value-type="float">
            <text:p>394.7700</text:p>
          </table:table-cell>
          <table:table-cell table:style-name="ce18" office:value-type="float" office:value="394.780392156863" calcext:value-type="float">
            <text:p>394.7804</text:p>
          </table:table-cell>
          <table:table-cell table:style-name="ce18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394.51" calcext:value-type="float">
            <text:p>394.5100</text:p>
          </table:table-cell>
          <table:table-cell table:style-name="ce18" office:value-type="float" office:value="395.07" calcext:value-type="float">
            <text:p>395.0700</text:p>
          </table:table-cell>
          <table:table-cell table:style-name="ce18" office:value-type="float" office:value="394.74" calcext:value-type="float">
            <text:p>394.7400</text:p>
          </table:table-cell>
          <table:table-cell table:style-name="ce18" office:value-type="float" office:value="394.752549019608" calcext:value-type="float">
            <text:p>394.7525</text:p>
          </table:table-cell>
          <table:table-cell table:style-name="ce18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" calcext:value-type="float">
            <text:p>394.5000</text:p>
          </table:table-cell>
          <table:table-cell table:style-name="ce18" office:value-type="float" office:value="395.17" calcext:value-type="float">
            <text:p>395.1700</text:p>
          </table:table-cell>
          <table:table-cell table:style-name="ce18" office:value-type="float" office:value="394.86" calcext:value-type="float">
            <text:p>394.8600</text:p>
          </table:table-cell>
          <table:table-cell table:style-name="ce18" office:value-type="float" office:value="394.848431372549" calcext:value-type="float">
            <text:p>394.8484</text:p>
          </table:table-cell>
          <table:table-cell table:style-name="ce18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2" calcext:value-type="float">
            <text:p>394.5200</text:p>
          </table:table-cell>
          <table:table-cell table:style-name="ce18" office:value-type="float" office:value="395.63" calcext:value-type="float">
            <text:p>395.6300</text:p>
          </table:table-cell>
          <table:table-cell table:style-name="ce18" office:value-type="float" office:value="394.86" calcext:value-type="float">
            <text:p>394.8600</text:p>
          </table:table-cell>
          <table:table-cell table:style-name="ce18" office:value-type="float" office:value="394.895882352941" calcext:value-type="float">
            <text:p>394.8959</text:p>
          </table:table-cell>
          <table:table-cell table:style-name="ce18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4" calcext:value-type="float">
            <text:p>394.5400</text:p>
          </table:table-cell>
          <table:table-cell table:style-name="ce18" office:value-type="float" office:value="395.32" calcext:value-type="float">
            <text:p>395.3200</text:p>
          </table:table-cell>
          <table:table-cell table:style-name="ce18" office:value-type="float" office:value="394.85" calcext:value-type="float">
            <text:p>394.8500</text:p>
          </table:table-cell>
          <table:table-cell table:style-name="ce18" office:value-type="float" office:value="394.868039215686" calcext:value-type="float">
            <text:p>394.8680</text:p>
          </table:table-cell>
          <table:table-cell table:style-name="ce18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9" calcext:value-type="float">
            <text:p>394.5900</text:p>
          </table:table-cell>
          <table:table-cell table:style-name="ce18" office:value-type="float" office:value="395.42" calcext:value-type="float">
            <text:p>395.4200</text:p>
          </table:table-cell>
          <table:table-cell table:style-name="ce18" office:value-type="float" office:value="394.84" calcext:value-type="float">
            <text:p>394.8400</text:p>
          </table:table-cell>
          <table:table-cell table:style-name="ce18" office:value-type="float" office:value="394.880196078431" calcext:value-type="float">
            <text:p>394.8802</text:p>
          </table:table-cell>
          <table:table-cell table:style-name="ce18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7" calcext:value-type="float">
            <text:p>394.5700</text:p>
          </table:table-cell>
          <table:table-cell table:style-name="ce18" office:value-type="float" office:value="396.52" calcext:value-type="float">
            <text:p>396.5200</text:p>
          </table:table-cell>
          <table:table-cell table:style-name="ce18" office:value-type="float" office:value="394.87" calcext:value-type="float">
            <text:p>394.8700</text:p>
          </table:table-cell>
          <table:table-cell table:style-name="ce18" office:value-type="float" office:value="394.914117647059" calcext:value-type="float">
            <text:p>394.9141</text:p>
          </table:table-cell>
          <table:table-cell table:style-name="ce18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58:.E188];&quot;0&quot;)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58:.L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58:.S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58:.Z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G158:.AG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 table:number-columns-repeated="3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P158:.AP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 table:number-columns-repeated="3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Y158:.AY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F158:.BF188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M158:.BM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T158:.BT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A158:.CA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H158:.CH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</table:table-row>
        <table:table-row table:style-name="ro1"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158:.B187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19"/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I158:.I187];&quot;0&quot;)" office:value-type="float" office:value="25" calcext:value-type="float">
            <text:p>25</text:p>
          </table:table-cell>
          <table:table-cell table:style-name="ce13" table:number-columns-repeated="2"/>
          <table:table-cell table:style-name="ce19"/>
          <table:table-cell table:style-name="Default"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Default" table:number-columns-repeated="8"/>
          <table:table-cell table:style-name="ce23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/>
          <table:table-cell table:style-name="ce23" table:formula="of:=SUM([.Q199:.Q228])" office:value-type="float" office:value="73" calcext:value-type="float">
            <text:p>73</text:p>
          </table:table-cell>
          <table:table-cell table:style-name="ce23" table:formula="of:=SUM([.R199:.R228])" office:value-type="float" office:value="5" calcext:value-type="float">
            <text:p>5</text:p>
          </table:table-cell>
          <table:table-cell table:style-name="ce23" table:formula="of:=SUM([.S199:.S228])" office:value-type="float" office:value="42" calcext:value-type="float">
            <text:p>42</text:p>
          </table:table-cell>
          <table:table-cell table:style-name="ce23" table:formula="of:=SUM([.T199:.T228])" office:value-type="float" office:value="28" calcext:value-type="float">
            <text:p>28</text:p>
          </table:table-cell>
          <table:table-cell table:style-name="ce23" table:formula="of:=SUM([.U199:.U228])" office:value-type="float" office:value="36" calcext:value-type="float">
            <text:p>36</text:p>
          </table:table-cell>
          <table:table-cell table:style-name="ce23" table:formula="of:=SUM([.V199:.V228])" office:value-type="float" office:value="56" calcext:value-type="float">
            <text:p>56</text:p>
          </table:table-cell>
          <table:table-cell table:style-name="ce23" table:formula="of:=SUM([.W199:.W228])" office:value-type="float" office:value="27" calcext:value-type="float">
            <text:p>27</text:p>
          </table:table-cell>
          <table:table-cell table:style-name="ce23" table:formula="of:=SUM([.X199:.X228])" office:value-type="float" office:value="39" calcext:value-type="float">
            <text:p>39</text:p>
          </table:table-cell>
          <table:table-cell table:style-name="ce23" table:formula="of:=SUM([.Y199:.Y228])" office:value-type="float" office:value="54" calcext:value-type="float">
            <text:p>54</text:p>
          </table:table-cell>
          <table:table-cell table:style-name="ce23" table:formula="of:=SUM([.Z199:.Z228])" office:value-type="float" office:value="7" calcext:value-type="float">
            <text:p>7</text:p>
          </table:table-cell>
          <table:table-cell table:style-name="ce23" table:formula="of:=SUM([.AA199:.AA228])" office:value-type="float" office:value="62" calcext:value-type="float">
            <text:p>62</text:p>
          </table:table-cell>
          <table:table-cell table:style-name="ce23" table:formula="of:=SUM([.AB199:.AB228])" office:value-type="float" office:value="51" calcext:value-type="float">
            <text:p>51</text:p>
          </table:table-cell>
          <table:table-cell table:style-name="ce23" table:formula="of:=SUM([.AC199:.AC228])" office:value-type="float" office:value="37" calcext:value-type="float">
            <text:p>37</text:p>
          </table:table-cell>
          <table:table-cell table:style-name="ce23" table:formula="of:=SUM([.AD199:.AD228])" office:value-type="float" office:value="30" calcext:value-type="float">
            <text:p>30</text:p>
          </table:table-cell>
          <table:table-cell table:style-name="ce23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/>
          <table:table-cell/>
          <table:table-cell table:style-name="ce31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31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float" office:value="0.000000216653" calcext:value-type="float">
            <text:p>2.17E-007</text:p>
          </table:table-cell>
          <table:table-cell table:style-name="ce31" office:value-type="float" office:value="0.0000028398" calcext:value-type="float">
            <text:p>2.84E-006</text:p>
          </table:table-cell>
          <table:table-cell table:style-name="ce31" office:value-type="float" office:value="0.00000110313" calcext:value-type="float">
            <text:p>1.10E-006</text:p>
          </table:table-cell>
          <table:table-cell table:style-name="ce31" office:value-type="float" office:value="0.0000011648778" calcext:value-type="float">
            <text:p>1.16E-006</text:p>
          </table:table-cell>
          <table:table-cell table:style-name="ce31" office:value-type="float" office:value="0.000000995044475168926" calcext:value-type="float">
            <text:p>9.95E-00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00279854" calcext:value-type="float">
            <text:p>2.80E-010</text:p>
          </table:table-cell>
          <table:table-cell table:style-name="ce31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31" office:value-type="float" office:value="0.0000533679" calcext:value-type="float">
            <text:p>5.34E-005</text:p>
          </table:table-cell>
          <table:table-cell table:style-name="ce31" office:value-type="float" office:value="0.000058736454" calcext:value-type="float">
            <text:p>5.87E-005</text:p>
          </table:table-cell>
          <table:table-cell table:style-name="ce31" office:value-type="float" office:value="0.0000240713159649465" calcext:value-type="float">
            <text:p>2.41E-005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70750704" calcext:value-type="float">
            <text:p>7.08E-008</text:p>
          </table:table-cell>
          <table:table-cell table:style-name="ce31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31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3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3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31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float" office:value="0.000028155" calcext:value-type="float">
            <text:p>2.82E-005</text:p>
          </table:table-cell>
          <table:table-cell table:style-name="ce31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31" office:value-type="float" office:value="0.000104200664" calcext:value-type="float">
            <text:p>1.04E-004</text:p>
          </table:table-cell>
          <table:table-cell table:style-name="ce31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3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float" office:value="0.0000240004" calcext:value-type="float">
            <text:p>2.40E-005</text:p>
          </table:table-cell>
          <table:table-cell table:style-name="ce31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31" office:value-type="float" office:value="0.000104938116" calcext:value-type="float">
            <text:p>1.05E-004</text:p>
          </table:table-cell>
          <table:table-cell table:style-name="ce31" office:value-type="float" office:value="0.0000492232461853593" calcext:value-type="float">
            <text:p>4.92E-005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016052556" calcext:value-type="float">
            <text:p>1.61E-008</text:p>
          </table:table-cell>
          <table:table-cell table:style-name="ce31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style-name="ce31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31" office:value-type="float" office:value="0.0000821917583822957" calcext:value-type="float">
            <text:p>8.22E-005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573898396" calcext:value-type="float">
            <text:p>5.74E-007</text:p>
          </table:table-cell>
          <table:table-cell table:style-name="ce31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1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31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1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31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3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1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31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31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table table:name="CEC16" table:style-name="ta1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CEC16.B187:CEC16.M187 CEC16.A188:CEC16.A188 CEC16.B188:CEC16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3"/>
          <table:table-cell table:style-name="ce19"/>
          <table:table-cell/>
          <table:table-cell table:style-name="ce49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49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9"/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Worst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3];([.AH3]~[.AQ3]~[.AZ3]~[.BI3]~[.BR3]);1)" office:value-type="float" office:value="1" calcext:value-type="float">
            <text:p>1</text:p>
          </table:table-cell>
          <table:table-cell table:style-name="ce9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3];([.AH3]~[.AQ3]~[.AZ3]~[.BI3]~[.BR3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4];([.AH4]~[.AQ4]~[.AZ4]~[.BI4]~[.BR4]);1)" office:value-type="float" office:value="1" calcext:value-type="float">
            <text:p>1</text:p>
          </table:table-cell>
          <table:table-cell table:style-name="ce9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4];([.AH4]~[.AQ4]~[.AZ4]~[.BI4]~[.BR4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5];([.AH5]~[.AQ5]~[.AZ5]~[.BI5]~[.BR5]);1)" office:value-type="float" office:value="1" calcext:value-type="float">
            <text:p>1</text:p>
          </table:table-cell>
          <table:table-cell table:style-name="ce9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5];([.AH5]~[.AQ5]~[.AZ5]~[.BI5]~[.BR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4.780275" calcext:value-type="float">
            <text:p>34.78</text:p>
          </table:table-cell>
          <table:table-cell table:style-name="ce26" office:value-type="float" office:value="32.1374182803922" calcext:value-type="float">
            <text:p>32.14</text:p>
          </table:table-cell>
          <table:table-cell table:style-name="ce26" office:value-type="float" office:value="9.54556709315626" calcext:value-type="float">
            <text:p>9.55</text:p>
          </table:table-cell>
          <table:table-cell table:style-name="ce26" office:value-type="float" office:value="0.0588235294117647" calcext:value-type="float">
            <text:p>0.06</text:p>
          </table:table-cell>
          <table:table-cell table:style-name="ce26" office:value-type="float" office:value="1639.0083323" calcext:value-type="float">
            <text:p>1639.01</text:p>
          </table:table-cell>
          <table:table-cell table:style-name="ce39" table:formula="of:=RANK([.AQ6];([.AH6]~[.AQ6]~[.AZ6]~[.BI6]~[.BR6]);1)" office:value-type="float" office:value="5" calcext:value-type="float">
            <text:p>5</text:p>
          </table:table-cell>
          <table:table-cell table:style-name="ce9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3354073" calcext:value-type="float">
            <text:p>4.3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25039931372549" calcext:value-type="float">
            <text:p>0.43</text:p>
          </table:table-cell>
          <table:table-cell table:style-name="ce26" office:value-type="float" office:value="1.37097616525209" calcext:value-type="float">
            <text:p>1.37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21.6770365" calcext:value-type="float">
            <text:p>21.68</text:p>
          </table:table-cell>
          <table:table-cell table:formula="of:=RANK([.BI6];([.AH6]~[.AQ6]~[.AZ6]~[.BI6]~[.BR6])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4.7803" calcext:value-type="float">
            <text:p>34.78</text:p>
          </table:table-cell>
          <table:table-cell table:style-name="ce26" office:value-type="float" office:value="27.2786666666666" calcext:value-type="float">
            <text:p>27.28</text:p>
          </table:table-cell>
          <table:table-cell table:style-name="ce26" office:value-type="float" office:value="16.3134067251387" calcext:value-type="float">
            <text:p>16.31</text:p>
          </table:table-cell>
          <table:table-cell table:style-name="ce26" office:value-type="float" office:value="0.215686274509804" calcext:value-type="float">
            <text:p>0.22</text:p>
          </table:table-cell>
          <table:table-cell table:style-name="ce26" office:value-type="float" office:value="1391.212" calcext:value-type="float">
            <text:p>1391.21</text:p>
          </table:table-cell>
          <table:table-cell table:formula="of:=RANK([.BR6];([.AH6]~[.AQ6]~[.AZ6]~[.BI6]~[.BR6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9.995" calcext:value-type="float">
            <text:p>19.995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782588235294118" calcext:value-type="float">
            <text:p>0.7826</text:p>
          </table:table-cell>
          <table:table-cell table:style-name="ce15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.847268" calcext:value-type="float">
            <text:p>19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74347411764706" calcext:value-type="float">
            <text:p>0.77</text:p>
          </table:table-cell>
          <table:table-cell table:style-name="ce26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9.491718" calcext:value-type="float">
            <text:p>39.491718</text:p>
          </table:table-cell>
          <table:table-cell table:formula="of:=RANK([.AH7];([.AH7]~[.AQ7]~[.AZ7]~[.BI7]~[.BR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316862" calcext:value-type="float">
            <text:p>2.3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680789091764118" calcext:value-type="float">
            <text:p>0.07</text:p>
          </table:table-cell>
          <table:table-cell table:style-name="ce26" office:value-type="float" office:value="0.366120691749114" calcext:value-type="float">
            <text:p>0.37</text:p>
          </table:table-cell>
          <table:table-cell table:style-name="ce26" office:value-type="float" office:value="0.941176470588235" calcext:value-type="float">
            <text:p>0.94</text:p>
          </table:table-cell>
          <table:table-cell table:style-name="ce26" office:value-type="float" office:value="3.472024367997" calcext:value-type="float">
            <text:p>3.47</text:p>
          </table:table-cell>
          <table:table-cell table:style-name="ce39" table:formula="of:=RANK([.AQ7];([.AH7]~[.AQ7]~[.AZ7]~[.BI7]~[.BR7]);1)" office:value-type="float" office:value="4" calcext:value-type="float">
            <text:p>4</text:p>
          </table:table-cell>
          <table:table-cell table:style-name="ce9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6462236" calcext:value-type="float">
            <text:p>1.6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22788941176471" calcext:value-type="float">
            <text:p>0.03</text:p>
          </table:table-cell>
          <table:table-cell table:style-name="ce26" office:value-type="float" office:value="0.232811174181866" calcext:value-type="float">
            <text:p>0.23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.6462236" calcext:value-type="float">
            <text:p>1.65</text:p>
          </table:table-cell>
          <table:table-cell table:formula="of:=RANK([.BI7];([.AH7]~[.AQ7]~[.AZ7]~[.BI7]~[.BR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7];([.AH7]~[.AQ7]~[.AZ7]~[.BI7]~[.BR7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8];([.AH8]~[.AQ8]~[.AZ8]~[.BI8]~[.BR8]);1)" office:value-type="float" office:value="1" calcext:value-type="float">
            <text:p>1</text:p>
          </table:table-cell>
          <table:table-cell table:style-name="ce9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6</text:p>
          </table:table-cell>
          <table:table-cell office:value-type="float" office:value="0.0040000000000191" calcext:value-type="float">
            <text:p>0.004</text:p>
          </table:table-cell>
          <table:table-cell office:value-type="float" office:value="0.00739215686274194" calcext:value-type="float">
            <text:p>0.0073921569</text:p>
          </table:table-cell>
          <table:table-cell office:value-type="float" office:value="0.0115256236273881" calcext:value-type="float">
            <text:p>0.011525623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0.376999999999839" calcext:value-type="float">
            <text:p>0.377</text:p>
          </table:table-cell>
          <table:table-cell table:formula="of:=RANK([.AZ8];([.AH8]~[.AQ8]~[.AZ8]~[.BI8]~[.BR8])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8];([.AH8]~[.AQ8]~[.AZ8]~[.BI8]~[.BR8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9];([.AH9]~[.AQ9]~[.AZ9]~[.BI9]~[.BR9]);1)" office:value-type="float" office:value="1" calcext:value-type="float">
            <text:p>1</text:p>
          </table:table-cell>
          <table:table-cell table:style-name="ce9" office:value-type="string" calcext:value-type="string">
            <text:p>$f_7$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101999999999975" calcext:value-type="float">
            <text:p>0.102</text:p>
          </table:table-cell>
          <table:table-cell office:value-type="float" office:value="0.0589999999999691" calcext:value-type="float">
            <text:p>0.059</text:p>
          </table:table-cell>
          <table:table-cell office:value-type="float" office:value="0.0577254901960821" calcext:value-type="float">
            <text:p>0.0577254902</text:p>
          </table:table-cell>
          <table:table-cell office:value-type="float" office:value="0.0492877266669603" calcext:value-type="float">
            <text:p>0.0492877267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</text:p>
          </table:table-cell>
          <table:table-cell table:formula="of:=RANK([.AZ9];([.AH9]~[.AQ9]~[.AZ9]~[.BI9]~[.BR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9];([.AH9]~[.AQ9]~[.AZ9]~[.BI9]~[.BR9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10];([.AH10]~[.AQ10]~[.AZ10]~[.BI10]~[.BR10]);1)" office:value-type="float" office:value="1" calcext:value-type="float">
            <text:p>1</text:p>
          </table:table-cell>
          <table:table-cell table:style-name="ce9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0];([.AH10]~[.AQ10]~[.AZ10]~[.BI10]~[.BR1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9848772" calcext:value-type="float">
            <text:p>2.98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1.32661207294118" calcext:value-type="float">
            <text:p>1.33</text:p>
          </table:table-cell>
          <table:table-cell table:style-name="ce26" office:value-type="float" office:value="0.73114259433413" calcext:value-type="float">
            <text:p>0.73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67.65721572" calcext:value-type="float">
            <text:p>67.66</text:p>
          </table:table-cell>
          <table:table-cell table:style-name="ce39" table:formula="of:=RANK([.AQ11];([.AH11]~[.AQ11]~[.AZ11]~[.BI11]~[.BR11]);1)" office:value-type="float" office:value="5" calcext:value-type="float">
            <text:p>5</text:p>
          </table:table-cell>
          <table:table-cell table:style-name="ce9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0.975450392156863" calcext:value-type="float">
            <text:p>0.98</text:p>
          </table:table-cell>
          <table:table-cell table:style-name="ce26" office:value-type="float" office:value="1.17725204110615" calcext:value-type="float">
            <text:p>1.18</text:p>
          </table:table-cell>
          <table:table-cell table:style-name="ce26" office:value-type="float" office:value="0.215686274509804" calcext:value-type="float">
            <text:p>0.22</text:p>
          </table:table-cell>
          <table:table-cell table:style-name="ce26" office:value-type="float" office:value="49.74797" calcext:value-type="float">
            <text:p>49.75</text:p>
          </table:table-cell>
          <table:table-cell table:formula="of:=RANK([.BR11];([.AH11]~[.AQ11]~[.AZ11]~[.BI11]~[.BR11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120000000000005" calcext:value-type="float">
            <text:p>0.1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329411764705672" calcext:value-type="float">
            <text:p>0.0329</text:p>
          </table:table-cell>
          <table:table-cell table:style-name="ce15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12];([.AH12]~[.AQ12]~[.AZ12]~[.BI12]~[.BR12]);1)" office:value-type="float" office:value="1" calcext:value-type="float">
            <text:p>1</text:p>
          </table:table-cell>
          <table:table-cell table:style-name="ce9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2];([.AH12]~[.AQ12]~[.AZ12]~[.BI12]~[.BR12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1.77" calcext:value-type="float">
            <text:p>11.7700</text:p>
          </table:table-cell>
          <table:table-cell table:style-name="ce15" office:value-type="float" office:value="0.0599999999999454" calcext:value-type="float">
            <text:p>0.0600</text:p>
          </table:table-cell>
          <table:table-cell table:style-name="ce15" office:value-type="float" office:value="1.39764705882352" calcext:value-type="float">
            <text:p>1.3976</text:p>
          </table:table-cell>
          <table:table-cell table:style-name="ce15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6" office:value-type="float" office:value="0.12490888" calcext:value-type="float">
            <text:p>0.12</text:p>
          </table:table-cell>
          <table:table-cell table:style-name="ce26" office:value-type="float" office:value="18.596992" calcext:value-type="float">
            <text:p>18.60</text:p>
          </table:table-cell>
          <table:table-cell table:style-name="ce26" office:value-type="float" office:value="6.8923758" calcext:value-type="float">
            <text:p>6.89</text:p>
          </table:table-cell>
          <table:table-cell table:style-name="ce26" office:value-type="float" office:value="7.80383641392157" calcext:value-type="float">
            <text:p>7.80</text:p>
          </table:table-cell>
          <table:table-cell table:style-name="ce26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formula="of:=RANK([.AH13];([.AH13]~[.AQ13]~[.AZ13]~[.BI13]~[.BR13]);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37475361" calcext:value-type="float">
            <text:p>0.37</text:p>
          </table:table-cell>
          <table:table-cell table:style-name="ce26" office:value-type="float" office:value="30.176703" calcext:value-type="float">
            <text:p>30.18</text:p>
          </table:table-cell>
          <table:table-cell table:style-name="ce26" office:value-type="float" office:value="10.307337" calcext:value-type="float">
            <text:p>10.31</text:p>
          </table:table-cell>
          <table:table-cell table:style-name="ce26" office:value-type="float" office:value="10.4567005656863" calcext:value-type="float">
            <text:p>10.46</text:p>
          </table:table-cell>
          <table:table-cell table:style-name="ce26" office:value-type="float" office:value="7.92659939300766" calcext:value-type="float">
            <text:p>7.9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33.29172885" calcext:value-type="float">
            <text:p>533.29</text:p>
          </table:table-cell>
          <table:table-cell table:style-name="ce39" table:formula="of:=RANK([.AQ13];([.AH13]~[.AQ13]~[.AZ13]~[.BI13]~[.BR13]);1)" office:value-type="float" office:value="4" calcext:value-type="float">
            <text:p>4</text:p>
          </table:table-cell>
          <table:table-cell table:style-name="ce9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</text:p>
          </table:table-cell>
          <table:table-cell office:value-type="float" office:value="0.018973665960993" calcext:value-type="float">
            <text:p>0.01897366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299999999999727" calcext:value-type="float">
            <text:p>0.3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18736332" calcext:value-type="float">
            <text:p>0.19</text:p>
          </table:table-cell>
          <table:table-cell table:style-name="ce26" office:value-type="float" office:value="133.62037" calcext:value-type="float">
            <text:p>133.62</text:p>
          </table:table-cell>
          <table:table-cell table:style-name="ce26" office:value-type="float" office:value="7.0797391" calcext:value-type="float">
            <text:p>7.08</text:p>
          </table:table-cell>
          <table:table-cell table:style-name="ce26" office:value-type="float" office:value="16.5928395821569" calcext:value-type="float">
            <text:p>16.59</text:p>
          </table:table-cell>
          <table:table-cell table:style-name="ce26" office:value-type="float" office:value="29.0650574513233" calcext:value-type="float">
            <text:p>29.0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46.23481869" calcext:value-type="float">
            <text:p>846.23</text:p>
          </table:table-cell>
          <table:table-cell table:formula="of:=RANK([.BI13];([.AH13]~[.AQ13]~[.AZ13]~[.BI13]~[.BR13]);1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249818" calcext:value-type="float">
            <text:p>0.25</text:p>
          </table:table-cell>
          <table:table-cell table:style-name="ce26" office:value-type="float" office:value="25.0563" calcext:value-type="float">
            <text:p>25.06</text:p>
          </table:table-cell>
          <table:table-cell table:style-name="ce26" office:value-type="float" office:value="3.85214" calcext:value-type="float">
            <text:p>3.85</text:p>
          </table:table-cell>
          <table:table-cell table:style-name="ce26" office:value-type="float" office:value="6.01779437254902" calcext:value-type="float">
            <text:p>6.02</text:p>
          </table:table-cell>
          <table:table-cell table:style-name="ce26" office:value-type="float" office:value="5.48712079011532" calcext:value-type="float">
            <text:p>5.4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06.907513" calcext:value-type="float">
            <text:p>306.91</text:p>
          </table:table-cell>
          <table:table-cell table:formula="of:=RANK([.BR13];([.AH13]~[.AQ13]~[.AZ13]~[.BI13]~[.BR13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799999999999272" calcext:value-type="float">
            <text:p>0.08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784313725489483" calcext:value-type="float">
            <text:p>0.0078</text:p>
          </table:table-cell>
          <table:table-cell table:style-name="ce15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8145223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80813600902" calcext:value-type="float">
            <text:p>0.00</text:p>
          </table:table-cell>
          <table:table-cell table:style-name="ce26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0421493646002" calcext:value-type="float">
            <text:p>0.0704214936</text:p>
          </table:table-cell>
          <table:table-cell table:formula="of:=RANK([.AH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.0011619941" calcext:value-type="float">
            <text:p>0.00</text:p>
          </table:table-cell>
          <table:table-cell table:style-name="ce26" office:value-type="float" office:value="0.019633033" calcext:value-type="float">
            <text:p>0.02</text:p>
          </table:table-cell>
          <table:table-cell table:style-name="ce26" office:value-type="float" office:value="0.0070596413" calcext:value-type="float">
            <text:p>0.01</text:p>
          </table:table-cell>
          <table:table-cell table:style-name="ce26" office:value-type="float" office:value="0.0078593354" calcext:value-type="float">
            <text:p>0.01</text:p>
          </table:table-cell>
          <table:table-cell table:style-name="ce26" office:value-type="float" office:value="0.0059977802222360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008261054" calcext:value-type="float">
            <text:p>0.40</text:p>
          </table:table-cell>
          <table:table-cell table:style-name="ce39" table:formula="of:=RANK([.AQ14];([.AH14]~[.AQ14]~[.AZ14]~[.BI14]~[.BR14]);1)" office:value-type="float" office:value="5" calcext:value-type="float">
            <text:p>5</text:p>
          </table:table-cell>
          <table:table-cell table:style-name="ce9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.00000018122773" calcext:value-type="float">
            <text:p>0.00</text:p>
          </table:table-cell>
          <table:table-cell table:style-name="ce26" office:value-type="float" office:value="0.012980885" calcext:value-type="float">
            <text:p>0.01</text:p>
          </table:table-cell>
          <table:table-cell table:style-name="ce26" office:value-type="float" office:value="0.000017197201" calcext:value-type="float">
            <text:p>0.00</text:p>
          </table:table-cell>
          <table:table-cell table:style-name="ce26" office:value-type="float" office:value="0.00245798552372098" calcext:value-type="float">
            <text:p>0.00</text:p>
          </table:table-cell>
          <table:table-cell table:style-name="ce26" office:value-type="float" office:value="0.00361734134179572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2535726170977" calcext:value-type="float">
            <text:p>0.13</text:p>
          </table:table-cell>
          <table:table-cell table:formula="of:=RANK([.BI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86642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828294490196079" calcext:value-type="float">
            <text:p>0.00</text:p>
          </table:table-cell>
          <table:table-cell table:style-name="ce26" office:value-type="float" office:value="0.00188927808153435" calcext:value-type="float">
            <text:p>0.00</text:p>
          </table:table-cell>
          <table:table-cell table:style-name="ce26" office:value-type="float" office:value="0.725490196078431" calcext:value-type="float">
            <text:p>0.73</text:p>
          </table:table-cell>
          <table:table-cell table:style-name="ce26" office:value-type="float" office:value="0.042243019" calcext:value-type="float">
            <text:p>0.04</text:p>
          </table:table-cell>
          <table:table-cell table:formula="of:=RANK([.BR14];([.AH14]~[.AQ14]~[.AZ14]~[.BI14]~[.BR14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999999999999091" calcext:value-type="float">
            <text:p>0.0100</text:p>
          </table:table-cell>
          <table:table-cell table:style-name="ce15" office:value-type="float" office:value="0.0599999999999454" calcext:value-type="float">
            <text:p>0.0600</text:p>
          </table:table-cell>
          <table:table-cell table:style-name="ce15" office:value-type="float" office:value="0.0299999999999727" calcext:value-type="float">
            <text:p>0.0300</text:p>
          </table:table-cell>
          <table:table-cell table:style-name="ce15" office:value-type="float" office:value="0.0278431372548766" calcext:value-type="float">
            <text:p>0.0278</text:p>
          </table:table-cell>
          <table:table-cell table:style-name="ce15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6" office:value-type="float" office:value="0.0043107777" calcext:value-type="float">
            <text:p>0.00</text:p>
          </table:table-cell>
          <table:table-cell table:style-name="ce26" office:value-type="float" office:value="0.023665434" calcext:value-type="float">
            <text:p>0.02</text:p>
          </table:table-cell>
          <table:table-cell table:style-name="ce26" office:value-type="float" office:value="0.012527198" calcext:value-type="float">
            <text:p>0.01</text:p>
          </table:table-cell>
          <table:table-cell table:style-name="ce26" office:value-type="float" office:value="0.012245254154902" calcext:value-type="float">
            <text:p>0.01</text:p>
          </table:table-cell>
          <table:table-cell table:style-name="ce26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39631336" calcext:value-type="float">
            <text:p>0.00</text:p>
          </table:table-cell>
          <table:table-cell table:style-name="ce26" office:value-type="float" office:value="0.027816352" calcext:value-type="float">
            <text:p>0.03</text:p>
          </table:table-cell>
          <table:table-cell table:style-name="ce26" office:value-type="float" office:value="0.010959691" calcext:value-type="float">
            <text:p>0.01</text:p>
          </table:table-cell>
          <table:table-cell table:style-name="ce26" office:value-type="float" office:value="0.0119450657196078" calcext:value-type="float">
            <text:p>0.01</text:p>
          </table:table-cell>
          <table:table-cell table:style-name="ce26" office:value-type="float" office:value="0.00529090243819087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091983517" calcext:value-type="float">
            <text:p>0.61</text:p>
          </table:table-cell>
          <table:table-cell table:style-name="ce39" table:formula="of:=RANK([.AQ15];([.AH15]~[.AQ15]~[.AZ15]~[.BI15]~[.BR15]);1)" office:value-type="float" office:value="2" calcext:value-type="float">
            <text:p>2</text:p>
          </table:table-cell>
          <table:table-cell table:style-name="ce9" office:value-type="string" calcext:value-type="string">
            <text:p>$f_{13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466666666666242" calcext:value-type="float">
            <text:p>0.0466666667</text:p>
          </table:table-cell>
          <table:table-cell office:value-type="float" office:value="0.0260384331325594" calcext:value-type="float">
            <text:p>0.0260384331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8</text:p>
          </table:table-cell>
          <table:table-cell table:formula="of:=RANK([.AZ15];([.AH15]~[.AQ15]~[.AZ15]~[.BI15]~[.BR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28263274" calcext:value-type="float">
            <text:p>0.00</text:p>
          </table:table-cell>
          <table:table-cell table:style-name="ce26" office:value-type="float" office:value="0.02214346" calcext:value-type="float">
            <text:p>0.02</text:p>
          </table:table-cell>
          <table:table-cell table:style-name="ce26" office:value-type="float" office:value="0.013925991" calcext:value-type="float">
            <text:p>0.01</text:p>
          </table:table-cell>
          <table:table-cell table:style-name="ce26" office:value-type="float" office:value="0.0134592747176471" calcext:value-type="float">
            <text:p>0.01</text:p>
          </table:table-cell>
          <table:table-cell table:style-name="ce26" office:value-type="float" office:value="0.0062757405981804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864230106" calcext:value-type="float">
            <text:p>0.69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374799" calcext:value-type="float">
            <text:p>0.00</text:p>
          </table:table-cell>
          <table:table-cell table:style-name="ce26" office:value-type="float" office:value="0.0221593" calcext:value-type="float">
            <text:p>0.02</text:p>
          </table:table-cell>
          <table:table-cell table:style-name="ce26" office:value-type="float" office:value="0.0101473" calcext:value-type="float">
            <text:p>0.01</text:p>
          </table:table-cell>
          <table:table-cell table:style-name="ce26" office:value-type="float" office:value="0.0107057558823529" calcext:value-type="float">
            <text:p>0.01</text:p>
          </table:table-cell>
          <table:table-cell table:style-name="ce26" office:value-type="float" office:value="0.0063192344596647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54599355" calcext:value-type="float">
            <text:p>0.55</text:p>
          </table:table-cell>
          <table:table-cell table:formula="of:=RANK([.BR15];([.AH15]~[.AQ15]~[.AZ15]~[.BI15]~[.BR1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.00999999999999091" calcext:value-type="float">
            <text:p>0.0100</text:p>
          </table:table-cell>
          <table:table-cell table:style-name="ce15" office:value-type="float" office:value="0.0109803921568528" calcext:value-type="float">
            <text:p>0.0110</text:p>
          </table:table-cell>
          <table:table-cell table:style-name="ce15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6" office:value-type="float" office:value="0.0015062337" calcext:value-type="float">
            <text:p>0.00</text:p>
          </table:table-cell>
          <table:table-cell table:style-name="ce26" office:value-type="float" office:value="0.018952475" calcext:value-type="float">
            <text:p>0.02</text:p>
          </table:table-cell>
          <table:table-cell table:style-name="ce26" office:value-type="float" office:value="0.0058409463" calcext:value-type="float">
            <text:p>0.01</text:p>
          </table:table-cell>
          <table:table-cell table:style-name="ce26" office:value-type="float" office:value="0.00672852531568627" calcext:value-type="float">
            <text:p>0.01</text:p>
          </table:table-cell>
          <table:table-cell table:style-name="ce26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formula="of:=RANK([.AH16];([.AH16]~[.AQ16]~[.AZ16]~[.BI16]~[.BR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10190366" calcext:value-type="float">
            <text:p>0.01</text:p>
          </table:table-cell>
          <table:table-cell table:style-name="ce26" office:value-type="float" office:value="0.05877183" calcext:value-type="float">
            <text:p>0.06</text:p>
          </table:table-cell>
          <table:table-cell table:style-name="ce26" office:value-type="float" office:value="0.028127797" calcext:value-type="float">
            <text:p>0.03</text:p>
          </table:table-cell>
          <table:table-cell table:style-name="ce26" office:value-type="float" office:value="0.0276832570196078" calcext:value-type="float">
            <text:p>0.03</text:p>
          </table:table-cell>
          <table:table-cell table:style-name="ce26" office:value-type="float" office:value="0.010392249059244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411846108" calcext:value-type="float">
            <text:p>1.41</text:p>
          </table:table-cell>
          <table:table-cell table:style-name="ce39" table:formula="of:=RANK([.AQ16];([.AH16]~[.AQ16]~[.AZ16]~[.BI16]~[.BR16]);1)" office:value-type="float" office:value="4" calcext:value-type="float">
            <text:p>4</text:p>
          </table:table-cell>
          <table:table-cell table:style-name="ce9" office:value-type="string" calcext:value-type="string">
            <text:p>$f_{14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299999999999727" calcext:value-type="float">
            <text:p>0.03</text:p>
          </table:table-cell>
          <table:table-cell office:value-type="float" office:value="0.0282352941176214" calcext:value-type="float">
            <text:p>0.0282352941</text:p>
          </table:table-cell>
          <table:table-cell office:value-type="float" office:value="0.0213072757526431" calcext:value-type="float">
            <text:p>0.0213072758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4</text:p>
          </table:table-cell>
          <table:table-cell table:formula="of:=RANK([.AZ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19712201" calcext:value-type="float">
            <text:p>0.00</text:p>
          </table:table-cell>
          <table:table-cell table:style-name="ce26" office:value-type="float" office:value="0.031700177" calcext:value-type="float">
            <text:p>0.03</text:p>
          </table:table-cell>
          <table:table-cell table:style-name="ce26" office:value-type="float" office:value="0.0074129618" calcext:value-type="float">
            <text:p>0.01</text:p>
          </table:table-cell>
          <table:table-cell table:style-name="ce26" office:value-type="float" office:value="0.00846021869803922" calcext:value-type="float">
            <text:p>0.01</text:p>
          </table:table-cell>
          <table:table-cell table:style-name="ce26" office:value-type="float" office:value="0.0051512816840565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314711536" calcext:value-type="float">
            <text:p>0.43</text:p>
          </table:table-cell>
          <table:table-cell table:formula="of:=RANK([.BI16];([.AH16]~[.AQ16]~[.AZ16]~[.BI16]~[.BR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0659456" calcext:value-type="float">
            <text:p>0.00</text:p>
          </table:table-cell>
          <table:table-cell table:style-name="ce26" office:value-type="float" office:value="0.00539453" calcext:value-type="float">
            <text:p>0.01</text:p>
          </table:table-cell>
          <table:table-cell table:style-name="ce26" office:value-type="float" office:value="0.00207772" calcext:value-type="float">
            <text:p>0.00</text:p>
          </table:table-cell>
          <table:table-cell table:style-name="ce26" office:value-type="float" office:value="0.00225159543137255" calcext:value-type="float">
            <text:p>0.00</text:p>
          </table:table-cell>
          <table:table-cell table:style-name="ce26" office:value-type="float" office:value="0.00117633068848098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14831367" calcext:value-type="float">
            <text:p>0.11</text:p>
          </table:table-cell>
          <table:table-cell table:formula="of:=RANK([.BR16];([.AH16]~[.AQ16]~[.AZ16]~[.BI16]~[.BR16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599999999999" calcext:value-type="float">
            <text:p>0.3600</text:p>
          </table:table-cell>
          <table:table-cell table:style-name="ce15" office:value-type="float" office:value="0.190000000000055" calcext:value-type="float">
            <text:p>0.1900</text:p>
          </table:table-cell>
          <table:table-cell table:style-name="ce15" office:value-type="float" office:value="0.172549019607838" calcext:value-type="float">
            <text:p>0.1725</text:p>
          </table:table-cell>
          <table:table-cell table:style-name="ce15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float" office:value="0.098646721" calcext:value-type="float">
            <text:p>0.10</text:p>
          </table:table-cell>
          <table:table-cell table:style-name="ce26" office:value-type="float" office:value="0.26828475" calcext:value-type="float">
            <text:p>0.27</text:p>
          </table:table-cell>
          <table:table-cell table:style-name="ce26" office:value-type="float" office:value="0.15439764" calcext:value-type="float">
            <text:p>0.15</text:p>
          </table:table-cell>
          <table:table-cell table:style-name="ce26" office:value-type="float" office:value="0.157524589098039" calcext:value-type="float">
            <text:p>0.16</text:p>
          </table:table-cell>
          <table:table-cell table:style-name="ce26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formula="of:=RANK([.AH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5783476" calcext:value-type="float">
            <text:p>0.16</text:p>
          </table:table-cell>
          <table:table-cell table:style-name="ce26" office:value-type="float" office:value="0.38423978" calcext:value-type="float">
            <text:p>0.38</text:p>
          </table:table-cell>
          <table:table-cell table:style-name="ce26" office:value-type="float" office:value="0.28111413" calcext:value-type="float">
            <text:p>0.28</text:p>
          </table:table-cell>
          <table:table-cell table:style-name="ce26" office:value-type="float" office:value="0.27561214" calcext:value-type="float">
            <text:p>0.28</text:p>
          </table:table-cell>
          <table:table-cell table:style-name="ce26" office:value-type="float" office:value="0.0591677892348309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4.05621914" calcext:value-type="float">
            <text:p>14.06</text:p>
          </table:table-cell>
          <table:table-cell table:style-name="ce39" table:formula="of:=RANK([.AQ17];([.AH17]~[.AQ17]~[.AZ17]~[.BI17]~[.BR17]);1)" office:value-type="float" office:value="5" calcext:value-type="float">
            <text:p>5</text:p>
          </table:table-cell>
          <table:table-cell table:style-name="ce9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.198823529411744" calcext:value-type="float">
            <text:p>0.1988235294</text:p>
          </table:table-cell>
          <table:table-cell office:value-type="float" office:value="0.155003225772935" calcext:value-type="float">
            <text:p>0.155003225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.139999999999" calcext:value-type="float">
            <text:p>10.14</text:p>
          </table:table-cell>
          <table:table-cell table:formula="of:=RANK([.AZ17];([.AH17]~[.AQ17]~[.AZ17]~[.BI17]~[.BR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4798744" calcext:value-type="float">
            <text:p>0.15</text:p>
          </table:table-cell>
          <table:table-cell table:style-name="ce26" office:value-type="float" office:value="0.27615259" calcext:value-type="float">
            <text:p>0.28</text:p>
          </table:table-cell>
          <table:table-cell table:style-name="ce26" office:value-type="float" office:value="0.15439764" calcext:value-type="float">
            <text:p>0.15</text:p>
          </table:table-cell>
          <table:table-cell table:style-name="ce26" office:value-type="float" office:value="0.176051885098039" calcext:value-type="float">
            <text:p>0.18</text:p>
          </table:table-cell>
          <table:table-cell table:style-name="ce26" office:value-type="float" office:value="0.0465354691015074" calcext:value-type="float">
            <text:p>0.0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97864614" calcext:value-type="float">
            <text:p>8.98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57835" calcext:value-type="float">
            <text:p>0.16</text:p>
          </table:table-cell>
          <table:table-cell table:style-name="ce26" office:value-type="float" office:value="0.380349" calcext:value-type="float">
            <text:p>0.38</text:p>
          </table:table-cell>
          <table:table-cell table:style-name="ce26" office:value-type="float" office:value="0.272826" calcext:value-type="float">
            <text:p>0.27</text:p>
          </table:table-cell>
          <table:table-cell table:style-name="ce26" office:value-type="float" office:value="0.27063937254902" calcext:value-type="float">
            <text:p>0.27</text:p>
          </table:table-cell>
          <table:table-cell table:style-name="ce26" office:value-type="float" office:value="0.0769330272639781" calcext:value-type="float">
            <text:p>0.0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3.802608" calcext:value-type="float">
            <text:p>13.80</text:p>
          </table:table-cell>
          <table:table-cell table:formula="of:=RANK([.BR17];([.AH17]~[.AQ17]~[.AZ17]~[.BI17]~[.BR17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80000000000109" calcext:value-type="float">
            <text:p>0.3800</text:p>
          </table:table-cell>
          <table:table-cell table:style-name="ce15" office:value-type="float" office:value="0.0899999999999181" calcext:value-type="float">
            <text:p>0.0900</text:p>
          </table:table-cell>
          <table:table-cell table:style-name="ce15" office:value-type="float" office:value="0.0898039215686037" calcext:value-type="float">
            <text:p>0.0898</text:p>
          </table:table-cell>
          <table:table-cell table:style-name="ce15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6" office:value-type="float" office:value="0.01943182" calcext:value-type="float">
            <text:p>0.02</text:p>
          </table:table-cell>
          <table:table-cell table:style-name="ce26" office:value-type="float" office:value="0.57868752" calcext:value-type="float">
            <text:p>0.58</text:p>
          </table:table-cell>
          <table:table-cell table:style-name="ce26" office:value-type="float" office:value="0.077727283" calcext:value-type="float">
            <text:p>0.08</text:p>
          </table:table-cell>
          <table:table-cell table:style-name="ce26" office:value-type="float" office:value="0.103542614333333" calcext:value-type="float">
            <text:p>0.10</text:p>
          </table:table-cell>
          <table:table-cell table:style-name="ce26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formula="of:=RANK([.AH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97162174" calcext:value-type="float">
            <text:p>0.10</text:p>
          </table:table-cell>
          <table:table-cell table:style-name="ce26" office:value-type="float" office:value="0.9955345" calcext:value-type="float">
            <text:p>1.00</text:p>
          </table:table-cell>
          <table:table-cell table:style-name="ce26" office:value-type="float" office:value="0.38672469" calcext:value-type="float">
            <text:p>0.39</text:p>
          </table:table-cell>
          <table:table-cell table:style-name="ce26" office:value-type="float" office:value="0.415016513803922" calcext:value-type="float">
            <text:p>0.42</text:p>
          </table:table-cell>
          <table:table-cell table:style-name="ce26" office:value-type="float" office:value="0.201608533623687" calcext:value-type="float">
            <text:p>0.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1.165842204" calcext:value-type="float">
            <text:p>21.17</text:p>
          </table:table-cell>
          <table:table-cell table:style-name="ce39" table:formula="of:=RANK([.AQ18];([.AH18]~[.AQ18]~[.AZ18]~[.BI18]~[.BR18]);1)" office:value-type="float" office:value="5" calcext:value-type="float">
            <text:p>5</text:p>
          </table:table-cell>
          <table:table-cell table:style-name="ce9" office:value-type="string" calcext:value-type="string">
            <text:p>$f_{16}$</text:p>
          </table:table-cell>
          <table:table-cell office:value-type="float" office:value="0.0399999999999636" calcext:value-type="float">
            <text:p>0.04</text:p>
          </table:table-cell>
          <table:table-cell office:value-type="float" office:value="0.150000000000091" calcext:value-type="float">
            <text:p>0.15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847058823528731" calcext:value-type="float">
            <text:p>0.0847058824</text:p>
          </table:table-cell>
          <table:table-cell office:value-type="float" office:value="0.0495782210251308" calcext:value-type="float">
            <text:p>0.04957822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2</text:p>
          </table:table-cell>
          <table:table-cell table:formula="of:=RANK([.AZ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0692265" calcext:value-type="float">
            <text:p>0.31</text:p>
          </table:table-cell>
          <table:table-cell table:style-name="ce26" office:value-type="float" office:value="0.058295469" calcext:value-type="float">
            <text:p>0.06</text:p>
          </table:table-cell>
          <table:table-cell table:style-name="ce26" office:value-type="float" office:value="0.0868616194313726" calcext:value-type="float">
            <text:p>0.09</text:p>
          </table:table-cell>
          <table:table-cell table:style-name="ce26" office:value-type="float" office:value="0.0720879441781742" calcext:value-type="float">
            <text:p>0.07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4.429942591" calcext:value-type="float">
            <text:p>4.43</text:p>
          </table:table-cell>
          <table:table-cell table:formula="of:=RANK([.BI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971591" calcext:value-type="float">
            <text:p>0.10</text:p>
          </table:table-cell>
          <table:table-cell table:style-name="ce26" office:value-type="float" office:value="0.371052" calcext:value-type="float">
            <text:p>0.37</text:p>
          </table:table-cell>
          <table:table-cell table:style-name="ce26" office:value-type="float" office:value="0.18776" calcext:value-type="float">
            <text:p>0.19</text:p>
          </table:table-cell>
          <table:table-cell table:style-name="ce26" office:value-type="float" office:value="0.18495474117647" calcext:value-type="float">
            <text:p>0.18</text:p>
          </table:table-cell>
          <table:table-cell table:style-name="ce26" office:value-type="float" office:value="0.0632625322012137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9.43269179999999" calcext:value-type="float">
            <text:p>9.43</text:p>
          </table:table-cell>
          <table:table-cell table:formula="of:=RANK([.BR18];([.AH18]~[.AQ18]~[.AZ18]~[.BI18]~[.BR18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420000000000073" calcext:value-type="float">
            <text:p>0.4200</text:p>
          </table:table-cell>
          <table:table-cell table:style-name="ce15" office:value-type="float" office:value="0.210000000000036" calcext:value-type="float">
            <text:p>0.2100</text:p>
          </table:table-cell>
          <table:table-cell table:style-name="ce15" office:value-type="float" office:value="0.172941176470618" calcext:value-type="float">
            <text:p>0.1729</text:p>
          </table:table-cell>
          <table:table-cell table:style-name="ce15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1980611" calcext:value-type="float">
            <text:p>2.20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0.462657168039216" calcext:value-type="float">
            <text:p>0.46</text:p>
          </table:table-cell>
          <table:table-cell table:style-name="ce26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3.59551557" calcext:value-type="float">
            <text:p>23.59551557</text:p>
          </table:table-cell>
          <table:table-cell table:formula="of:=RANK([.AH19];([.AH19]~[.AQ19]~[.AZ19]~[.BI19]~[.BR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8.41132" calcext:value-type="float">
            <text:p>168.41</text:p>
          </table:table-cell>
          <table:table-cell table:style-name="ce26" office:value-type="float" office:value="1.411245" calcext:value-type="float">
            <text:p>1.41</text:p>
          </table:table-cell>
          <table:table-cell table:style-name="ce26" office:value-type="float" office:value="18.1785358997952" calcext:value-type="float">
            <text:p>18.18</text:p>
          </table:table-cell>
          <table:table-cell table:style-name="ce26" office:value-type="float" office:value="41.0871047052347" calcext:value-type="float">
            <text:p>41.09</text:p>
          </table:table-cell>
          <table:table-cell table:style-name="ce26" office:value-type="float" office:value="0.0588235294117647" calcext:value-type="float">
            <text:p>0.06</text:p>
          </table:table-cell>
          <table:table-cell table:style-name="ce26" office:value-type="float" office:value="927.105330889554" calcext:value-type="float">
            <text:p>927.11</text:p>
          </table:table-cell>
          <table:table-cell table:style-name="ce39" table:formula="of:=RANK([.AQ19];([.AH19]~[.AQ19]~[.AZ19]~[.BI19]~[.BR19]);1)" office:value-type="float" office:value="5" calcext:value-type="float">
            <text:p>5</text:p>
          </table:table-cell>
          <table:table-cell table:style-name="ce9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9.61129" calcext:value-type="float">
            <text:p>129.61</text:p>
          </table:table-cell>
          <table:table-cell table:style-name="ce26" office:value-type="float" office:value="0.62442895" calcext:value-type="float">
            <text:p>0.62</text:p>
          </table:table-cell>
          <table:table-cell table:style-name="ce26" office:value-type="float" office:value="8.53840877058823" calcext:value-type="float">
            <text:p>8.54</text:p>
          </table:table-cell>
          <table:table-cell table:style-name="ce26" office:value-type="float" office:value="21.2216843161258" calcext:value-type="float">
            <text:p>21.22</text:p>
          </table:table-cell>
          <table:table-cell table:style-name="ce26" office:value-type="float" office:value="0.137254901960784" calcext:value-type="float">
            <text:p>0.14</text:p>
          </table:table-cell>
          <table:table-cell table:style-name="ce26" office:value-type="float" office:value="435.4588473" calcext:value-type="float">
            <text:p>435.46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08143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22437058823529" calcext:value-type="float">
            <text:p>0.01</text:p>
          </table:table-cell>
          <table:table-cell table:style-name="ce26" office:value-type="float" office:value="0.0509844143532119" calcext:value-type="float">
            <text:p>0.05</text:p>
          </table:table-cell>
          <table:table-cell table:style-name="ce26" office:value-type="float" office:value="0.941176470588235" calcext:value-type="float">
            <text:p>0.94</text:p>
          </table:table-cell>
          <table:table-cell table:style-name="ce26" office:value-type="float" office:value="0.624429" calcext:value-type="float">
            <text:p>0.62</text:p>
          </table:table-cell>
          <table:table-cell table:formula="of:=RANK([.BR19];([.AH19]~[.AQ19]~[.AZ19]~[.BI19]~[.BR19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6" office:value-type="float" office:value="0.000014041333" calcext:value-type="float">
            <text:p>0.00</text:p>
          </table:table-cell>
          <table:table-cell table:style-name="ce26" office:value-type="float" office:value="0.99538819" calcext:value-type="float">
            <text:p>1.00</text:p>
          </table:table-cell>
          <table:table-cell table:style-name="ce26" office:value-type="float" office:value="0.00139544" calcext:value-type="float">
            <text:p>0.00</text:p>
          </table:table-cell>
          <table:table-cell table:style-name="ce26" office:value-type="float" office:value="0.0316603259727255" calcext:value-type="float">
            <text:p>0.03</text:p>
          </table:table-cell>
          <table:table-cell table:style-name="ce26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</text:p>
          </table:table-cell>
          <table:table-cell table:formula="of:=RANK([.AH20];([.AH20]~[.AQ20]~[.AZ20]~[.BI20]~[.BR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14940903" calcext:value-type="float">
            <text:p>0.00</text:p>
          </table:table-cell>
          <table:table-cell table:style-name="ce26" office:value-type="float" office:value="0.49780986" calcext:value-type="float">
            <text:p>0.50</text:p>
          </table:table-cell>
          <table:table-cell table:style-name="ce26" office:value-type="float" office:value="0.060686676" calcext:value-type="float">
            <text:p>0.06</text:p>
          </table:table-cell>
          <table:table-cell table:style-name="ce26" office:value-type="float" office:value="0.158606567122549" calcext:value-type="float">
            <text:p>0.16</text:p>
          </table:table-cell>
          <table:table-cell table:style-name="ce26" office:value-type="float" office:value="0.225392651170707" calcext:value-type="float">
            <text:p>0.2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08893492325" calcext:value-type="float">
            <text:p>8.09</text:p>
          </table:table-cell>
          <table:table-cell table:style-name="ce39" table:formula="of:=RANK([.AQ20];([.AH20]~[.AQ20]~[.AZ20]~[.BI20]~[.BR20]);1)" office:value-type="float" office:value="5" calcext:value-type="float">
            <text:p>5</text:p>
          </table:table-cell>
          <table:table-cell table:style-name="ce9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0764705882352246" calcext:value-type="float">
            <text:p>0.0076470588</text:p>
          </table:table-cell>
          <table:table-cell office:value-type="float" office:value="0.00632455532033101" calcext:value-type="float">
            <text:p>0.006324555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0.389999999999645" calcext:value-type="float">
            <text:p>0.39</text:p>
          </table:table-cell>
          <table:table-cell table:formula="of:=RANK([.AZ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10843823" calcext:value-type="float">
            <text:p>0.00</text:p>
          </table:table-cell>
          <table:table-cell table:style-name="ce26" office:value-type="float" office:value="0.15214363" calcext:value-type="float">
            <text:p>0.15</text:p>
          </table:table-cell>
          <table:table-cell table:style-name="ce26" office:value-type="float" office:value="0.00073041597" calcext:value-type="float">
            <text:p>0.00</text:p>
          </table:table-cell>
          <table:table-cell table:style-name="ce26" office:value-type="float" office:value="0.0057171671072549" calcext:value-type="float">
            <text:p>0.01</text:p>
          </table:table-cell>
          <table:table-cell table:style-name="ce26" office:value-type="float" office:value="0.0221470052575841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9157552247" calcext:value-type="float">
            <text:p>0.2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0324" calcext:value-type="float">
            <text:p>0.00</text:p>
          </table:table-cell>
          <table:table-cell table:style-name="ce26" office:value-type="float" office:value="0.00000321054" calcext:value-type="float">
            <text:p>0.00</text:p>
          </table:table-cell>
          <table:table-cell table:style-name="ce26" office:value-type="float" office:value="0.000046603360527451" calcext:value-type="float">
            <text:p>0.00</text:p>
          </table:table-cell>
          <table:table-cell table:style-name="ce26" office:value-type="float" office:value="0.000196488511049554" calcext:value-type="float">
            <text:p>0.00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0.0023767713869" calcext:value-type="float">
            <text:p>0.00</text:p>
          </table:table-cell>
          <table:table-cell table:formula="of:=RANK([.BR20];([.AH20]~[.AQ20]~[.AZ20]~[.BI20]~[.BR2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0980392156861853" calcext:value-type="float">
            <text:p>0.0010</text:p>
          </table:table-cell>
          <table:table-cell table:style-name="ce15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6169293" calcext:value-type="float">
            <text:p>0.2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30137167549291" calcext:value-type="float">
            <text:p>0.01</text:p>
          </table:table-cell>
          <table:table-cell table:style-name="ce26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63699554501383" calcext:value-type="float">
            <text:p>0.6636995545</text:p>
          </table:table-cell>
          <table:table-cell table:formula="of:=RANK([.AH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86869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734486712191335" calcext:value-type="float">
            <text:p>0.07</text:p>
          </table:table-cell>
          <table:table-cell table:style-name="ce26" office:value-type="float" office:value="0.252837232947221" calcext:value-type="float">
            <text:p>0.25</text:p>
          </table:table-cell>
          <table:table-cell table:style-name="ce26" office:value-type="float" office:value="0.588235294117647" calcext:value-type="float">
            <text:p>0.59</text:p>
          </table:table-cell>
          <table:table-cell table:style-name="ce26" office:value-type="float" office:value="3.74588223217581" calcext:value-type="float">
            <text:p>3.75</text:p>
          </table:table-cell>
          <table:table-cell table:style-name="ce39" table:formula="of:=RANK([.AQ21];([.AH21]~[.AQ21]~[.AZ21]~[.BI21]~[.BR21]);1)" office:value-type="float" office:value="5" calcext:value-type="float">
            <text:p>5</text:p>
          </table:table-cell>
          <table:table-cell table:style-name="ce9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76486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7395021247825" calcext:value-type="float">
            <text:p>0.02</text:p>
          </table:table-cell>
          <table:table-cell table:style-name="ce26" office:value-type="float" office:value="0.141178206338981" calcext:value-type="float">
            <text:p>0.14</text:p>
          </table:table-cell>
          <table:table-cell table:style-name="ce26" office:value-type="float" office:value="0.529411764705882" calcext:value-type="float">
            <text:p>0.53</text:p>
          </table:table-cell>
          <table:table-cell table:style-name="ce26" office:value-type="float" office:value="1.05771460836391" calcext:value-type="float">
            <text:p>1.06</text:p>
          </table:table-cell>
          <table:table-cell table:formula="of:=RANK([.BI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21];([.AH21]~[.AQ21]~[.AZ21]~[.BI21]~[.BR21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77642156" calcext:value-type="float">
            <text:p>0.08</text:p>
          </table:table-cell>
          <table:table-cell table:style-name="ce26" office:value-type="float" office:value="0.0041786926" calcext:value-type="float">
            <text:p>0.00</text:p>
          </table:table-cell>
          <table:table-cell table:style-name="ce26" office:value-type="float" office:value="0.0108908030596229" calcext:value-type="float">
            <text:p>0.01</text:p>
          </table:table-cell>
          <table:table-cell table:style-name="ce26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.55543095604077" calcext:value-type="float">
            <text:p>0.555430956</text:p>
          </table:table-cell>
          <table:table-cell table:formula="of:=RANK([.AH22];([.AH22]~[.AQ22]~[.AZ22]~[.BI22]~[.BR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.00000081844314" calcext:value-type="float">
            <text:p>0.00</text:p>
          </table:table-cell>
          <table:table-cell table:style-name="ce26" office:value-type="float" office:value="0.62170849" calcext:value-type="float">
            <text:p>0.62</text:p>
          </table:table-cell>
          <table:table-cell table:style-name="ce26" office:value-type="float" office:value="0.028769981" calcext:value-type="float">
            <text:p>0.03</text:p>
          </table:table-cell>
          <table:table-cell table:style-name="ce26" office:value-type="float" office:value="0.0825134662129047" calcext:value-type="float">
            <text:p>0.08</text:p>
          </table:table-cell>
          <table:table-cell table:style-name="ce26" office:value-type="float" office:value="0.155850495127751" calcext:value-type="float">
            <text:p>0.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20818677685814" calcext:value-type="float">
            <text:p>4.21</text:p>
          </table:table-cell>
          <table:table-cell table:style-name="ce39" table:formula="of:=RANK([.AQ22];([.AH22]~[.AQ22]~[.AZ22]~[.BI22]~[.BR22]);1)" office:value-type="float" office:value="5" calcext:value-type="float">
            <text:p>5</text:p>
          </table:table-cell>
          <table:table-cell table:style-name="ce9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.00023629884" calcext:value-type="float">
            <text:p>0.00</text:p>
          </table:table-cell>
          <table:table-cell table:style-name="ce26" office:value-type="float" office:value="0.042483386" calcext:value-type="float">
            <text:p>0.04</text:p>
          </table:table-cell>
          <table:table-cell table:style-name="ce26" office:value-type="float" office:value="0.010932293" calcext:value-type="float">
            <text:p>0.01</text:p>
          </table:table-cell>
          <table:table-cell table:style-name="ce26" office:value-type="float" office:value="0.0139115682158823" calcext:value-type="float">
            <text:p>0.01</text:p>
          </table:table-cell>
          <table:table-cell table:style-name="ce26" office:value-type="float" office:value="0.0169022758234854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0948997901" calcext:value-type="float">
            <text:p>0.71</text:p>
          </table:table-cell>
          <table:table-cell table:formula="of:=RANK([.BI22];([.AH22]~[.AQ22]~[.AZ22]~[.BI22]~[.BR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810854" calcext:value-type="float">
            <text:p>0.08</text:p>
          </table:table-cell>
          <table:table-cell table:style-name="ce26" office:value-type="float" office:value="0.00000738872" calcext:value-type="float">
            <text:p>0.00</text:p>
          </table:table-cell>
          <table:table-cell table:style-name="ce26" office:value-type="float" office:value="0.00882620804091177" calcext:value-type="float">
            <text:p>0.01</text:p>
          </table:table-cell>
          <table:table-cell table:style-name="ce26" office:value-type="float" office:value="0.0184555948593383" calcext:value-type="float">
            <text:p>0.02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0.4501366100865" calcext:value-type="float">
            <text:p>0.45</text:p>
          </table:table-cell>
          <table:table-cell table:formula="of:=RANK([.BR22];([.AH22]~[.AQ22]~[.AZ22]~[.BI22]~[.BR22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20000000000164" calcext:value-type="float">
            <text:p>0.3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792156862745002" calcext:value-type="float">
            <text:p>0.0792</text:p>
          </table:table-cell>
          <table:table-cell table:style-name="ce15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6" office:value-type="float" office:value="0.000000024888777" calcext:value-type="float">
            <text:p>0.00</text:p>
          </table:table-cell>
          <table:table-cell table:style-name="ce26" office:value-type="float" office:value="0.32781562" calcext:value-type="float">
            <text:p>0.33</text:p>
          </table:table-cell>
          <table:table-cell table:style-name="ce26" office:value-type="float" office:value="0.0001598858" calcext:value-type="float">
            <text:p>0.00</text:p>
          </table:table-cell>
          <table:table-cell table:style-name="ce26" office:value-type="float" office:value="0.0385433608851996" calcext:value-type="float">
            <text:p>0.04</text:p>
          </table:table-cell>
          <table:table-cell table:style-name="ce26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</text:p>
          </table:table-cell>
          <table:table-cell table:formula="of:=RANK([.AH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.0000013157482" calcext:value-type="float">
            <text:p>0.00</text:p>
          </table:table-cell>
          <table:table-cell table:style-name="ce26" office:value-type="float" office:value="0.9874107" calcext:value-type="float">
            <text:p>0.99</text:p>
          </table:table-cell>
          <table:table-cell table:style-name="ce26" office:value-type="float" office:value="0.31798285" calcext:value-type="float">
            <text:p>0.32</text:p>
          </table:table-cell>
          <table:table-cell table:style-name="ce26" office:value-type="float" office:value="0.346151219199141" calcext:value-type="float">
            <text:p>0.35</text:p>
          </table:table-cell>
          <table:table-cell table:style-name="ce26" office:value-type="float" office:value="0.458751407701894" calcext:value-type="float">
            <text:p>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7.6537121791562" calcext:value-type="float">
            <text:p>17.65</text:p>
          </table:table-cell>
          <table:table-cell table:style-name="ce39" table:formula="of:=RANK([.AQ23];([.AH23]~[.AQ23]~[.AZ23]~[.BI23]~[.BR23]);1)" office:value-type="float" office:value="5" calcext:value-type="float">
            <text:p>5</text:p>
          </table:table-cell>
          <table:table-cell table:style-name="ce9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.0000031639265" calcext:value-type="float">
            <text:p>0.00</text:p>
          </table:table-cell>
          <table:table-cell table:style-name="ce26" office:value-type="float" office:value="0.31927332" calcext:value-type="float">
            <text:p>0.32</text:p>
          </table:table-cell>
          <table:table-cell table:style-name="ce26" office:value-type="float" office:value="0.00059656065" calcext:value-type="float">
            <text:p>0.00</text:p>
          </table:table-cell>
          <table:table-cell table:style-name="ce26" office:value-type="float" office:value="0.0526303806311274" calcext:value-type="float">
            <text:p>0.05</text:p>
          </table:table-cell>
          <table:table-cell table:style-name="ce26" office:value-type="float" office:value="0.119145615547802" calcext:value-type="float">
            <text:p>0.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6841494121875" calcext:value-type="float">
            <text:p>2.68</text:p>
          </table:table-cell>
          <table:table-cell table:formula="of:=RANK([.BI23];([.AH23]~[.AQ23]~[.AZ23]~[.BI23]~[.BR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8523" calcext:value-type="float">
            <text:p>0.49</text:p>
          </table:table-cell>
          <table:table-cell table:style-name="ce26" office:value-type="float" office:value="0.0000000770201" calcext:value-type="float">
            <text:p>0.00</text:p>
          </table:table-cell>
          <table:table-cell table:style-name="ce26" office:value-type="float" office:value="0.0270304026288412" calcext:value-type="float">
            <text:p>0.03</text:p>
          </table:table-cell>
          <table:table-cell table:style-name="ce26" office:value-type="float" office:value="0.0949106449779919" calcext:value-type="float">
            <text:p>0.09</text:p>
          </table:table-cell>
          <table:table-cell table:style-name="ce26" office:value-type="float" office:value="0.294117647058824" calcext:value-type="float">
            <text:p>0.29</text:p>
          </table:table-cell>
          <table:table-cell table:style-name="ce26" office:value-type="float" office:value="1.3785505340709" calcext:value-type="float">
            <text:p>1.38</text:p>
          </table:table-cell>
          <table:table-cell table:formula="of:=RANK([.BR23];([.AH23]~[.AQ23]~[.AZ23]~[.BI23]~[.BR23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630000000000109" calcext:value-type="float">
            <text:p>0.63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0.190784313725464" calcext:value-type="float">
            <text:p>0.1908</text:p>
          </table:table-cell>
          <table:table-cell table:style-name="ce15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6" office:value-type="float" office:value="0.00000097856764" calcext:value-type="float">
            <text:p>0.00</text:p>
          </table:table-cell>
          <table:table-cell table:style-name="ce26" office:value-type="float" office:value="0.031530729" calcext:value-type="float">
            <text:p>0.03</text:p>
          </table:table-cell>
          <table:table-cell table:style-name="ce26" office:value-type="float" office:value="0.0015189704" calcext:value-type="float">
            <text:p>0.00</text:p>
          </table:table-cell>
          <table:table-cell table:style-name="ce26" office:value-type="float" office:value="0.00420114369901647" calcext:value-type="float">
            <text:p>0.00</text:p>
          </table:table-cell>
          <table:table-cell table:style-name="ce26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</text:p>
          </table:table-cell>
          <table:table-cell table:formula="of:=RANK([.AH24];([.AH24]~[.AQ24]~[.AZ24]~[.BI24]~[.BR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000015612613" calcext:value-type="float">
            <text:p>0.00</text:p>
          </table:table-cell>
          <table:table-cell table:style-name="ce26" office:value-type="float" office:value="0.33226127" calcext:value-type="float">
            <text:p>0.33</text:p>
          </table:table-cell>
          <table:table-cell table:style-name="ce26" office:value-type="float" office:value="0.019169336" calcext:value-type="float">
            <text:p>0.02</text:p>
          </table:table-cell>
          <table:table-cell table:style-name="ce26" office:value-type="float" office:value="0.025584240647532" calcext:value-type="float">
            <text:p>0.03</text:p>
          </table:table-cell>
          <table:table-cell table:style-name="ce26" office:value-type="float" office:value="0.063032224367154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30479627302413" calcext:value-type="float">
            <text:p>1.30</text:p>
          </table:table-cell>
          <table:table-cell table:style-name="ce39" table:formula="of:=RANK([.AQ24];([.AH24]~[.AQ24]~[.AZ24]~[.BI24]~[.BR24]);1)" office:value-type="float" office:value="5" calcext:value-type="float">
            <text:p>5</text:p>
          </table:table-cell>
          <table:table-cell table:style-name="ce9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2</text:p>
          </table:table-cell>
          <table:table-cell office:value-type="float" office:value="0.0276405499223428" calcext:value-type="float">
            <text:p>0.027640549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190000000001874" calcext:value-type="float">
            <text:p>0.19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17853507" calcext:value-type="float">
            <text:p>0.00</text:p>
          </table:table-cell>
          <table:table-cell table:style-name="ce26" office:value-type="float" office:value="0.021351629" calcext:value-type="float">
            <text:p>0.02</text:p>
          </table:table-cell>
          <table:table-cell table:style-name="ce26" office:value-type="float" office:value="0.0048919103" calcext:value-type="float">
            <text:p>0.00</text:p>
          </table:table-cell>
          <table:table-cell table:style-name="ce26" office:value-type="float" office:value="0.00571506065686274" calcext:value-type="float">
            <text:p>0.01</text:p>
          </table:table-cell>
          <table:table-cell table:style-name="ce26" office:value-type="float" office:value="0.0094761009640752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914680935" calcext:value-type="float">
            <text:p>0.29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00000633331" calcext:value-type="float">
            <text:p>0.00</text:p>
          </table:table-cell>
          <table:table-cell table:style-name="ce26" office:value-type="float" office:value="0.0220986" calcext:value-type="float">
            <text:p>0.02</text:p>
          </table:table-cell>
          <table:table-cell table:style-name="ce26" office:value-type="float" office:value="0.0198895" calcext:value-type="float">
            <text:p>0.02</text:p>
          </table:table-cell>
          <table:table-cell table:style-name="ce26" office:value-type="float" office:value="0.0148155229065314" calcext:value-type="float">
            <text:p>0.01</text:p>
          </table:table-cell>
          <table:table-cell table:style-name="ce26" office:value-type="float" office:value="0.01010777526054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555916682331" calcext:value-type="float">
            <text:p>0.76</text:p>
          </table:table-cell>
          <table:table-cell table:formula="of:=RANK([.BR24];([.AH24]~[.AQ24]~[.AZ24]~[.BI24]~[.BR24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5" office:value-type="float" office:value="329.46" calcext:value-type="float">
            <text:p>329.46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25];([.AH25]~[.AQ25]~[.AZ25]~[.BI25]~[.BR25]);1)" office:value-type="float" office:value="2" calcext:value-type="float">
            <text:p>2</text:p>
          </table:table-cell>
          <table:table-cell table:style-name="ce9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50.9901951359278" calcext:value-type="float">
            <text:p>50.990195135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329.45747" calcext:value-type="float">
            <text:p>329.46</text:p>
          </table:table-cell>
          <table:table-cell table:style-name="ce26" office:value-type="float" office:value="291.381743529412" calcext:value-type="float">
            <text:p>291.38</text:p>
          </table:table-cell>
          <table:table-cell table:style-name="ce26" office:value-type="float" office:value="109.848305894705" calcext:value-type="float">
            <text:p>109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4860.46892" calcext:value-type="float">
            <text:p>14860.47</text:p>
          </table:table-cell>
          <table:table-cell table:formula="of:=RANK([.BI25];([.AH25]~[.AQ25]~[.AZ25]~[.BI25]~[.BR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29.457" calcext:value-type="float">
            <text:p>329.46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6802.307" calcext:value-type="float">
            <text:p>16802.31</text:p>
          </table:table-cell>
          <table:table-cell table:formula="of:=RANK([.BR25];([.AH25]~[.AQ25]~[.AZ25]~[.BI25]~[.BR25]);1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7.43279" calcext:value-type="float">
            <text:p>107.43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401759411765" calcext:value-type="float">
            <text:p>100.40</text:p>
          </table:table-cell>
          <table:table-cell table:style-name="ce26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formula="of:=RANK([.AH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62461" calcext:value-type="float">
            <text:p>108.62</text:p>
          </table:table-cell>
          <table:table-cell table:style-name="ce26" office:value-type="float" office:value="106.59502" calcext:value-type="float">
            <text:p>106.60</text:p>
          </table:table-cell>
          <table:table-cell table:style-name="ce26" office:value-type="float" office:value="105.624503921569" calcext:value-type="float">
            <text:p>105.62</text:p>
          </table:table-cell>
          <table:table-cell table:style-name="ce26" office:value-type="float" office:value="3.14243709383497" calcext:value-type="float">
            <text:p>3.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386.8497" calcext:value-type="float">
            <text:p>5386.85</text:p>
          </table:table-cell>
          <table:table-cell table:style-name="ce39" table:formula="of:=RANK([.AQ26];([.AH26]~[.AQ26]~[.AZ26]~[.BI26]~[.BR26]);1)" office:value-type="float" office:value="5" calcext:value-type="float">
            <text:p>5</text:p>
          </table:table-cell>
          <table:table-cell table:style-name="ce9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4</text:p>
          </table:table-cell>
          <table:table-cell office:value-type="float" office:value="0.133093951778427" calcext:value-type="float">
            <text:p>0.1330939518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.32999999999993" calcext:value-type="float">
            <text:p>1.33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5100" calcext:value-type="float">
            <text:p>5100.00</text:p>
          </table:table-cell>
          <table:table-cell table:formula="of:=RANK([.BI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494" calcext:value-type="float">
            <text:p>108.49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3.015764705882" calcext:value-type="float">
            <text:p>103.02</text:p>
          </table:table-cell>
          <table:table-cell table:style-name="ce26" office:value-type="float" office:value="4.50264962438785" calcext:value-type="float">
            <text:p>4.5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253.804" calcext:value-type="float">
            <text:p>5253.80</text:p>
          </table:table-cell>
          <table:table-cell table:formula="of:=RANK([.BR26];([.AH26]~[.AQ26]~[.AZ26]~[.BI26]~[.BR26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1.41813" calcext:value-type="float">
            <text:p>111.42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753904901961" calcext:value-type="float">
            <text:p>100.75</text:p>
          </table:table-cell>
          <table:table-cell table:style-name="ce26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formula="of:=RANK([.AH27];([.AH27]~[.AQ27]~[.AZ27]~[.BI27]~[.BR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114.37935" calcext:value-type="float">
            <text:p>114.38</text:p>
          </table:table-cell>
          <table:table-cell table:style-name="ce26" office:value-type="float" office:value="126.836102352941" calcext:value-type="float">
            <text:p>126.84</text:p>
          </table:table-cell>
          <table:table-cell table:style-name="ce26" office:value-type="float" office:value="41.4623639630981" calcext:value-type="float">
            <text:p>41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468.64122" calcext:value-type="float">
            <text:p>6468.64</text:p>
          </table:table-cell>
          <table:table-cell table:style-name="ce39" table:formula="of:=RANK([.AQ27];([.AH27]~[.AQ27]~[.AZ27]~[.BI27]~[.BR27]);1)" office:value-type="float" office:value="5" calcext:value-type="float">
            <text:p>5</text:p>
          </table:table-cell>
          <table:table-cell table:style-name="ce9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1.99544" calcext:value-type="float">
            <text:p>122.00</text:p>
          </table:table-cell>
          <table:table-cell table:style-name="ce26" office:value-type="float" office:value="108.71472" calcext:value-type="float">
            <text:p>108.71</text:p>
          </table:table-cell>
          <table:table-cell table:style-name="ce26" office:value-type="float" office:value="106.544800196078" calcext:value-type="float">
            <text:p>106.54</text:p>
          </table:table-cell>
          <table:table-cell table:style-name="ce26" office:value-type="float" office:value="9.45857933756936" calcext:value-type="float">
            <text:p>9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433.78481" calcext:value-type="float">
            <text:p>5433.78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1.32" calcext:value-type="float">
            <text:p>201.32</text:p>
          </table:table-cell>
          <table:table-cell table:style-name="ce26" office:value-type="float" office:value="112.185" calcext:value-type="float">
            <text:p>112.19</text:p>
          </table:table-cell>
          <table:table-cell table:style-name="ce26" office:value-type="float" office:value="109.858921568627" calcext:value-type="float">
            <text:p>109.86</text:p>
          </table:table-cell>
          <table:table-cell table:style-name="ce26" office:value-type="float" office:value="18.2797850430469" calcext:value-type="float">
            <text:p>18.2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602.805" calcext:value-type="float">
            <text:p>5602.81</text:p>
          </table:table-cell>
          <table:table-cell table:formula="of:=RANK([.BR27];([.AH27]~[.AQ27]~[.AZ27]~[.BI27]~[.BR27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100.01" calcext:value-type="float">
            <text:p>100.0100</text:p>
          </table:table-cell>
          <table:table-cell table:style-name="ce15" office:value-type="float" office:value="100.06" calcext:value-type="float">
            <text:p>100.0600</text:p>
          </table:table-cell>
          <table:table-cell table:style-name="ce15" office:value-type="float" office:value="100.03" calcext:value-type="float">
            <text:p>100.0300</text:p>
          </table:table-cell>
          <table:table-cell table:style-name="ce15" office:value-type="float" office:value="100.030784313726" calcext:value-type="float">
            <text:p>100.0308</text:p>
          </table:table-cell>
          <table:table-cell table:style-name="ce15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6" office:value-type="float" office:value="100.00567" calcext:value-type="float">
            <text:p>100.01</text:p>
          </table:table-cell>
          <table:table-cell table:style-name="ce26" office:value-type="float" office:value="100.02406" calcext:value-type="float">
            <text:p>100.02</text:p>
          </table:table-cell>
          <table:table-cell table:style-name="ce26" office:value-type="float" office:value="100.01122" calcext:value-type="float">
            <text:p>100.01</text:p>
          </table:table-cell>
          <table:table-cell table:style-name="ce26" office:value-type="float" office:value="100.012669607843" calcext:value-type="float">
            <text:p>100.01</text:p>
          </table:table-cell>
          <table:table-cell table:style-name="ce26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formula="of:=RANK([.AH28];([.AH28]~[.AQ28]~[.AZ28]~[.BI28]~[.BR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318" calcext:value-type="float">
            <text:p>100.00</text:p>
          </table:table-cell>
          <table:table-cell table:style-name="ce26" office:value-type="float" office:value="100.02642" calcext:value-type="float">
            <text:p>100.03</text:p>
          </table:table-cell>
          <table:table-cell table:style-name="ce26" office:value-type="float" office:value="100.01095" calcext:value-type="float">
            <text:p>100.01</text:p>
          </table:table-cell>
          <table:table-cell table:style-name="ce26" office:value-type="float" office:value="100.012037254902" calcext:value-type="float">
            <text:p>100.01</text:p>
          </table:table-cell>
          <table:table-cell table:style-name="ce26" office:value-type="float" office:value="0.00781901310907859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6139" calcext:value-type="float">
            <text:p>5100.61</text:p>
          </table:table-cell>
          <table:table-cell table:style-name="ce39" table:formula="of:=RANK([.AQ28];([.AH28]~[.AQ28]~[.AZ28]~[.BI28]~[.BR28]);1)" office:value-type="float" office:value="3" calcext:value-type="float">
            <text:p>3</text:p>
          </table:table-cell>
          <table:table-cell table:style-name="ce9" office:value-type="string" calcext:value-type="string">
            <text:p>$f_{26}$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</text:p>
          </table:table-cell>
          <table:table-cell office:value-type="float" office:value="51.9945098039215" calcext:value-type="float">
            <text:p>51.9945098039</text:p>
          </table:table-cell>
          <table:table-cell office:value-type="float" office:value="31.8935821757293" calcext:value-type="float">
            <text:p>31.8935821757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235" calcext:value-type="float">
            <text:p>100.00</text:p>
          </table:table-cell>
          <table:table-cell table:style-name="ce26" office:value-type="float" office:value="100.02314" calcext:value-type="float">
            <text:p>100.02</text:p>
          </table:table-cell>
          <table:table-cell table:style-name="ce26" office:value-type="float" office:value="100.01424" calcext:value-type="float">
            <text:p>100.01</text:p>
          </table:table-cell>
          <table:table-cell table:style-name="ce26" office:value-type="float" office:value="100.014637647059" calcext:value-type="float">
            <text:p>100.01</text:p>
          </table:table-cell>
          <table:table-cell table:style-name="ce26" office:value-type="float" office:value="0.00388038168225694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74652" calcext:value-type="float">
            <text:p>5100.75</text:p>
          </table:table-cell>
          <table:table-cell table:formula="of:=RANK([.BI28];([.AH28]~[.AQ28]~[.AZ28]~[.BI28]~[.BR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5" calcext:value-type="float">
            <text:p>100.01</text:p>
          </table:table-cell>
          <table:table-cell table:style-name="ce26" office:value-type="float" office:value="100.021" calcext:value-type="float">
            <text:p>100.02</text:p>
          </table:table-cell>
          <table:table-cell table:style-name="ce26" office:value-type="float" office:value="100.011" calcext:value-type="float">
            <text:p>100.01</text:p>
          </table:table-cell>
          <table:table-cell table:style-name="ce26" office:value-type="float" office:value="100.011470588235" calcext:value-type="float">
            <text:p>100.01</text:p>
          </table:table-cell>
          <table:table-cell table:style-name="ce26" office:value-type="float" office:value="0.0050970579749536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585" calcext:value-type="float">
            <text:p>5100.59</text:p>
          </table:table-cell>
          <table:table-cell table:formula="of:=RANK([.BR28];([.AH28]~[.AQ28]~[.AZ28]~[.BI28]~[.BR28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float" office:value="0.0399999999999636" calcext:value-type="float">
            <text:p>0.0400</text:p>
          </table:table-cell>
          <table:table-cell table:style-name="ce15" office:value-type="float" office:value="400" calcext:value-type="float">
            <text:p>400.0000</text:p>
          </table:table-cell>
          <table:table-cell table:style-name="ce15" office:value-type="float" office:value="0.190000000000055" calcext:value-type="float">
            <text:p>0.1900</text:p>
          </table:table-cell>
          <table:table-cell table:style-name="ce15" office:value-type="float" office:value="139.320392156863" calcext:value-type="float">
            <text:p>139.3204</text:p>
          </table:table-cell>
          <table:table-cell table:style-name="ce15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6" office:value-type="float" office:value="0.012213847" calcext:value-type="float">
            <text:p>0.01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0.54868579" calcext:value-type="float">
            <text:p>0.55</text:p>
          </table:table-cell>
          <table:table-cell table:style-name="ce26" office:value-type="float" office:value="12.266764194451" calcext:value-type="float">
            <text:p>12.27</text:p>
          </table:table-cell>
          <table:table-cell table:style-name="ce26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formula="of:=RANK([.AH29];([.AH29]~[.AQ29]~[.AZ29]~[.BI29]~[.BR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0.00099" calcext:value-type="float">
            <text:p>200.00</text:p>
          </table:table-cell>
          <table:table-cell table:style-name="ce26" office:value-type="float" office:value="0.74062897" calcext:value-type="float">
            <text:p>0.74</text:p>
          </table:table-cell>
          <table:table-cell table:style-name="ce26" office:value-type="float" office:value="49.0077089541823" calcext:value-type="float">
            <text:p>49.01</text:p>
          </table:table-cell>
          <table:table-cell table:style-name="ce26" office:value-type="float" office:value="98.2639709732518" calcext:value-type="float">
            <text:p>98.26</text:p>
          </table:table-cell>
          <table:table-cell table:style-name="ce26" office:value-type="float" office:value="0.235294117647059" calcext:value-type="float">
            <text:p>0.24</text:p>
          </table:table-cell>
          <table:table-cell table:style-name="ce26" office:value-type="float" office:value="2499.3931566633" calcext:value-type="float">
            <text:p>2499.39</text:p>
          </table:table-cell>
          <table:table-cell table:style-name="ce39" table:formula="of:=RANK([.AQ29];([.AH29]~[.AQ29]~[.AZ29]~[.BI29]~[.BR29]);1)" office:value-type="float" office:value="5" calcext:value-type="float">
            <text:p>5</text:p>
          </table:table-cell>
          <table:table-cell table:style-name="ce9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1</text:p>
          </table:table-cell>
          <table:table-cell office:value-type="float" office:value="0.539999999999964" calcext:value-type="float">
            <text:p>0.54</text:p>
          </table:table-cell>
          <table:table-cell office:value-type="float" office:value="0.560392156862753" calcext:value-type="float">
            <text:p>0.5603921569</text:p>
          </table:table-cell>
          <table:table-cell office:value-type="float" office:value="0.291592180965185" calcext:value-type="float">
            <text:p>0.291592181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12.30164" calcext:value-type="float">
            <text:p>312.30</text:p>
          </table:table-cell>
          <table:table-cell table:style-name="ce26" office:value-type="float" office:value="0.62207196" calcext:value-type="float">
            <text:p>0.62</text:p>
          </table:table-cell>
          <table:table-cell table:style-name="ce26" office:value-type="float" office:value="47.8795823243137" calcext:value-type="float">
            <text:p>47.88</text:p>
          </table:table-cell>
          <table:table-cell table:style-name="ce26" office:value-type="float" office:value="289.016181967925" calcext:value-type="float">
            <text:p>289.02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2441.85869854" calcext:value-type="float">
            <text:p>2441.86</text:p>
          </table:table-cell>
          <table:table-cell table:formula="of:=RANK([.BI29];([.AH29]~[.AQ29]~[.AZ29]~[.BI29]~[.BR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50.279" calcext:value-type="float">
            <text:p>350.2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8.6558823529412" calcext:value-type="float">
            <text:p>48.66</text:p>
          </table:table-cell>
          <table:table-cell table:style-name="ce26" office:value-type="float" office:value="124.287538319978" calcext:value-type="float">
            <text:p>124.29</text:p>
          </table:table-cell>
          <table:table-cell table:style-name="ce26" office:value-type="float" office:value="0.843137254901961" calcext:value-type="float">
            <text:p>0.84</text:p>
          </table:table-cell>
          <table:table-cell table:style-name="ce26" office:value-type="float" office:value="2481.45" calcext:value-type="float">
            <text:p>2481.45</text:p>
          </table:table-cell>
          <table:table-cell table:formula="of:=RANK([.BR29];([.AH29]~[.AQ29]~[.AZ29]~[.BI29]~[.BR29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342.72" calcext:value-type="float">
            <text:p>342.7200</text:p>
          </table:table-cell>
          <table:table-cell table:number-columns-repeated="2" table:style-name="ce15" office:value-type="float" office:value="356.83" calcext:value-type="float">
            <text:p>356.8300</text:p>
          </table:table-cell>
          <table:table-cell table:style-name="ce15" office:value-type="float" office:value="354.539803921569" calcext:value-type="float">
            <text:p>354.5398</text:p>
          </table:table-cell>
          <table:table-cell table:style-name="ce15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30];([.AH30]~[.AQ30]~[.AZ30]~[.BI30]~[.BR30]);1)" office:value-type="float" office:value="1" calcext:value-type="float">
            <text:p>1</text:p>
          </table:table-cell>
          <table:table-cell table:style-name="ce9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</text:p>
          </table:table-cell>
          <table:table-cell office:value-type="float" office:value="160.352964768351" calcext:value-type="float">
            <text:p>160.3529647684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60.06118" calcext:value-type="float">
            <text:p>360.06</text:p>
          </table:table-cell>
          <table:table-cell table:style-name="ce26" office:value-type="float" office:value="480.84133" calcext:value-type="float">
            <text:p>480.84</text:p>
          </table:table-cell>
          <table:table-cell table:style-name="ce26" office:value-type="float" office:value="372.11384" calcext:value-type="float">
            <text:p>372.11</text:p>
          </table:table-cell>
          <table:table-cell table:style-name="ce26" office:value-type="float" office:value="380.538044313725" calcext:value-type="float">
            <text:p>380.54</text:p>
          </table:table-cell>
          <table:table-cell table:style-name="ce26" office:value-type="float" office:value="30.2931933517601" calcext:value-type="float">
            <text:p>30.2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407.44026" calcext:value-type="float">
            <text:p>19407.44</text:p>
          </table:table-cell>
          <table:table-cell table:formula="of:=RANK([.BI30];([.AH30]~[.AQ30]~[.AZ30]~[.BI30]~[.BR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56.827" calcext:value-type="float">
            <text:p>356.83</text:p>
          </table:table-cell>
          <table:table-cell table:style-name="ce26" office:value-type="float" office:value="469.482" calcext:value-type="float">
            <text:p>469.48</text:p>
          </table:table-cell>
          <table:table-cell table:style-name="ce26" office:value-type="float" office:value="369.371" calcext:value-type="float">
            <text:p>369.37</text:p>
          </table:table-cell>
          <table:table-cell table:style-name="ce26" office:value-type="float" office:value="376.424843137255" calcext:value-type="float">
            <text:p>376.42</text:p>
          </table:table-cell>
          <table:table-cell table:style-name="ce26" office:value-type="float" office:value="26.9235085819066" calcext:value-type="float">
            <text:p>26.9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197.667" calcext:value-type="float">
            <text:p>19197.67</text:p>
          </table:table-cell>
          <table:table-cell table:formula="of:=RANK([.BR30];([.AH30]~[.AQ30]~[.AZ30]~[.BI30]~[.BR30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6" office:value-type="float" office:value="178.17392" calcext:value-type="float">
            <text:p>178.17</text:p>
          </table:table-cell>
          <table:table-cell table:style-name="ce26" office:value-type="float" office:value="223.23904" calcext:value-type="float">
            <text:p>223.24</text:p>
          </table:table-cell>
          <table:table-cell table:style-name="ce26" office:value-type="float" office:value="221.76056" calcext:value-type="float">
            <text:p>221.76</text:p>
          </table:table-cell>
          <table:table-cell table:style-name="ce26" office:value-type="float" office:value="216.277620196079" calcext:value-type="float">
            <text:p>216.28</text:p>
          </table:table-cell>
          <table:table-cell table:style-name="ce26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formula="of:=RANK([.AH31];([.AH31]~[.AQ31]~[.AZ31]~[.BI31]~[.BR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31];([.AH31]~[.AQ31]~[.AZ31]~[.BI31]~[.BR31]);1)" office:value-type="float" office:value="2" calcext:value-type="float">
            <text:p>2</text:p>
          </table:table-cell>
          <table:table-cell table:style-name="ce9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193.32016" calcext:value-type="float">
            <text:p>193.32</text:p>
          </table:table-cell>
          <table:table-cell table:style-name="ce26" office:value-type="float" office:value="223.31302" calcext:value-type="float">
            <text:p>223.31</text:p>
          </table:table-cell>
          <table:table-cell table:style-name="ce26" office:value-type="float" office:value="221.75669" calcext:value-type="float">
            <text:p>221.76</text:p>
          </table:table-cell>
          <table:table-cell table:style-name="ce26" office:value-type="float" office:value="218.669993333333" calcext:value-type="float">
            <text:p>218.67</text:p>
          </table:table-cell>
          <table:table-cell table:style-name="ce26" office:value-type="float" office:value="7.60786900878873" calcext:value-type="float">
            <text:p>7.6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152.16966" calcext:value-type="float">
            <text:p>11152.17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03.381" calcext:value-type="float">
            <text:p>203.38</text:p>
          </table:table-cell>
          <table:table-cell table:style-name="ce26" office:value-type="float" office:value="204.934" calcext:value-type="float">
            <text:p>204.93</text:p>
          </table:table-cell>
          <table:table-cell table:style-name="ce26" office:value-type="float" office:value="203.381" calcext:value-type="float">
            <text:p>203.38</text:p>
          </table:table-cell>
          <table:table-cell table:style-name="ce26" office:value-type="float" office:value="203.837803921569" calcext:value-type="float">
            <text:p>203.84</text:p>
          </table:table-cell>
          <table:table-cell table:style-name="ce26" office:value-type="float" office:value="0.848430963602816" calcext:value-type="float">
            <text:p>0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0395.728" calcext:value-type="float">
            <text:p>10395.73</text:p>
          </table:table-cell>
          <table:table-cell table:formula="of:=RANK([.BR31];([.AH31]~[.AQ31]~[.AZ31]~[.BI31]~[.BR31]);1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184.35" calcext:value-type="float">
            <text:p>184.3500</text:p>
          </table:table-cell>
          <table:table-cell table:style-name="ce15" office:value-type="float" office:value="476.37" calcext:value-type="float">
            <text:p>476.3700</text:p>
          </table:table-cell>
          <table:table-cell table:style-name="ce15" office:value-type="float" office:value="196.52" calcext:value-type="float">
            <text:p>196.5200</text:p>
          </table:table-cell>
          <table:table-cell table:style-name="ce15" office:value-type="float" office:value="200.749803921569" calcext:value-type="float">
            <text:p>200.7498</text:p>
          </table:table-cell>
          <table:table-cell table:style-name="ce15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501.29427" calcext:value-type="float">
            <text:p>501.29</text:p>
          </table:table-cell>
          <table:table-cell table:style-name="ce26" office:value-type="float" office:value="462.30682" calcext:value-type="float">
            <text:p>462.31</text:p>
          </table:table-cell>
          <table:table-cell table:style-name="ce26" office:value-type="float" office:value="447.222139019608" calcext:value-type="float">
            <text:p>447.22</text:p>
          </table:table-cell>
          <table:table-cell table:style-name="ce26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formula="of:=RANK([.AH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550.72761" calcext:value-type="float">
            <text:p>550.73</text:p>
          </table:table-cell>
          <table:table-cell table:style-name="ce26" office:value-type="float" office:value="462.30682" calcext:value-type="float">
            <text:p>462.31</text:p>
          </table:table-cell>
          <table:table-cell table:style-name="ce26" office:value-type="float" office:value="401.073916078432" calcext:value-type="float">
            <text:p>401.07</text:p>
          </table:table-cell>
          <table:table-cell table:style-name="ce26" office:value-type="float" office:value="140.906117817505" calcext:value-type="float">
            <text:p>140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454.76972" calcext:value-type="float">
            <text:p>20454.77</text:p>
          </table:table-cell>
          <table:table-cell table:style-name="ce39" table:formula="of:=RANK([.AQ32];([.AH32]~[.AQ32]~[.AZ32]~[.BI32]~[.BR32]);1)" office:value-type="float" office:value="2" calcext:value-type="float">
            <text:p>2</text:p>
          </table:table-cell>
          <table:table-cell table:style-name="ce9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</text:p>
          </table:table-cell>
          <table:table-cell office:value-type="float" office:value="0.0325269119346145" calcext:value-type="float">
            <text:p>0.0325269119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</text:p>
          </table:table-cell>
          <table:table-cell table:formula="of:=RANK([.AZ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454.55206" calcext:value-type="float">
            <text:p>454.55</text:p>
          </table:table-cell>
          <table:table-cell table:style-name="ce26" office:value-type="float" office:value="501.33891" calcext:value-type="float">
            <text:p>501.34</text:p>
          </table:table-cell>
          <table:table-cell table:style-name="ce26" office:value-type="float" office:value="462.34069" calcext:value-type="float">
            <text:p>462.34</text:p>
          </table:table-cell>
          <table:table-cell table:style-name="ce26" office:value-type="float" office:value="464.692699215686" calcext:value-type="float">
            <text:p>464.69</text:p>
          </table:table-cell>
          <table:table-cell table:style-name="ce26" office:value-type="float" office:value="18.9140184897772" calcext:value-type="float">
            <text:p>18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3699.32766" calcext:value-type="float">
            <text:p>23699.33</text:p>
          </table:table-cell>
          <table:table-cell table:formula="of:=RANK([.BI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57.927" calcext:value-type="float">
            <text:p>357.93</text:p>
          </table:table-cell>
          <table:table-cell table:style-name="ce26" office:value-type="float" office:value="750.537" calcext:value-type="float">
            <text:p>750.54</text:p>
          </table:table-cell>
          <table:table-cell table:style-name="ce26" office:value-type="float" office:value="478.332" calcext:value-type="float">
            <text:p>478.33</text:p>
          </table:table-cell>
          <table:table-cell table:style-name="ce26" office:value-type="float" office:value="497.238764705882" calcext:value-type="float">
            <text:p>497.24</text:p>
          </table:table-cell>
          <table:table-cell table:style-name="ce26" office:value-type="float" office:value="70.6150552036887" calcext:value-type="float">
            <text:p>70.6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5359.177" calcext:value-type="float">
            <text:p>25359.18</text:p>
          </table:table-cell>
          <table:table-cell table:formula="of:=RANK([.BR32];([.AH32]~[.AQ32]~[.AZ32]~[.BI32]~[.BR32]);1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4" table:formula="of:=AVERAGE([.B3:.B32])" office:value-type="float" office:value="41.8863333333333" calcext:value-type="float">
            <text:p>41.8863333333</text:p>
          </table:table-cell>
          <table:table-cell table:style-name="ce14" table:formula="of:=AVERAGE([.C3:.C32])" office:value-type="float" office:value="66.5631666666667" calcext:value-type="float">
            <text:p>66.5631666667</text:p>
          </table:table-cell>
          <table:table-cell table:style-name="ce14" table:formula="of:=AVERAGE([.D3:.D32])" office:value-type="float" office:value="42.7976666666667" calcext:value-type="float">
            <text:p>42.7976666667</text:p>
          </table:table-cell>
          <table:table-cell table:style-name="ce14" table:formula="of:=AVERAGE([.E3:.E32])" office:value-type="float" office:value="47.5688967320262" calcext:value-type="float">
            <text:p>47.568896732</text:p>
          </table:table-cell>
          <table:table-cell table:style-name="ce14" table:formula="of:=AVERAGE([.F3:.F32])" office:value-type="float" office:value="9.67474982795928" calcext:value-type="float">
            <text:p>9.674749828</text:p>
          </table:table-cell>
          <table:table-cell table:style-name="ce14" table:formula="of:=AVERAGE([.G3:.G32])" office:value-type="float" office:value="0.509150326797386" calcext:value-type="float">
            <text:p>0.5091503268</text:p>
          </table:table-cell>
          <table:table-cell table:style-name="ce14"/>
          <table:table-cell table:style-name="ce14" table:formula="of:=AVERAGE([.I3:.I32])" office:value-type="float" office:value="40.9956666666667" calcext:value-type="float">
            <text:p>40.9956666667</text:p>
          </table:table-cell>
          <table:table-cell table:style-name="ce14" table:formula="of:=AVERAGE([.J3:.J32])" office:value-type="float" office:value="41.9263333333333" calcext:value-type="float">
            <text:p>41.9263333333</text:p>
          </table:table-cell>
          <table:table-cell table:style-name="ce14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26" table:formula="of:=AVERAGE([.AE3:.AE32])" office:value-type="float" office:value="35.948020777473" calcext:value-type="float">
            <text:p>35.95</text:p>
          </table:table-cell>
          <table:table-cell table:style-name="ce26" table:formula="of:=AVERAGE([.AF3:.AF32])" office:value-type="float" office:value="56.2217472042333" calcext:value-type="float">
            <text:p>56.22</text:p>
          </table:table-cell>
          <table:table-cell table:style-name="ce26" table:formula="of:=AVERAGE([.AG3:.AG32])" office:value-type="float" office:value="46.3995183542033" calcext:value-type="float">
            <text:p>46.40</text:p>
          </table:table-cell>
          <table:table-cell table:style-name="ce26" table:formula="of:=AVERAGE([.AH3:.AH32])" office:value-type="float" office:value="46.2118476490769" calcext:value-type="float">
            <text:p>46.21</text:p>
          </table:table-cell>
          <table:table-cell table:style-name="ce26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6" table:formula="of:=AVERAGE([.AN3:.AN32])" office:value-type="float" office:value="36.6882799245682" calcext:value-type="float">
            <text:p>36.69</text:p>
          </table:table-cell>
          <table:table-cell table:style-name="ce26" table:formula="of:=AVERAGE([.AO3:.AO32])" office:value-type="float" office:value="66.7657846638333" calcext:value-type="float">
            <text:p>66.77</text:p>
          </table:table-cell>
          <table:table-cell table:style-name="ce26" table:formula="of:=AVERAGE([.AP3:.AP32])" office:value-type="float" office:value="47.7555726607433" calcext:value-type="float">
            <text:p>47.76</text:p>
          </table:table-cell>
          <table:table-cell table:style-name="ce26" table:formula="of:=AVERAGE([.AQ3:.AQ32])" office:value-type="float" office:value="48.2048678255454" calcext:value-type="float">
            <text:p>48.20</text:p>
          </table:table-cell>
          <table:table-cell table:style-name="ce26" table:formula="of:=AVERAGE([.AR3:.AR32])" office:value-type="float" office:value="11.4959188201391" calcext:value-type="float">
            <text:p>11.50</text:p>
          </table:table-cell>
          <table:table-cell table:style-name="ce26" table:formula="of:=AVERAGE([.AS3:.AS32])" office:value-type="float" office:value="0.298692810457516" calcext:value-type="float">
            <text:p>0.30</text:p>
          </table:table-cell>
          <table:table-cell table:style-name="ce26" table:number-columns-repeated="2"/>
          <table:table-cell table:style-name="ce9"/>
          <table:table-cell table:style-name="ce26" table:formula="of:=AVERAGE([.AW3:.AW32])" office:value-type="float" office:value="12.8253333333333" calcext:value-type="float">
            <text:p>12.83</text:p>
          </table:table-cell>
          <table:table-cell table:style-name="ce26" table:formula="of:=AVERAGE([.AX3:.AX32])" office:value-type="float" office:value="31.4662666666667" calcext:value-type="float">
            <text:p>31.47</text:p>
          </table:table-cell>
          <table:table-cell table:style-name="ce26" table:formula="of:=AVERAGE([.AY3:.AY32])" office:value-type="float" office:value="26.0307666666667" calcext:value-type="float">
            <text:p>26.03</text:p>
          </table:table-cell>
          <table:table-cell table:style-name="ce26" table:formula="of:=AVERAGE([.AZ3:.AZ32])" office:value-type="float" office:value="24.629268627451" calcext:value-type="float">
            <text:p>24.63</text:p>
          </table:table-cell>
          <table:table-cell table:style-name="ce26" table:formula="of:=AVERAGE([.BA3:.BA32])" office:value-type="float" office:value="8.13532114672892" calcext:value-type="float">
            <text:p>8.14</text:p>
          </table:table-cell>
          <table:table-cell table:style-name="ce26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6" table:formula="of:=AVERAGE([.BF3:.BF32])" office:value-type="float" office:value="50.2759343913475" calcext:value-type="float">
            <text:p>50.28</text:p>
          </table:table-cell>
          <table:table-cell table:style-name="ce26" table:formula="of:=AVERAGE([.BG3:.BG32])" office:value-type="float" office:value="81.3555680409" calcext:value-type="float">
            <text:p>81.36</text:p>
          </table:table-cell>
          <table:table-cell table:style-name="ce26" table:formula="of:=AVERAGE([.BH3:.BH32])" office:value-type="float" office:value="56.7658363482974" calcext:value-type="float">
            <text:p>56.77</text:p>
          </table:table-cell>
          <table:table-cell table:style-name="ce26" table:formula="of:=AVERAGE([.BI3:.BI32])" office:value-type="float" office:value="57.8565357466682" calcext:value-type="float">
            <text:p>57.86</text:p>
          </table:table-cell>
          <table:table-cell table:style-name="ce26" table:formula="of:=AVERAGE([.BJ3:.BJ32])" office:value-type="float" office:value="17.2491691506642" calcext:value-type="float">
            <text:p>17.25</text:p>
          </table:table-cell>
          <table:table-cell table:style-name="ce26" table:formula="of:=AVERAGE([.BK3:.BK32])" office:value-type="float" office:value="0.355555555555555" calcext:value-type="float">
            <text:p>0.36</text:p>
          </table:table-cell>
          <table:table-cell table:style-name="ce26"/>
          <table:table-cell table:number-columns-repeated="2"/>
          <table:table-cell table:style-name="ce26" table:formula="of:=AVERAGE([.BO3:.BO32])" office:value-type="float" office:value="51.6035406536444" calcext:value-type="float">
            <text:p>51.60</text:p>
          </table:table-cell>
          <table:table-cell table:style-name="ce26" table:formula="of:=AVERAGE([.BP3:.BP32])" office:value-type="float" office:value="85.9311999783333" calcext:value-type="float">
            <text:p>85.93</text:p>
          </table:table-cell>
          <table:table-cell table:style-name="ce26" table:formula="of:=AVERAGE([.BQ3:.BQ32])" office:value-type="float" office:value="57.7619036732093" calcext:value-type="float">
            <text:p>57.76</text:p>
          </table:table-cell>
          <table:table-cell table:style-name="ce26" table:formula="of:=AVERAGE([.BR3:.BR32])" office:value-type="float" office:value="60.1101568204704" calcext:value-type="float">
            <text:p>60.11</text:p>
          </table:table-cell>
          <table:table-cell table:style-name="ce26" table:formula="of:=AVERAGE([.BS3:.BS32])" office:value-type="float" office:value="8.9588026557201" calcext:value-type="float">
            <text:p>8.96</text:p>
          </table:table-cell>
          <table:table-cell table:style-name="ce26" table:formula="of:=AVERAGE([.BT3:.BT32])" office:value-type="float" office:value="0.409803921568628" calcext:value-type="float">
            <text:p>0.41</text:p>
          </table:table-cell>
          <table:table-cell table:style-name="ce26" table:number-columns-repeated="2"/>
          <table:table-cell table:number-columns-repeated="1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:.E33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:.L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:.S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3"/>
          <table:table-cell table:style-name="ce16" office:value-type="string" calcext:value-type="string">
            <text:p>Solved</text:p>
          </table:table-cell>
          <table:table-cell table:style-name="ce16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Z3:.AZ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number-columns-repeated="4"/>
          <table:table-cell table:style-name="ce16" office:value-type="string" calcext:value-type="string">
            <text:p>Solved</text:p>
          </table:table-cell>
          <table:table-cell table:style-name="ce16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BR3:.BR33];&quot;0&quot;)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68" calcext:value-type="float">
            <text:p>68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01" calcext:value-type="float">
            <text:p>101</text:p>
          </table:table-cell>
          <table:table-cell/>
          <table:table-cell table:style-name="ce43" table:formula="of:=SUM([.AW3:.AW32])" office:value-type="float" office:value="384.76" calcext:value-type="float">
            <text:p>3.85E+02</text:p>
          </table:table-cell>
          <table:table-cell table:style-name="ce43" table:formula="of:=SUM([.AX3:.AX32])" office:value-type="float" office:value="943.988" calcext:value-type="float">
            <text:p>9.44E+02</text:p>
          </table:table-cell>
          <table:table-cell table:style-name="ce43" table:formula="of:=SUM([.AY3:.AY32])" office:value-type="float" office:value="780.923" calcext:value-type="float">
            <text:p>7.81E+02</text:p>
          </table:table-cell>
          <table:table-cell table:style-name="ce43" table:formula="of:=SUM([.AZ3:.AZ32])" office:value-type="float" office:value="738.87805882353" calcext:value-type="float">
            <text:p>7.39E+02</text:p>
          </table:table-cell>
          <table:table-cell table:style-name="ce43" table:formula="of:=SUM([.BA3:.BA32])" office:value-type="float" office:value="244.059634401868" calcext:value-type="float">
            <text:p>2.44E+02</text:p>
          </table:table-cell>
          <table:table-cell table:style-name="ce43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2" calcext:value-type="float">
            <text:p>52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</text:p>
          </table:table-cell>
          <table:table-cell table:formula="of:=SUM([.BI3:.BI32])" office:value-type="float" office:value="1735.69607240005" calcext:value-type="float">
            <text:p>1735.6960724001</text:p>
          </table:table-cell>
          <table:table-cell table:formula="of:=SUM([.BJ3:.BJ32])" office:value-type="float" office:value="517.475074519926" calcext:value-type="float">
            <text:p>517.4750745199</text:p>
          </table:table-cell>
          <table:table-cell table:formula="of:=SUM([.BK3:.BK32])" office:value-type="float" office:value="10.6666666666667" calcext:value-type="float">
            <text:p>10.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86" calcext:value-type="float">
            <text:p>86</text:p>
          </table:table-cell>
          <table:table-cell/>
          <table:table-cell table:formula="of:=SUM([.BO3:.BO32])" office:value-type="float" office:value="1548.10621960933" calcext:value-type="float">
            <text:p>1548.106219609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3</text:p>
          </table:table-cell>
          <table:table-cell table:formula="of:=SUM([.BR3:.BR32])" office:value-type="float" office:value="1803.30470461411" calcext:value-type="float">
            <text:p>1803.3047046141</text:p>
          </table:table-cell>
          <table:table-cell table:formula="of:=SUM([.BS3:.BS32])" office:value-type="float" office:value="268.764079671603" calcext:value-type="float">
            <text:p>268.7640796716</text:p>
          </table:table-cell>
          <table:table-cell table:formula="of:=SUM([.BT3:.BT32])" office:value-type="float" office:value="12.2941176470588" calcext:value-type="float">
            <text:p>12.2941176471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73" calcext:value-type="float">
            <text:p>73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6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O3:.BO32];&quot;0&quot;)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Error</text:p>
          </table:table-cell>
          <table:table-cell table:style-name="ce18" table:formula="of:=MIN([.AK35];[.AT35];[.BC35];[.BL35];[.BU35])" office:value-type="float" office:value="37682.781" calcext:value-type="float">
            <text:p>37682.7810</text:p>
          </table:table-cell>
          <table:table-cell table:style-name="ce1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SR</text:p>
          </table:table-cell>
          <table:table-cell table:style-name="ce18" table:formula="of:=MIN([.AL35];[.AU35];[.BD35];[.BM35];[.BV35])" office:value-type="float" office:value="52" calcext:value-type="float">
            <text:p>52.0000</text:p>
          </table:table-cell>
          <table:table-cell table:style-name="ce18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8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formula="of:=(1-(([.AK35]-[.AG39])/[.AK35]))*50" office:value-type="float" office:value="26.6482188880225" calcext:value-type="float">
            <text:p>26.648218888</text:p>
          </table:table-cell>
          <table:table-cell table:formula="of:=(1-(([.BL35]-[.AG39])/[.BL35]))*50" office:value-type="float" office:value="21.2847764816867" calcext:value-type="float">
            <text:p>21.2847764817</text:p>
          </table:table-cell>
          <table:table-cell table:formula="of:=(1-(([.AT35]-[.AG39])/[.AT35]))*50" office:value-type="float" office:value="25.5464538525289" calcext:value-type="float">
            <text:p>25.5464538525</text:p>
          </table:table-cell>
          <table:table-cell table:formula="of:=(1-(([.BU35]-[.AG39])/[.BU35]))*50" office:value-type="float" office:value="20.4867778843188" calcext:value-type="float">
            <text:p>20.4867778843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38.2352941176471" calcext:value-type="float">
            <text:p>38.2352941176</text:p>
          </table:table-cell>
          <table:table-cell table:style-name="ce39" table:formula="of:=(1-(([.BM35]-[.AG40])/[.BM35]))*50" office:value-type="float" office:value="30.2325581395349" calcext:value-type="float">
            <text:p>30.2325581395</text:p>
          </table:table-cell>
          <table:table-cell table:style-name="ce39" table:formula="of:=(1-(([.AU35]-[.AG40])/[.AU35]))*50" office:value-type="float" office:value="25.7425742574257" calcext:value-type="float">
            <text:p>25.7425742574</text:p>
          </table:table-cell>
          <table:table-cell table:style-name="ce39" table:formula="of:=(1-(([.BV35]-[.AG40])/[.BV35]))*50" office:value-type="float" office:value="35.6164383561644" calcext:value-type="float">
            <text:p>35.6164383562</text:p>
          </table:table-cell>
          <table:table-cell table:style-name="ce39" table:formula="of:=(1-(([.BD35]-[.AG40])/[.BD35]))*50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8" table:number-columns-repeated="5"/>
          <table:table-cell table:number-columns-repeated="2"/>
          <table:table-cell table:formula="of:=[.AI44]+[.AO44]" office:value-type="float" office:value="64.8835130056696" calcext:value-type="float">
            <text:p>64.8835130057</text:p>
          </table:table-cell>
          <table:table-cell table:formula="of:=[.AJ44]+[.AP44]" office:value-type="float" office:value="51.5173346212216" calcext:value-type="float">
            <text:p>51.5173346212</text:p>
          </table:table-cell>
          <table:table-cell table:formula="of:=[.AK44]+[.AQ44]" office:value-type="float" office:value="51.2890281099546" calcext:value-type="float">
            <text:p>51.28902811</text:p>
          </table:table-cell>
          <table:table-cell table:formula="of:=[.AL44]+[.AR44]" office:value-type="float" office:value="56.1032162404832" calcext:value-type="float">
            <text:p>56.1032162405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50" office:value-type="string" calcext:value-type="string" table:number-columns-spanned="1" table:number-rows-spanned="2">
            <text:p>Algorithms</text:p>
          </table:table-cell>
          <table:table-cell table:style-name="ce50" office:value-type="string" calcext:value-type="string" table:number-columns-spanned="1" table:number-rows-spanned="2">
            <text:p>Always Solved</text:p>
          </table:table-cell>
          <table:table-cell table:style-name="ce50" office:value-type="string" calcext:value-type="string" table:number-columns-spanned="1" table:number-rows-spanned="2">
            <text:p>At least one time solved</text:p>
          </table:table-cell>
          <table:table-cell table:style-name="ce50" office:value-type="string" calcext:value-type="string" table:number-columns-spanned="1" table:number-rows-spanned="2">
            <text:p>Score</text:p>
          </table:table-cell>
          <table:table-cell table:style-name="ce50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50"/>
          <table:table-cell table:number-columns-repeated="47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covered-table-cell table:style-name="ce35"/>
          <table:covered-table-cell table:number-columns-repeated="3" table:style-name="ce50"/>
          <table:table-cell table:style-name="ce53" office:value-type="string" calcext:value-type="string">
            <text:p>$\uparrow$</text:p>
          </table:table-cell>
          <table:table-cell table:style-name="ce53" office:value-type="string" calcext:value-type="string">
            <text:p>$\downarrow$</text:p>
          </table:table-cell>
          <table:table-cell table:style-name="ce53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50" office:value-type="string" calcext:value-type="string">
            <text:p>EBOwithCMAR</text:p>
          </table:table-cell>
          <table:table-cell table:style-name="ce35" table:formula="of:=[.BH34]" office:value-type="float" office:value="8" calcext:value-type="float">
            <text:p>8</text:p>
          </table:table-cell>
          <table:table-cell table:style-name="ce35" table:formula="of:=[.BH36]" office:value-type="float" office:value="14" calcext:value-type="float">
            <text:p>14</text:p>
          </table:table-cell>
          <table:table-cell table:style-name="ce52" table:formula="of:=[.AK49]" office:value-type="float" office:value="64.8835130056696" calcext:value-type="float">
            <text:p>64.88</text:p>
          </table:table-cell>
          <table:table-cell table:style-name="ce35" table:formula="of:=[.AI98]" office:value-type="float" office:value="26" calcext:value-type="float">
            <text:p>26</text:p>
          </table:table-cell>
          <table:table-cell table:style-name="ce35" table:formula="of:=[.AJ97]" office:value-type="float" office:value="2" calcext:value-type="float">
            <text:p>2</text:p>
          </table:table-cell>
          <table:table-cell table:style-name="ce35" table:formula="of:=[.AK98]" office:value-type="float" office:value="49" calcext:value-type="float">
            <text:p>49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50" office:value-type="string" calcext:value-type="string">
            <text:p>jSO</text:p>
          </table:table-cell>
          <table:table-cell table:style-name="ce35" table:formula="of:=[.BQ34]" office:value-type="float" office:value="9" calcext:value-type="float">
            <text:p>9</text:p>
          </table:table-cell>
          <table:table-cell table:style-name="ce35" table:formula="of:=[.BQ36]" office:value-type="float" office:value="17" calcext:value-type="float">
            <text:p>17</text:p>
          </table:table-cell>
          <table:table-cell table:style-name="ce52" table:formula="of:=[.AM49]" office:value-type="float" office:value="51.2890281099546" calcext:value-type="float">
            <text:p>51.29</text:p>
          </table:table-cell>
          <table:table-cell table:style-name="ce35" table:formula="of:=[.AL98]" office:value-type="float" office:value="38" calcext:value-type="float">
            <text:p>38</text:p>
          </table:table-cell>
          <table:table-cell table:style-name="ce35" table:formula="of:=[.AM98]" office:value-type="float" office:value="41" calcext:value-type="float">
            <text:p>41</text:p>
          </table:table-cell>
          <table:table-cell table:style-name="ce35" table:formula="of:=[.AN98]" office:value-type="float" office:value="41" calcext:value-type="float">
            <text:p>41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51" office:value-type="string" calcext:value-type="string">
            <text:p>UMOEAsII</text:p>
          </table:table-cell>
          <table:table-cell table:style-name="ce35" table:formula="of:=COUNTIF([.AH3:.AH32];&quot;0&quot;)" office:value-type="float" office:value="9" calcext:value-type="float">
            <text:p>9</text:p>
          </table:table-cell>
          <table:table-cell table:style-name="ce35" table:formula="of:=[.AG36]" office:value-type="float" office:value="14" calcext:value-type="float">
            <text:p>14</text:p>
          </table:table-cell>
          <table:table-cell table:style-name="ce52" table:formula="of:=[.AL49]" office:value-type="float" office:value="51.5173346212216" calcext:value-type="float">
            <text:p>51.52</text:p>
          </table:table-cell>
          <table:table-cell table:style-name="ce35" table:formula="of:=[.AO98]" office:value-type="float" office:value="14" calcext:value-type="float">
            <text:p>14</text:p>
          </table:table-cell>
          <table:table-cell table:style-name="ce35" table:formula="of:=[.AP98]" office:value-type="float" office:value="57" calcext:value-type="float">
            <text:p>57</text:p>
          </table:table-cell>
          <table:table-cell table:style-name="ce35" table:formula="of:=[.AP98]" office:value-type="float" office:value="57" calcext:value-type="float">
            <text:p>57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50" office:value-type="string" calcext:value-type="string">
            <text:p>L-SHADE-Epsilon</text:p>
          </table:table-cell>
          <table:table-cell table:style-name="ce35" table:formula="of:=[.AP34]" office:value-type="float" office:value="7" calcext:value-type="float">
            <text:p>7</text:p>
          </table:table-cell>
          <table:table-cell table:style-name="ce35" table:formula="of:=[.AP36]" office:value-type="float" office:value="13" calcext:value-type="float">
            <text:p>13</text:p>
          </table:table-cell>
          <table:table-cell table:style-name="ce52" table:formula="of:=[.AN49]" office:value-type="float" office:value="56.1032162404832" calcext:value-type="float">
            <text:p>56.10</text:p>
          </table:table-cell>
          <table:table-cell table:style-name="ce35" table:formula="of:=[.AR98]" office:value-type="float" office:value="42" calcext:value-type="float">
            <text:p>42</text:p>
          </table:table-cell>
          <table:table-cell table:style-name="ce35" table:formula="of:=[.AS98]" office:value-type="float" office:value="22" calcext:value-type="float">
            <text:p>22</text:p>
          </table:table-cell>
          <table:table-cell table:style-name="ce35" table:formula="of:=[.AT98]" office:value-type="float" office:value="56" calcext:value-type="float">
            <text:p>56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office:value-type="string" calcext:value-type="string">
            <text:p>Proposal</text:p>
          </table:table-cell>
          <table:table-cell table:style-name="ce35" table:formula="of:=[.AY34]" office:value-type="float" office:value="13" calcext:value-type="float">
            <text:p>13</text:p>
          </table:table-cell>
          <table:table-cell table:style-name="ce35" table:formula="of:=[.AY36]" office:value-type="float" office:value="21" calcext:value-type="float">
            <text:p>21</text:p>
          </table:table-cell>
          <table:table-cell table:style-name="ce52" table:formula="of:=[.AO49]" office:value-type="float" office:value="100" calcext:value-type="float">
            <text:p>100.00</text:p>
          </table:table-cell>
          <table:table-cell table:style-name="ce35" table:formula="of:=[.AF98]" office:value-type="float" office:value="64" calcext:value-type="float">
            <text:p>64</text:p>
          </table:table-cell>
          <table:table-cell table:style-name="ce35" table:formula="of:=[.AG98]" office:value-type="float" office:value="19" calcext:value-type="float">
            <text:p>19</text:p>
          </table:table-cell>
          <table:table-cell table:style-name="ce35" table:formula="of:=[.AH98]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number-columns-repeated="3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38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8:.E6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8:.L6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8:.S6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8:.Z6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12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2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2"/>
          <table:table-cell table:style-name="ce2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2"/>
          <table:table-cell table:style-name="ce2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2"/>
          <table:table-cell table:style-name="ce2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2"/>
          <table:table-cell table:style-name="ce2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2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/>
          <table:table-cell table:style-name="ce2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23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23" table:formula="of:=SUM([.AF68:.AF97])" office:value-type="float" office:value="64" calcext:value-type="float">
            <text:p>64</text:p>
          </table:table-cell>
          <table:table-cell table:style-name="ce23" table:formula="of:=SUM([.AG68:.AG97])" office:value-type="float" office:value="19" calcext:value-type="float">
            <text:p>19</text:p>
          </table:table-cell>
          <table:table-cell table:style-name="ce23" table:formula="of:=SUM([.AH68:.AH97])" office:value-type="float" office:value="37" calcext:value-type="float">
            <text:p>37</text:p>
          </table:table-cell>
          <table:table-cell table:style-name="ce23" table:formula="of:=SUM([.AI68:.AI97])" office:value-type="float" office:value="26" calcext:value-type="float">
            <text:p>26</text:p>
          </table:table-cell>
          <table:table-cell table:style-name="ce23" table:formula="of:=SUM([.AJ68:.AJ97])" office:value-type="float" office:value="45" calcext:value-type="float">
            <text:p>45</text:p>
          </table:table-cell>
          <table:table-cell table:style-name="ce23" table:formula="of:=SUM([.AK68:.AK97])" office:value-type="float" office:value="49" calcext:value-type="float">
            <text:p>49</text:p>
          </table:table-cell>
          <table:table-cell table:style-name="ce23" table:formula="of:=SUM([.AL68:.AL97])" office:value-type="float" office:value="38" calcext:value-type="float">
            <text:p>38</text:p>
          </table:table-cell>
          <table:table-cell table:style-name="ce23" table:formula="of:=SUM([.AM68:.AM97])" office:value-type="float" office:value="41" calcext:value-type="float">
            <text:p>41</text:p>
          </table:table-cell>
          <table:table-cell table:style-name="ce23" table:formula="of:=SUM([.AN68:.AN97])" office:value-type="float" office:value="41" calcext:value-type="float">
            <text:p>41</text:p>
          </table:table-cell>
          <table:table-cell table:style-name="ce23" table:formula="of:=SUM([.AO68:.AO97])" office:value-type="float" office:value="14" calcext:value-type="float">
            <text:p>14</text:p>
          </table:table-cell>
          <table:table-cell table:style-name="ce23" table:formula="of:=SUM([.AP68:.AP97])" office:value-type="float" office:value="57" calcext:value-type="float">
            <text:p>57</text:p>
          </table:table-cell>
          <table:table-cell table:style-name="ce23" table:formula="of:=SUM([.AQ68:.AQ97])" office:value-type="float" office:value="49" calcext:value-type="float">
            <text:p>49</text:p>
          </table:table-cell>
          <table:table-cell table:style-name="ce23" table:formula="of:=SUM([.AR68:.AR97])" office:value-type="float" office:value="42" calcext:value-type="float">
            <text:p>42</text:p>
          </table:table-cell>
          <table:table-cell table:style-name="ce23" table:formula="of:=SUM([.AS68:.AS97])" office:value-type="float" office:value="22" calcext:value-type="float">
            <text:p>22</text:p>
          </table:table-cell>
          <table:table-cell table:style-name="ce23" table:formula="of:=SUM([.AT68:.AT97])" office:value-type="float" office:value="56" calcext:value-type="float">
            <text:p>56</text:p>
          </table:table-cell>
          <table:table-cell table:number-columns-repeated="3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3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3"/>
          <table:table-cell table:style-name="ce19"/>
          <table:table-cell table:style-name="ce12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8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3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99999999999534" calcext:value-type="float">
            <text:p>0.00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392156862744184" calcext:value-type="float">
            <text:p>0.0000</text:p>
          </table:table-cell>
          <table:table-cell table:style-name="ce18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99999999999534" calcext:value-type="float">
            <text:p>0.00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392156862744184" calcext:value-type="float">
            <text:p>0.0000</text:p>
          </table:table-cell>
          <table:table-cell table:style-name="ce18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8819999999999" calcext:value-type="float">
            <text:p>19.88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77356862745098" calcext:value-type="float">
            <text:p>0.7736</text:p>
          </table:table-cell>
          <table:table-cell table:style-name="ce18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71" calcext:value-type="float">
            <text:p>19.97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4.27419607843137" calcext:value-type="float">
            <text:p>4.2742</text:p>
          </table:table-cell>
          <table:table-cell table:style-name="ce18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86" calcext:value-type="float">
            <text:p>19.986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8.20627450980392" calcext:value-type="float">
            <text:p>8.2063</text:p>
          </table:table-cell>
          <table:table-cell table:style-name="ce18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97" calcext:value-type="float">
            <text:p>19.9970</text:p>
          </table:table-cell>
          <table:table-cell table:style-name="ce18" office:value-type="float" office:value="19.764" calcext:value-type="float">
            <text:p>19.7640</text:p>
          </table:table-cell>
          <table:table-cell table:style-name="ce18" office:value-type="float" office:value="11.659431372549" calcext:value-type="float">
            <text:p>11.6594</text:p>
          </table:table-cell>
          <table:table-cell table:style-name="ce18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9999999999973" calcext:value-type="float">
            <text:p>0.0530</text:p>
          </table:table-cell>
          <table:table-cell table:style-name="ce18" office:value-type="float" office:value="0.00199999999995271" calcext:value-type="float">
            <text:p>0.0020</text:p>
          </table:table-cell>
          <table:table-cell table:style-name="ce18" office:value-type="float" office:value="0.0104509803921549" calcext:value-type="float">
            <text:p>0.0105</text:p>
          </table:table-cell>
          <table:table-cell table:style-name="ce18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3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39999999999736" calcext:value-type="float">
            <text:p>0.0540</text:p>
          </table:table-cell>
          <table:table-cell table:style-name="ce18" office:value-type="float" office:value="0.00199999999995271" calcext:value-type="float">
            <text:p>0.0020</text:p>
          </table:table-cell>
          <table:table-cell table:style-name="ce18" office:value-type="float" office:value="0.00988235294117462" calcext:value-type="float">
            <text:p>0.0099</text:p>
          </table:table-cell>
          <table:table-cell table:style-name="ce18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670000000000073" calcext:value-type="float">
            <text:p>0.067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19607843137093" calcext:value-type="float">
            <text:p>0.0062</text:p>
          </table:table-cell>
          <table:table-cell table:style-name="ce18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299999999997" calcext:value-type="float">
            <text:p>0.083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86274509803918" calcext:value-type="float">
            <text:p>0.0089</text:p>
          </table:table-cell>
          <table:table-cell table:style-name="ce18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0000000000209" calcext:value-type="float">
            <text:p>0.05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17335" calcext:value-type="float">
            <text:p>0.0059</text:p>
          </table:table-cell>
          <table:table-cell table:style-name="ce18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80000000000018" calcext:value-type="float">
            <text:p>0.0480</text:p>
          </table:table-cell>
          <table:table-cell table:style-name="ce18" office:value-type="float" office:value="0.000999999999976353" calcext:value-type="float">
            <text:p>0.0010</text:p>
          </table:table-cell>
          <table:table-cell table:style-name="ce18" office:value-type="float" office:value="0.00703921568627301" calcext:value-type="float">
            <text:p>0.0070</text:p>
          </table:table-cell>
          <table:table-cell table:style-name="ce18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10000000000173" calcext:value-type="float">
            <text:p>0.08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796078431372003" calcext:value-type="float">
            <text:p>0.0080</text:p>
          </table:table-cell>
          <table:table-cell table:style-name="ce18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79999999999927" calcext:value-type="float">
            <text:p>0.058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96078431373205" calcext:value-type="float">
            <text:p>0.0090</text:p>
          </table:table-cell>
          <table:table-cell table:style-name="ce18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119999999999436" calcext:value-type="float">
            <text:p>0.0120</text:p>
          </table:table-cell>
          <table:table-cell table:style-name="ce18" office:value-type="float" office:value="0.145999999999958" calcext:value-type="float">
            <text:p>0.146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686078431372509" calcext:value-type="float">
            <text:p>0.0686</text:p>
          </table:table-cell>
          <table:table-cell table:style-name="ce18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170000000000528" calcext:value-type="float">
            <text:p>0.0170</text:p>
          </table:table-cell>
          <table:table-cell table:style-name="ce18" office:value-type="float" office:value="0.129999999999995" calcext:value-type="float">
            <text:p>0.130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742549019607716" calcext:value-type="float">
            <text:p>0.0743</text:p>
          </table:table-cell>
          <table:table-cell table:style-name="ce18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70000000000437" calcext:value-type="float">
            <text:p>0.0270</text:p>
          </table:table-cell>
          <table:table-cell table:style-name="ce18" office:value-type="float" office:value="0.138000000000034" calcext:value-type="float">
            <text:p>0.138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742745098039173" calcext:value-type="float">
            <text:p>0.0743</text:p>
          </table:table-cell>
          <table:table-cell table:style-name="ce18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70000000000437" calcext:value-type="float">
            <text:p>0.0270</text:p>
          </table:table-cell>
          <table:table-cell table:style-name="ce18" office:value-type="float" office:value="0.152000000000044" calcext:value-type="float">
            <text:p>0.1520</text:p>
          </table:table-cell>
          <table:table-cell table:style-name="ce18" office:value-type="float" office:value="0.06899999999996" calcext:value-type="float">
            <text:p>0.0690</text:p>
          </table:table-cell>
          <table:table-cell table:style-name="ce18" office:value-type="float" office:value="0.0761568627450983" calcext:value-type="float">
            <text:p>0.0762</text:p>
          </table:table-cell>
          <table:table-cell table:style-name="ce18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48000000000025" calcext:value-type="float">
            <text:p>0.1480</text:p>
          </table:table-cell>
          <table:table-cell table:style-name="ce18" office:value-type="float" office:value="0.06899999999996" calcext:value-type="float">
            <text:p>0.0690</text:p>
          </table:table-cell>
          <table:table-cell table:style-name="ce18" office:value-type="float" office:value="0.0752745098039204" calcext:value-type="float">
            <text:p>0.0753</text:p>
          </table:table-cell>
          <table:table-cell table:style-name="ce18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33529411764681" calcext:value-type="float">
            <text:p>0.0734</text:p>
          </table:table-cell>
          <table:table-cell table:style-name="ce18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57058823529477" calcext:value-type="float">
            <text:p>0.0757</text:p>
          </table:table-cell>
          <table:table-cell table:style-name="ce18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71960784313728" calcext:value-type="float">
            <text:p>0.0772</text:p>
          </table:table-cell>
          <table:table-cell table:style-name="ce18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9411764705765" calcext:value-type="float">
            <text:p>0.0129</text:p>
          </table:table-cell>
          <table:table-cell table:style-name="ce18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680392156862305" calcext:value-type="float">
            <text:p>0.0680</text:p>
          </table:table-cell>
          <table:table-cell table:style-name="ce18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3.59999999999991" calcext:value-type="float">
            <text:p>3.6000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0.260196078431345" calcext:value-type="float">
            <text:p>0.2602</text:p>
          </table:table-cell>
          <table:table-cell table:style-name="ce18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3.73000000000002" calcext:value-type="float">
            <text:p>3.73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513725490196066" calcext:value-type="float">
            <text:p>0.5137</text:p>
          </table:table-cell>
          <table:table-cell table:style-name="ce18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19999999999891" calcext:value-type="float">
            <text:p>0.1200</text:p>
          </table:table-cell>
          <table:table-cell table:style-name="ce18" office:value-type="float" office:value="6.82999999999993" calcext:value-type="float">
            <text:p>6.83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.998235294117635" calcext:value-type="float">
            <text:p>0.9982</text:p>
          </table:table-cell>
          <table:table-cell table:style-name="ce18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19999999999891" calcext:value-type="float">
            <text:p>0.1200</text:p>
          </table:table-cell>
          <table:table-cell table:style-name="ce18" office:value-type="float" office:value="11.8299999999999" calcext:value-type="float">
            <text:p>11.8300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2.22078431372548" calcext:value-type="float">
            <text:p>2.2208</text:p>
          </table:table-cell>
          <table:table-cell table:style-name="ce18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12.0799999999999" calcext:value-type="float">
            <text:p>12.0800</text:p>
          </table:table-cell>
          <table:table-cell table:style-name="ce18" office:value-type="float" office:value="3.48000000000002" calcext:value-type="float">
            <text:p>3.4800</text:p>
          </table:table-cell>
          <table:table-cell table:style-name="ce18" office:value-type="float" office:value="2.80294117647057" calcext:value-type="float">
            <text:p>2.8029</text:p>
          </table:table-cell>
          <table:table-cell table:style-name="ce18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15.6500000000001" calcext:value-type="float">
            <text:p>15.6500</text:p>
          </table:table-cell>
          <table:table-cell table:style-name="ce18" office:value-type="float" office:value="3.59999999999991" calcext:value-type="float">
            <text:p>3.6000</text:p>
          </table:table-cell>
          <table:table-cell table:style-name="ce18" office:value-type="float" office:value="4.25882352941175" calcext:value-type="float">
            <text:p>4.2588</text:p>
          </table:table-cell>
          <table:table-cell table:style-name="ce18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17647058823422" calcext:value-type="float">
            <text:p>0.0012</text:p>
          </table:table-cell>
          <table:table-cell table:style-name="ce18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09803921568255" calcext:value-type="float">
            <text:p>0.0410</text:p>
          </table:table-cell>
          <table:table-cell table:style-name="ce18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99999999999181" calcext:value-type="float">
            <text:p>0.0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58823529411347" calcext:value-type="float">
            <text:p>0.0459</text:p>
          </table:table-cell>
          <table:table-cell table:style-name="ce18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099999999999" calcext:value-type="float">
            <text:p>0.11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58823529411347" calcext:value-type="float">
            <text:p>0.0459</text:p>
          </table:table-cell>
          <table:table-cell table:style-name="ce18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99999999999181" calcext:value-type="float">
            <text:p>0.0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84313725489756" calcext:value-type="float">
            <text:p>0.0484</text:p>
          </table:table-cell>
          <table:table-cell table:style-name="ce18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1099999999999" calcext:value-type="float">
            <text:p>0.1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592156862744559" calcext:value-type="float">
            <text:p>0.0592</text:p>
          </table:table-cell>
          <table:table-cell table:style-name="ce18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30000000000109" calcext:value-type="float">
            <text:p>0.13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558823529411301" calcext:value-type="float">
            <text:p>0.0559</text:p>
          </table:table-cell>
          <table:table-cell table:style-name="ce18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68627450979966" calcext:value-type="float">
            <text:p>0.0469</text:p>
          </table:table-cell>
          <table:table-cell table:style-name="ce18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30000000000109" calcext:value-type="float">
            <text:p>0.1300</text:p>
          </table:table-cell>
          <table:table-cell table:style-name="ce18" office:value-type="float" office:value="0.0499999999999545" calcext:value-type="float">
            <text:p>0.0500</text:p>
          </table:table-cell>
          <table:table-cell table:style-name="ce18" office:value-type="float" office:value="0.0507843137254485" calcext:value-type="float">
            <text:p>0.0508</text:p>
          </table:table-cell>
          <table:table-cell table:style-name="ce18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499999999999545" calcext:value-type="float">
            <text:p>0.05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17647058823241" calcext:value-type="float">
            <text:p>0.0318</text:p>
          </table:table-cell>
          <table:table-cell table:style-name="ce18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37254901960478" calcext:value-type="float">
            <text:p>0.0337</text:p>
          </table:table-cell>
          <table:table-cell table:style-name="ce18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99999999999363" calcext:value-type="float">
            <text:p>0.07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50980392156544" calcext:value-type="float">
            <text:p>0.0351</text:p>
          </table:table-cell>
          <table:table-cell table:style-name="ce18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4901960784282" calcext:value-type="float">
            <text:p>0.0349</text:p>
          </table:table-cell>
          <table:table-cell table:style-name="ce18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33333333332939" calcext:value-type="float">
            <text:p>0.0433</text:p>
          </table:table-cell>
          <table:table-cell table:style-name="ce18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78431372548675" calcext:value-type="float">
            <text:p>0.0378</text:p>
          </table:table-cell>
          <table:table-cell table:style-name="ce18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99999999999363" calcext:value-type="float">
            <text:p>0.0700</text:p>
          </table:table-cell>
          <table:table-cell table:number-columns-repeated="2" table:style-name="ce18" office:value-type="float" office:value="0.0399999999999636" calcext:value-type="float">
            <text:p>0.0400</text:p>
          </table:table-cell>
          <table:table-cell table:style-name="ce18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29411764705492" calcext:value-type="float">
            <text:p>0.0429</text:p>
          </table:table-cell>
          <table:table-cell table:style-name="ce18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5" calcext:value-type="float">
            <text:p>0.5000</text:p>
          </table:table-cell>
          <table:table-cell table:style-name="ce18" office:value-type="float" office:value="0.269999999999982" calcext:value-type="float">
            <text:p>0.2700</text:p>
          </table:table-cell>
          <table:table-cell table:style-name="ce18" office:value-type="float" office:value="0.256078431372548" calcext:value-type="float">
            <text:p>0.2561</text:p>
          </table:table-cell>
          <table:table-cell table:style-name="ce18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19999999999982" calcext:value-type="float">
            <text:p>0.52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.263333333333344" calcext:value-type="float">
            <text:p>0.2633</text:p>
          </table:table-cell>
          <table:table-cell table:style-name="ce18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099999999999" calcext:value-type="float">
            <text:p>0.6100</text:p>
          </table:table-cell>
          <table:table-cell table:style-name="ce18" office:value-type="float" office:value="0.369999999999891" calcext:value-type="float">
            <text:p>0.3700</text:p>
          </table:table-cell>
          <table:table-cell table:style-name="ce18" office:value-type="float" office:value="0.336078431372555" calcext:value-type="float">
            <text:p>0.3361</text:p>
          </table:table-cell>
          <table:table-cell table:style-name="ce18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49999999999955" calcext:value-type="float">
            <text:p>0.5500</text:p>
          </table:table-cell>
          <table:table-cell table:style-name="ce18" office:value-type="float" office:value="0.279999999999973" calcext:value-type="float">
            <text:p>0.2800</text:p>
          </table:table-cell>
          <table:table-cell table:style-name="ce18" office:value-type="float" office:value="0.259803921568619" calcext:value-type="float">
            <text:p>0.2598</text:p>
          </table:table-cell>
          <table:table-cell table:style-name="ce18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99999999999909" calcext:value-type="float">
            <text:p>0.6000</text:p>
          </table:table-cell>
          <table:table-cell table:style-name="ce18" office:value-type="float" office:value="0.329999999999927" calcext:value-type="float">
            <text:p>0.3300</text:p>
          </table:table-cell>
          <table:table-cell table:style-name="ce18" office:value-type="float" office:value="0.302549019607813" calcext:value-type="float">
            <text:p>0.3025</text:p>
          </table:table-cell>
          <table:table-cell table:style-name="ce18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6099999999999" calcext:value-type="float">
            <text:p>0.6100</text:p>
          </table:table-cell>
          <table:table-cell table:style-name="ce18" office:value-type="float" office:value="0.339999999999918" calcext:value-type="float">
            <text:p>0.3400</text:p>
          </table:table-cell>
          <table:table-cell table:style-name="ce18" office:value-type="float" office:value="0.307450980392158" calcext:value-type="float">
            <text:p>0.3075</text:p>
          </table:table-cell>
          <table:table-cell table:style-name="ce18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529999999999973" calcext:value-type="float">
            <text:p>0.5300</text:p>
          </table:table-cell>
          <table:table-cell table:style-name="ce18" office:value-type="float" office:value="0.349999999999909" calcext:value-type="float">
            <text:p>0.3500</text:p>
          </table:table-cell>
          <table:table-cell table:style-name="ce18" office:value-type="float" office:value="0.319411764705891" calcext:value-type="float">
            <text:p>0.3194</text:p>
          </table:table-cell>
          <table:table-cell table:style-name="ce18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60000000000082" calcext:value-type="float">
            <text:p>0.6600</text:p>
          </table:table-cell>
          <table:table-cell table:style-name="ce18" office:value-type="float" office:value="0.380000000000109" calcext:value-type="float">
            <text:p>0.3800</text:p>
          </table:table-cell>
          <table:table-cell table:style-name="ce18" office:value-type="float" office:value="0.35470588235294" calcext:value-type="float">
            <text:p>0.3547</text:p>
          </table:table-cell>
          <table:table-cell table:style-name="ce18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0919607843136508" calcext:value-type="float">
            <text:p>0.0920</text:p>
          </table:table-cell>
          <table:table-cell table:style-name="ce18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08627450980356" calcext:value-type="float">
            <text:p>0.1086</text:p>
          </table:table-cell>
          <table:table-cell table:style-name="ce18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11764705882323" calcext:value-type="float">
            <text:p>0.1118</text:p>
          </table:table-cell>
          <table:table-cell table:style-name="ce18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12745098039189" calcext:value-type="float">
            <text:p>0.1127</text:p>
          </table:table-cell>
          <table:table-cell table:style-name="ce18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59999999999991" calcext:value-type="float">
            <text:p>0.26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20784313725452" calcext:value-type="float">
            <text:p>0.1208</text:p>
          </table:table-cell>
          <table:table-cell table:style-name="ce18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30000000000018" calcext:value-type="float">
            <text:p>0.23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25294117647043" calcext:value-type="float">
            <text:p>0.1253</text:p>
          </table:table-cell>
          <table:table-cell table:style-name="ce18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131176470588241" calcext:value-type="float">
            <text:p>0.1312</text:p>
          </table:table-cell>
          <table:table-cell table:style-name="ce18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480000000000018" calcext:value-type="float">
            <text:p>0.48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14568627450981" calcext:value-type="float">
            <text:p>0.1457</text:p>
          </table:table-cell>
          <table:table-cell table:style-name="ce18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3529411764727" calcext:value-type="float">
            <text:p>0.0124</text:p>
          </table:table-cell>
          <table:table-cell table:style-name="ce18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47058823529455" calcext:value-type="float">
            <text:p>0.0247</text:p>
          </table:table-cell>
          <table:table-cell table:style-name="ce18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823529411763957" calcext:value-type="float">
            <text:p>0.0082</text:p>
          </table:table-cell>
          <table:table-cell table:style-name="ce18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901960784312905" calcext:value-type="float">
            <text:p>0.0090</text:p>
          </table:table-cell>
          <table:table-cell table:style-name="ce18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745098039215009" calcext:value-type="float">
            <text:p>0.0075</text:p>
          </table:table-cell>
          <table:table-cell table:style-name="ce18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3725490195975" calcext:value-type="float">
            <text:p>0.0114</text:p>
          </table:table-cell>
          <table:table-cell table:style-name="ce18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7647058823422" calcext:value-type="float">
            <text:p>0.0118</text:p>
          </table:table-cell>
          <table:table-cell table:style-name="ce18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9607843137146" calcext:value-type="float">
            <text:p>0.0120</text:p>
          </table:table-cell>
          <table:table-cell table:style-name="ce18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2156862745087" calcext:value-type="float">
            <text:p>0.0122</text:p>
          </table:table-cell>
          <table:table-cell table:style-name="ce18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35294117646936" calcext:value-type="float">
            <text:p>0.0135</text:p>
          </table:table-cell>
          <table:table-cell table:style-name="ce18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29411764705401" calcext:value-type="float">
            <text:p>0.005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17112" calcext:value-type="float">
            <text:p>0.0059</text:p>
          </table:table-cell>
          <table:table-cell table:style-name="ce18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82352941175668" calcext:value-type="float">
            <text:p>0.0088</text:p>
          </table:table-cell>
          <table:table-cell table:style-name="ce18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154901960784173" calcext:value-type="float">
            <text:p>0.0155</text:p>
          </table:table-cell>
          <table:table-cell table:style-name="ce18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135294117646936" calcext:value-type="float">
            <text:p>0.0135</text:p>
          </table:table-cell>
          <table:table-cell table:style-name="ce18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15686274509608" calcext:value-type="float">
            <text:p>0.0022</text:p>
          </table:table-cell>
          <table:table-cell table:style-name="ce18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52941176470267" calcext:value-type="float">
            <text:p>0.0035</text:p>
          </table:table-cell>
          <table:table-cell table:style-name="ce18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72549019607504" calcext:value-type="float">
            <text:p>0.0037</text:p>
          </table:table-cell>
          <table:table-cell table:style-name="ce18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47058823530161" calcext:value-type="float">
            <text:p>0.0065</text:p>
          </table:table-cell>
          <table:table-cell table:style-name="ce18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6829" calcext:value-type="float">
            <text:p>0.0002</text:p>
          </table:table-cell>
          <table:table-cell table:style-name="ce18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53658" calcext:value-type="float">
            <text:p>0.0004</text:p>
          </table:table-cell>
          <table:table-cell table:style-name="ce18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66666666667844" calcext:value-type="float">
            <text:p>0.0067</text:p>
          </table:table-cell>
          <table:table-cell table:style-name="ce18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6829" calcext:value-type="float">
            <text:p>0.0002</text:p>
          </table:table-cell>
          <table:table-cell table:style-name="ce18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86274509805527" calcext:value-type="float">
            <text:p>0.0069</text:p>
          </table:table-cell>
          <table:table-cell table:style-name="ce18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5490196078496" calcext:value-type="float">
            <text:p>0.0125</text:p>
          </table:table-cell>
          <table:table-cell table:style-name="ce18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20000000000164" calcext:value-type="float">
            <text:p>0.3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337" calcext:value-type="float">
            <text:p>0.0135</text:p>
          </table:table-cell>
          <table:table-cell table:style-name="ce18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50980392161357" calcext:value-type="float">
            <text:p>0.0045</text:p>
          </table:table-cell>
          <table:table-cell table:style-name="ce18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29411764712088" calcext:value-type="float">
            <text:p>0.0053</text:p>
          </table:table-cell>
          <table:table-cell table:style-name="ce18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90196078439397" calcext:value-type="float">
            <text:p>0.0049</text:p>
          </table:table-cell>
          <table:table-cell table:style-name="ce18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31372549023674" calcext:value-type="float">
            <text:p>0.0043</text:p>
          </table:table-cell>
          <table:table-cell table:style-name="ce18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26029" calcext:value-type="float">
            <text:p>0.0059</text:p>
          </table:table-cell>
          <table:table-cell table:style-name="ce18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13000000000011" calcext:value-type="float">
            <text:p>2.1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130392156862827" calcext:value-type="float">
            <text:p>0.1304</text:p>
          </table:table-cell>
          <table:table-cell table:style-name="ce18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6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09803921573514" calcext:value-type="float">
            <text:p>0.0051</text:p>
          </table:table-cell>
          <table:table-cell table:style-name="ce18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13000000000011" calcext:value-type="float">
            <text:p>2.1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70588235294938" calcext:value-type="float">
            <text:p>0.0471</text:p>
          </table:table-cell>
          <table:table-cell table:style-name="ce18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50.9803921568627" calcext:value-type="float">
            <text:p>50.9804</text:p>
          </table:table-cell>
          <table:table-cell table:style-name="ce18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54.9019607843137" calcext:value-type="float">
            <text:p>54.9020</text:p>
          </table:table-cell>
          <table:table-cell table:style-name="ce18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62.7450980392157" calcext:value-type="float">
            <text:p>62.7451</text:p>
          </table:table-cell>
          <table:table-cell table:style-name="ce18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2.5490196078431" calcext:value-type="float">
            <text:p>72.5490</text:p>
          </table:table-cell>
          <table:table-cell table:style-name="ce18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4.5098039215686" calcext:value-type="float">
            <text:p>74.5098</text:p>
          </table:table-cell>
          <table:table-cell table:style-name="ce18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8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62.7450980392157" calcext:value-type="float">
            <text:p>62.7451</text:p>
          </table:table-cell>
          <table:table-cell table:style-name="ce18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8.4313725490196" calcext:value-type="float">
            <text:p>78.4314</text:p>
          </table:table-cell>
          <table:table-cell table:style-name="ce18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82.3529411764706" calcext:value-type="float">
            <text:p>82.3529</text:p>
          </table:table-cell>
          <table:table-cell table:style-name="ce18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07" calcext:value-type="float">
            <text:p>0.0135</text:p>
          </table:table-cell>
          <table:table-cell table:style-name="ce18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62745098039244" calcext:value-type="float">
            <text:p>0.0263</text:p>
          </table:table-cell>
          <table:table-cell table:style-name="ce18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07" calcext:value-type="float">
            <text:p>0.0135</text:p>
          </table:table-cell>
          <table:table-cell table:style-name="ce18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674509803921579" calcext:value-type="float">
            <text:p>0.0675</text:p>
          </table:table-cell>
          <table:table-cell table:style-name="ce18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05882352941209" calcext:value-type="float">
            <text:p>0.0406</text:p>
          </table:table-cell>
          <table:table-cell table:style-name="ce18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8039215686314" calcext:value-type="float">
            <text:p>0.0398</text:p>
          </table:table-cell>
          <table:table-cell table:style-name="ce18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.0900000000001455" calcext:value-type="float">
            <text:p>0.0900</text:p>
          </table:table-cell>
          <table:table-cell table:style-name="ce18" office:value-type="float" office:value="100.06" calcext:value-type="float">
            <text:p>100.0600</text:p>
          </table:table-cell>
          <table:table-cell table:style-name="ce18" office:value-type="float" office:value="48.3000000000002" calcext:value-type="float">
            <text:p>48.3000</text:p>
          </table:table-cell>
          <table:table-cell table:style-name="ce18" office:value-type="float" office:value="53.9958823529412" calcext:value-type="float">
            <text:p>53.9959</text:p>
          </table:table-cell>
          <table:table-cell table:style-name="ce18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.9699999999998" calcext:value-type="float">
            <text:p>2.9700</text:p>
          </table:table-cell>
          <table:table-cell table:style-name="ce18" office:value-type="float" office:value="100.09" calcext:value-type="float">
            <text:p>100.0900</text:p>
          </table:table-cell>
          <table:table-cell table:style-name="ce18" office:value-type="float" office:value="65.9899999999998" calcext:value-type="float">
            <text:p>65.9900</text:p>
          </table:table-cell>
          <table:table-cell table:style-name="ce18" office:value-type="float" office:value="66.2345098039216" calcext:value-type="float">
            <text:p>66.2345</text:p>
          </table:table-cell>
          <table:table-cell table:style-name="ce18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.920000000000073" calcext:value-type="float">
            <text:p>0.9200</text:p>
          </table:table-cell>
          <table:table-cell table:style-name="ce18" office:value-type="float" office:value="100.07" calcext:value-type="float">
            <text:p>100.0700</text:p>
          </table:table-cell>
          <table:table-cell table:style-name="ce18" office:value-type="float" office:value="65.23" calcext:value-type="float">
            <text:p>65.2300</text:p>
          </table:table-cell>
          <table:table-cell table:style-name="ce18" office:value-type="float" office:value="65.6603921568627" calcext:value-type="float">
            <text:p>65.6604</text:p>
          </table:table-cell>
          <table:table-cell table:style-name="ce18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9.79" calcext:value-type="float">
            <text:p>29.7900</text:p>
          </table:table-cell>
          <table:table-cell table:style-name="ce18" office:value-type="float" office:value="100.1" calcext:value-type="float">
            <text:p>100.1000</text:p>
          </table:table-cell>
          <table:table-cell table:style-name="ce18" office:value-type="float" office:value="65.6700000000001" calcext:value-type="float">
            <text:p>65.6700</text:p>
          </table:table-cell>
          <table:table-cell table:style-name="ce18" office:value-type="float" office:value="69.7533333333333" calcext:value-type="float">
            <text:p>69.7533</text:p>
          </table:table-cell>
          <table:table-cell table:style-name="ce18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2.0799999999999" calcext:value-type="float">
            <text:p>22.0800</text:p>
          </table:table-cell>
          <table:table-cell table:style-name="ce18" office:value-type="float" office:value="100.11" calcext:value-type="float">
            <text:p>100.1100</text:p>
          </table:table-cell>
          <table:table-cell table:style-name="ce18" office:value-type="float" office:value="85.9899999999998" calcext:value-type="float">
            <text:p>85.9900</text:p>
          </table:table-cell>
          <table:table-cell table:style-name="ce18" office:value-type="float" office:value="76.5374509803922" calcext:value-type="float">
            <text:p>76.5375</text:p>
          </table:table-cell>
          <table:table-cell table:style-name="ce18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.38000000000011" calcext:value-type="float">
            <text:p>3.3800</text:p>
          </table:table-cell>
          <table:table-cell table:style-name="ce18" office:value-type="float" office:value="100.09" calcext:value-type="float">
            <text:p>100.0900</text:p>
          </table:table-cell>
          <table:table-cell table:style-name="ce18" office:value-type="float" office:value="66.3699999999999" calcext:value-type="float">
            <text:p>66.3700</text:p>
          </table:table-cell>
          <table:table-cell table:style-name="ce18" office:value-type="float" office:value="66.1301960784314" calcext:value-type="float">
            <text:p>66.1302</text:p>
          </table:table-cell>
          <table:table-cell table:style-name="ce18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0.5300000000002" calcext:value-type="float">
            <text:p>30.5300</text:p>
          </table:table-cell>
          <table:table-cell table:style-name="ce18" office:value-type="float" office:value="100.11" calcext:value-type="float">
            <text:p>100.1100</text:p>
          </table:table-cell>
          <table:table-cell table:style-name="ce18" office:value-type="float" office:value="87.6300000000001" calcext:value-type="float">
            <text:p>87.6300</text:p>
          </table:table-cell>
          <table:table-cell table:style-name="ce18" office:value-type="float" office:value="78.5903921568628" calcext:value-type="float">
            <text:p>78.5904</text:p>
          </table:table-cell>
          <table:table-cell table:style-name="ce18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0.8699999999999" calcext:value-type="float">
            <text:p>30.8700</text:p>
          </table:table-cell>
          <table:table-cell table:style-name="ce18" office:value-type="float" office:value="100.1" calcext:value-type="float">
            <text:p>100.1000</text:p>
          </table:table-cell>
          <table:table-cell table:style-name="ce18" office:value-type="float" office:value="85.25" calcext:value-type="float">
            <text:p>85.2500</text:p>
          </table:table-cell>
          <table:table-cell table:style-name="ce18" office:value-type="float" office:value="79.0743137254902" calcext:value-type="float">
            <text:p>79.0743</text:p>
          </table:table-cell>
          <table:table-cell table:style-name="ce18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199999999999818" calcext:value-type="float">
            <text:p>0.2000</text:p>
          </table:table-cell>
          <table:table-cell table:style-name="ce18" office:value-type="float" office:value="1.25" calcext:value-type="float">
            <text:p>1.2500</text:p>
          </table:table-cell>
          <table:table-cell table:style-name="ce18" office:value-type="float" office:value="0.639999999999873" calcext:value-type="float">
            <text:p>0.6400</text:p>
          </table:table-cell>
          <table:table-cell table:style-name="ce18" office:value-type="float" office:value="0.655098039215683" calcext:value-type="float">
            <text:p>0.6551</text:p>
          </table:table-cell>
          <table:table-cell table:style-name="ce18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30999999999995" calcext:value-type="float">
            <text:p>1.3100</text:p>
          </table:table-cell>
          <table:table-cell table:style-name="ce18" office:value-type="float" office:value="0.710000000000036" calcext:value-type="float">
            <text:p>0.7100</text:p>
          </table:table-cell>
          <table:table-cell table:style-name="ce18" office:value-type="float" office:value="0.737058823529441" calcext:value-type="float">
            <text:p>0.7371</text:p>
          </table:table-cell>
          <table:table-cell table:style-name="ce18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5" calcext:value-type="float">
            <text:p>1.5000</text:p>
          </table:table-cell>
          <table:table-cell table:style-name="ce18" office:value-type="float" office:value="0.889999999999873" calcext:value-type="float">
            <text:p>0.8900</text:p>
          </table:table-cell>
          <table:table-cell table:style-name="ce18" office:value-type="float" office:value="0.897254901960771" calcext:value-type="float">
            <text:p>0.8973</text:p>
          </table:table-cell>
          <table:table-cell table:style-name="ce18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55000000000018" calcext:value-type="float">
            <text:p>1.5500</text:p>
          </table:table-cell>
          <table:table-cell table:style-name="ce18" office:value-type="float" office:value="0.940000000000055" calcext:value-type="float">
            <text:p>0.9400</text:p>
          </table:table-cell>
          <table:table-cell table:style-name="ce18" office:value-type="float" office:value="0.928039215686282" calcext:value-type="float">
            <text:p>0.9280</text:p>
          </table:table-cell>
          <table:table-cell table:style-name="ce18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320000000000164" calcext:value-type="float">
            <text:p>0.3200</text:p>
          </table:table-cell>
          <table:table-cell table:style-name="ce18" office:value-type="float" office:value="1.42000000000007" calcext:value-type="float">
            <text:p>1.4200</text:p>
          </table:table-cell>
          <table:table-cell table:style-name="ce18" office:value-type="float" office:value="0.9699999999998" calcext:value-type="float">
            <text:p>0.9700</text:p>
          </table:table-cell>
          <table:table-cell table:style-name="ce18" office:value-type="float" office:value="0.97568627450979" calcext:value-type="float">
            <text:p>0.9757</text:p>
          </table:table-cell>
          <table:table-cell table:style-name="ce18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5300000000002" calcext:value-type="float">
            <text:p>0.5300</text:p>
          </table:table-cell>
          <table:table-cell table:style-name="ce18" office:value-type="float" office:value="1.73000000000002" calcext:value-type="float">
            <text:p>1.7300</text:p>
          </table:table-cell>
          <table:table-cell table:style-name="ce18" office:value-type="float" office:value="1.03999999999996" calcext:value-type="float">
            <text:p>1.0400</text:p>
          </table:table-cell>
          <table:table-cell table:style-name="ce18" office:value-type="float" office:value="1.03450980392157" calcext:value-type="float">
            <text:p>1.0345</text:p>
          </table:table-cell>
          <table:table-cell table:style-name="ce18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5" calcext:value-type="float">
            <text:p>0.5000</text:p>
          </table:table-cell>
          <table:table-cell table:style-name="ce18" office:value-type="float" office:value="1.63000000000011" calcext:value-type="float">
            <text:p>1.6300</text:p>
          </table:table-cell>
          <table:table-cell table:style-name="ce18" office:value-type="float" office:value="1.11000000000013" calcext:value-type="float">
            <text:p>1.1100</text:p>
          </table:table-cell>
          <table:table-cell table:style-name="ce18" office:value-type="float" office:value="1.05098039215684" calcext:value-type="float">
            <text:p>1.0510</text:p>
          </table:table-cell>
          <table:table-cell table:style-name="ce18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1.59999999999991" calcext:value-type="float">
            <text:p>1.6000</text:p>
          </table:table-cell>
          <table:table-cell table:style-name="ce18" office:value-type="float" office:value="1.0300000000002" calcext:value-type="float">
            <text:p>1.0300</text:p>
          </table:table-cell>
          <table:table-cell table:style-name="ce18" office:value-type="float" office:value="1.04156862745095" calcext:value-type="float">
            <text:p>1.0416</text:p>
          </table:table-cell>
          <table:table-cell table:style-name="ce18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56.83" calcext:value-type="float">
            <text:p>356.8300</text:p>
          </table:table-cell>
          <table:table-cell table:style-name="ce18" office:value-type="float" office:value="342.72" calcext:value-type="float">
            <text:p>342.7200</text:p>
          </table:table-cell>
          <table:table-cell table:style-name="ce18" office:value-type="float" office:value="321.315294117647" calcext:value-type="float">
            <text:p>321.3153</text:p>
          </table:table-cell>
          <table:table-cell table:style-name="ce18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1.317843137255" calcext:value-type="float">
            <text:p>331.3178</text:p>
          </table:table-cell>
          <table:table-cell table:style-name="ce18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3.063529411765" calcext:value-type="float">
            <text:p>333.0635</text:p>
          </table:table-cell>
          <table:table-cell table:style-name="ce18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315.9" calcext:value-type="float">
            <text:p>315.9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55.023529411765" calcext:value-type="float">
            <text:p>355.0235</text:p>
          </table:table-cell>
          <table:table-cell table:style-name="ce18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41.286862745098" calcext:value-type="float">
            <text:p>341.2869</text:p>
          </table:table-cell>
          <table:table-cell table:style-name="ce18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0.523921568627" calcext:value-type="float">
            <text:p>330.5239</text:p>
          </table:table-cell>
          <table:table-cell table:style-name="ce18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4.601176470588" calcext:value-type="float">
            <text:p>334.6012</text:p>
          </table:table-cell>
          <table:table-cell table:style-name="ce18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0.327450980392" calcext:value-type="float">
            <text:p>330.3275</text:p>
          </table:table-cell>
          <table:table-cell table:style-name="ce18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784313726" calcext:value-type="float">
            <text:p>100.0008</text:p>
          </table:table-cell>
          <table:table-cell table:style-name="ce18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176470588" calcext:value-type="float">
            <text:p>100.0012</text:p>
          </table:table-cell>
          <table:table-cell table:style-name="ce18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1" calcext:value-type="float">
            <text:p>184.5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79607843137" calcext:value-type="float">
            <text:p>184.3796</text:p>
          </table:table-cell>
          <table:table-cell table:style-name="ce18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5" calcext:value-type="float">
            <text:p>184.55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89215686275" calcext:value-type="float">
            <text:p>184.3892</text:p>
          </table:table-cell>
          <table:table-cell table:style-name="ce18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3" calcext:value-type="float">
            <text:p>184.5300</text:p>
          </table:table-cell>
          <table:table-cell table:style-name="ce18" office:value-type="float" office:value="184.39" calcext:value-type="float">
            <text:p>184.3900</text:p>
          </table:table-cell>
          <table:table-cell table:style-name="ce18" office:value-type="float" office:value="184.393137254902" calcext:value-type="float">
            <text:p>184.3931</text:p>
          </table:table-cell>
          <table:table-cell table:style-name="ce18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9" calcext:value-type="float">
            <text:p>184.69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406274509804" calcext:value-type="float">
            <text:p>184.4063</text:p>
          </table:table-cell>
          <table:table-cell table:style-name="ce18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1" calcext:value-type="float">
            <text:p>184.6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96470588235" calcext:value-type="float">
            <text:p>184.3965</text:p>
          </table:table-cell>
          <table:table-cell table:style-name="ce18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1" calcext:value-type="float">
            <text:p>184.6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401568627451" calcext:value-type="float">
            <text:p>184.4016</text:p>
          </table:table-cell>
          <table:table-cell table:style-name="ce18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71" calcext:value-type="float">
            <text:p>184.7100</text:p>
          </table:table-cell>
          <table:table-cell table:style-name="ce18" office:value-type="float" office:value="184.43" calcext:value-type="float">
            <text:p>184.4300</text:p>
          </table:table-cell>
          <table:table-cell table:style-name="ce18" office:value-type="float" office:value="184.44" calcext:value-type="float">
            <text:p>184.4400</text:p>
          </table:table-cell>
          <table:table-cell table:style-name="ce18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" calcext:value-type="float">
            <text:p>184.6000</text:p>
          </table:table-cell>
          <table:table-cell table:number-columns-repeated="2" table:style-name="ce18" office:value-type="float" office:value="184.43" calcext:value-type="float">
            <text:p>184.4300</text:p>
          </table:table-cell>
          <table:table-cell table:style-name="ce18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48:.E178];&quot;0&quot;)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48:.L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48:.S178];&quot;0&quot;)" office:value-type="float" office:value="14" calcext:value-type="float">
            <text:p>14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48:.Z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G148:.AG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N148:.AN178];&quot;0&quot;)" office:value-type="float" office:value="11" calcext:value-type="float">
            <text:p>1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U148:.AU17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B148:.BB17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I148:.BI17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P148:.BP17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W148:.BW178];&quot;0&quot;)" office:value-type="float" office:value="7" calcext:value-type="float">
            <text:p>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D148:.CD178];&quot;0&quot;)" office:value-type="float" office:value="6" calcext:value-type="float">
            <text:p>6</text:p>
          </table:table-cell>
          <table:table-cell table:style-name="ce16" table:number-columns-repeated="2"/>
          <table:table-cell table:style-name="ce21"/>
        </table:table-row>
        <table:table-row table:style-name="ro1"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148:.B177];&quot;0&quot;)" office:value-type="float" office:value="5" calcext:value-type="float">
            <text:p>5</text:p>
          </table:table-cell>
          <table:table-cell table:style-name="ce13" table:number-columns-repeated="2"/>
          <table:table-cell table:style-name="ce19"/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I148:.I177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9"/>
          <table:table-cell table:style-name="Default"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/>
          <table:table-cell table:style-name="ce23" table:formula="of:=SUM([.Q189:.Q218])" office:value-type="float" office:value="64" calcext:value-type="float">
            <text:p>64</text:p>
          </table:table-cell>
          <table:table-cell table:style-name="ce23" table:formula="of:=SUM([.R189:.R218])" office:value-type="float" office:value="19" calcext:value-type="float">
            <text:p>19</text:p>
          </table:table-cell>
          <table:table-cell table:style-name="ce23" table:formula="of:=SUM([.S189:.S218])" office:value-type="float" office:value="37" calcext:value-type="float">
            <text:p>37</text:p>
          </table:table-cell>
          <table:table-cell table:style-name="ce23" table:formula="of:=SUM([.T189:.T218])" office:value-type="float" office:value="26" calcext:value-type="float">
            <text:p>26</text:p>
          </table:table-cell>
          <table:table-cell table:style-name="ce23" table:formula="of:=SUM([.U189:.U218])" office:value-type="float" office:value="45" calcext:value-type="float">
            <text:p>45</text:p>
          </table:table-cell>
          <table:table-cell table:style-name="ce23" table:formula="of:=SUM([.V189:.V218])" office:value-type="float" office:value="49" calcext:value-type="float">
            <text:p>49</text:p>
          </table:table-cell>
          <table:table-cell table:style-name="ce23" table:formula="of:=SUM([.W189:.W218])" office:value-type="float" office:value="38" calcext:value-type="float">
            <text:p>38</text:p>
          </table:table-cell>
          <table:table-cell table:style-name="ce23" table:formula="of:=SUM([.X189:.X218])" office:value-type="float" office:value="41" calcext:value-type="float">
            <text:p>41</text:p>
          </table:table-cell>
          <table:table-cell table:style-name="ce23" table:formula="of:=SUM([.Y189:.Y218])" office:value-type="float" office:value="41" calcext:value-type="float">
            <text:p>41</text:p>
          </table:table-cell>
          <table:table-cell table:style-name="ce23" table:formula="of:=SUM([.Z189:.Z218])" office:value-type="float" office:value="14" calcext:value-type="float">
            <text:p>14</text:p>
          </table:table-cell>
          <table:table-cell table:style-name="ce23" table:formula="of:=SUM([.AA189:.AA218])" office:value-type="float" office:value="57" calcext:value-type="float">
            <text:p>57</text:p>
          </table:table-cell>
          <table:table-cell table:style-name="ce23" table:formula="of:=SUM([.AB189:.AB218])" office:value-type="float" office:value="49" calcext:value-type="float">
            <text:p>49</text:p>
          </table:table-cell>
          <table:table-cell table:style-name="ce23" table:formula="of:=SUM([.AC189:.AC218])" office:value-type="float" office:value="42" calcext:value-type="float">
            <text:p>42</text:p>
          </table:table-cell>
          <table:table-cell table:style-name="ce23" table:formula="of:=SUM([.AD189:.AD218])" office:value-type="float" office:value="22" calcext:value-type="float">
            <text:p>22</text:p>
          </table:table-cell>
          <table:table-cell table:style-name="ce23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Sheet4" table:style-name="ta1">
        <table:table-column table:style-name="co1" table:number-columns-repeated="43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CEC17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10"/>
          <table:table-cell table:style-name="ce17" office:value-type="string" calcext:value-type="string" table:number-columns-spanned="6" table:number-rows-spanned="1">
            <text:p>CEC16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7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7"/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A4:.A33])" office:value-type="float" office:value="73" calcext:value-type="float">
            <text:p>73</text:p>
          </table:table-cell>
          <table:table-cell table:formula="of:=SUM([.B4:.B33])" office:value-type="float" office:value="5" calcext:value-type="float">
            <text:p>5</text:p>
          </table:table-cell>
          <table:table-cell table:formula="of:=SUM([.C4:.C33])" office:value-type="float" office:value="42" calcext:value-type="float">
            <text:p>42</text:p>
          </table:table-cell>
          <table:table-cell table:formula="of:=SUM([.D4:.D33])" office:value-type="float" office:value="28" calcext:value-type="float">
            <text:p>28</text:p>
          </table:table-cell>
          <table:table-cell table:formula="of:=SUM([.E4:.E33])" office:value-type="float" office:value="36" calcext:value-type="float">
            <text:p>36</text:p>
          </table:table-cell>
          <table:table-cell table:formula="of:=SUM([.F4:.F33])" office:value-type="float" office:value="56" calcext:value-type="float">
            <text:p>56</text:p>
          </table:table-cell>
          <table:table-cell table:formula="of:=SUM([.G4:.G33])" office:value-type="float" office:value="27" calcext:value-type="float">
            <text:p>27</text:p>
          </table:table-cell>
          <table:table-cell table:formula="of:=SUM([.H4:.H33])" office:value-type="float" office:value="39" calcext:value-type="float">
            <text:p>39</text:p>
          </table:table-cell>
          <table:table-cell table:formula="of:=SUM([.I4:.I33])" office:value-type="float" office:value="54" calcext:value-type="float">
            <text:p>54</text:p>
          </table:table-cell>
          <table:table-cell table:formula="of:=SUM([.J4:.J33])" office:value-type="float" office:value="7" calcext:value-type="float">
            <text:p>7</text:p>
          </table:table-cell>
          <table:table-cell table:formula="of:=SUM([.K4:.K33])" office:value-type="float" office:value="62" calcext:value-type="float">
            <text:p>62</text:p>
          </table:table-cell>
          <table:table-cell table:formula="of:=SUM([.L4:.L33])" office:value-type="float" office:value="51" calcext:value-type="float">
            <text:p>51</text:p>
          </table:table-cell>
          <table:table-cell table:formula="of:=SUM([.M4:.M33])" office:value-type="float" office:value="37" calcext:value-type="float">
            <text:p>37</text:p>
          </table:table-cell>
          <table:table-cell table:formula="of:=SUM([.N4:.N33])" office:value-type="float" office:value="30" calcext:value-type="float">
            <text:p>30</text:p>
          </table:table-cell>
          <table:table-cell table:formula="of:=SUM([.O4:.O33])" office:value-type="float" office:value="53" calcext:value-type="float">
            <text:p>53</text:p>
          </table:table-cell>
          <table:table-cell table:number-columns-repeated="7"/>
          <table:table-cell table:formula="of:=SUM([.W4:.W33])" office:value-type="float" office:value="64" calcext:value-type="float">
            <text:p>64</text:p>
          </table:table-cell>
          <table:table-cell table:formula="of:=SUM([.X4:.X33])" office:value-type="float" office:value="19" calcext:value-type="float">
            <text:p>19</text:p>
          </table:table-cell>
          <table:table-cell table:formula="of:=SUM([.Y4:.Y33])" office:value-type="float" office:value="37" calcext:value-type="float">
            <text:p>37</text:p>
          </table:table-cell>
          <table:table-cell table:formula="of:=SUM([.Z4:.Z33])" office:value-type="float" office:value="26" calcext:value-type="float">
            <text:p>26</text:p>
          </table:table-cell>
          <table:table-cell table:formula="of:=SUM([.AA4:.AA33])" office:value-type="float" office:value="45" calcext:value-type="float">
            <text:p>45</text:p>
          </table:table-cell>
          <table:table-cell table:formula="of:=SUM([.AB4:.AB33])" office:value-type="float" office:value="49" calcext:value-type="float">
            <text:p>49</text:p>
          </table:table-cell>
          <table:table-cell table:formula="of:=SUM([.AC4:.AC33])" office:value-type="float" office:value="38" calcext:value-type="float">
            <text:p>38</text:p>
          </table:table-cell>
          <table:table-cell table:formula="of:=SUM([.AD4:.AD33])" office:value-type="float" office:value="41" calcext:value-type="float">
            <text:p>41</text:p>
          </table:table-cell>
          <table:table-cell table:formula="of:=SUM([.AE4:.AE33])" office:value-type="float" office:value="41" calcext:value-type="float">
            <text:p>41</text:p>
          </table:table-cell>
          <table:table-cell table:formula="of:=SUM([.AF4:.AF33])" office:value-type="float" office:value="14" calcext:value-type="float">
            <text:p>14</text:p>
          </table:table-cell>
          <table:table-cell table:formula="of:=SUM([.AG4:.AG33])" office:value-type="float" office:value="57" calcext:value-type="float">
            <text:p>57</text:p>
          </table:table-cell>
          <table:table-cell table:formula="of:=SUM([.AH4:.AH33])" office:value-type="float" office:value="49" calcext:value-type="float">
            <text:p>49</text:p>
          </table:table-cell>
          <table:table-cell table:formula="of:=SUM([.AI4:.AI33])" office:value-type="float" office:value="42" calcext:value-type="float">
            <text:p>42</text:p>
          </table:table-cell>
          <table:table-cell table:formula="of:=SUM([.AJ4:.AJ33])" office:value-type="float" office:value="22" calcext:value-type="float">
            <text:p>22</text:p>
          </table:table-cell>
          <table:table-cell table:formula="of:=SUM([.AK4:.AK33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style-name="ce40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 table:number-columns-repeated="2"/>
          <table:table-cell table:style-name="ce40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3354073" calcext:value-type="float">
            <text:p>4.3354073</text:p>
          </table:table-cell>
          <table:table-cell office:value-type="float" office:value="0.425039931372549" calcext:value-type="float">
            <text:p>0.42503993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3" calcext:value-type="float">
            <text:p>34.7803</text:p>
          </table:table-cell>
          <table:table-cell office:value-type="float" office:value="27.2786666666666" calcext:value-type="float">
            <text:p>27.27866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275" calcext:value-type="float">
            <text:p>34.780275</text:p>
          </table:table-cell>
          <table:table-cell office:value-type="float" office:value="32.1374182803922" calcext:value-type="float">
            <text:p>32.137418280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470588236" calcext:value-type="float">
            <text:p>0.9754504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181" calcext:value-type="float">
            <text:p>1.9899181</text:p>
          </table:table-cell>
          <table:table-cell office:value-type="float" office:value="1.30710307098039" calcext:value-type="float">
            <text:p>1.30710307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6462236" calcext:value-type="float">
            <text:p>1.6462236</text:p>
          </table:table-cell>
          <table:table-cell office:value-type="float" office:value="0.0322788941176471" calcext:value-type="float">
            <text:p>0.032278894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316862" calcext:value-type="float">
            <text:p>2.316862</text:p>
          </table:table-cell>
          <table:table-cell office:value-type="float" office:value="0.0680789091764706" calcext:value-type="float">
            <text:p>0.06807890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847268" calcext:value-type="float">
            <text:p>19.847268</text:p>
          </table:table-cell>
          <table:table-cell office:value-type="float" office:value="0.774347411764706" calcext:value-type="float">
            <text:p>0.774347411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3921568627451" calcext:value-type="float">
            <text:p>0.007392156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.366921" calcext:value-type="float">
            <text:p>10.366921</text:p>
          </table:table-cell>
          <table:table-cell office:value-type="string" calcext:value-type="string">
            <text:p>N</text:p>
          </table:table-cell>
          <table:table-cell office:value-type="float" office:value="10.7274" calcext:value-type="float">
            <text:p>10.7274</text:p>
          </table:table-cell>
          <table:table-cell office:value-type="float" office:value="12.4819" calcext:value-type="float">
            <text:p>12.4819</text:p>
          </table:table-cell>
          <table:table-cell office:value-type="float" office:value="11.6172862745098" calcext:value-type="float">
            <text:p>11.6172862745</text:p>
          </table:table-cell>
          <table:table-cell office:value-type="string" calcext:value-type="string">
            <text:p>N</text:p>
          </table:table-cell>
          <table:table-cell office:value-type="float" office:value="10.503304" calcext:value-type="float">
            <text:p>10.503304</text:p>
          </table:table-cell>
          <table:table-cell office:value-type="float" office:value="12.623244" calcext:value-type="float">
            <text:p>12.623244</text:p>
          </table:table-cell>
          <table:table-cell office:value-type="float" office:value="11.5850246862745" calcext:value-type="float">
            <text:p>11.5850246863</text:p>
          </table:table-cell>
          <table:table-cell office:value-type="string" calcext:value-type="string">
            <text:p>N</text:p>
          </table:table-cell>
          <table:table-cell office:value-type="float" office:value="10.366921" calcext:value-type="float">
            <text:p>10.366921</text:p>
          </table:table-cell>
          <table:table-cell office:value-type="float" office:value="11.682939" calcext:value-type="float">
            <text:p>11.682939</text:p>
          </table:table-cell>
          <table:table-cell office:value-type="float" office:value="10.3972812156863" calcext:value-type="float">
            <text:p>10.397281215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77254901960784" calcext:value-type="float">
            <text:p>0.057725490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13152254901961" calcext:value-type="float">
            <text:p>1.1315225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58022908745098" calcext:value-type="float">
            <text:p>1.58022908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495906" calcext:value-type="float">
            <text:p>0.99495906</text:p>
          </table:table-cell>
          <table:table-cell office:value-type="float" office:value="0.0585270035294118" calcext:value-type="float">
            <text:p>0.058527003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392156863" calcext:value-type="float">
            <text:p>0.975450392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32661207294118" calcext:value-type="float">
            <text:p>1.326612072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64705882352941" calcext:value-type="float">
            <text:p>0.0164705882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22.10311" calcext:value-type="float">
            <text:p>122.10311</text:p>
          </table:table-cell>
          <table:table-cell office:value-type="float" office:value="9.64394709784314" calcext:value-type="float">
            <text:p>9.64394709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2.103" calcext:value-type="float">
            <text:p>122.103</text:p>
          </table:table-cell>
          <table:table-cell office:value-type="float" office:value="5.47935031372549" calcext:value-type="float">
            <text:p>5.4793503137</text:p>
          </table:table-cell>
          <table:table-cell office:value-type="string" calcext:value-type="string">
            <text:p>N</text:p>
          </table:table-cell>
          <table:table-cell office:value-type="float" office:value="0.18736337" calcext:value-type="float">
            <text:p>0.18736337</text:p>
          </table:table-cell>
          <table:table-cell office:value-type="float" office:value="128.74569" calcext:value-type="float">
            <text:p>128.74569</text:p>
          </table:table-cell>
          <table:table-cell office:value-type="float" office:value="7.80136890960785" calcext:value-type="float">
            <text:p>7.8013689096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5.369395" calcext:value-type="float">
            <text:p>15.369395</text:p>
          </table:table-cell>
          <table:table-cell office:value-type="float" office:value="2.95607246352941" calcext:value-type="float">
            <text:p>2.9560724635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88235294117647" calcext:value-type="float">
            <text:p>0.0058823529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33.62037" calcext:value-type="float">
            <text:p>133.62037</text:p>
          </table:table-cell>
          <table:table-cell office:value-type="float" office:value="16.5928395821569" calcext:value-type="float">
            <text:p>16.5928395822</text:p>
          </table:table-cell>
          <table:table-cell office:value-type="string" calcext:value-type="string">
            <text:p>N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5.0563" calcext:value-type="float">
            <text:p>25.0563</text:p>
          </table:table-cell>
          <table:table-cell office:value-type="float" office:value="6.01779437254902" calcext:value-type="float">
            <text:p>6.0177943725</text:p>
          </table:table-cell>
          <table:table-cell office:value-type="string" calcext:value-type="string">
            <text:p>N</text:p>
          </table:table-cell>
          <table:table-cell office:value-type="float" office:value="0.37475361" calcext:value-type="float">
            <text:p>0.37475361</text:p>
          </table:table-cell>
          <table:table-cell office:value-type="float" office:value="30.176703" calcext:value-type="float">
            <text:p>30.176703</text:p>
          </table:table-cell>
          <table:table-cell office:value-type="float" office:value="10.4567005656863" calcext:value-type="float">
            <text:p>10.4567005657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8.596992" calcext:value-type="float">
            <text:p>18.596992</text:p>
          </table:table-cell>
          <table:table-cell office:value-type="float" office:value="7.80383641392157" calcext:value-type="float">
            <text:p>7.8038364139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637254901960784" calcext:value-type="float">
            <text:p>0.06372549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49.34916" calcext:value-type="float">
            <text:p>249.34916</text:p>
          </table:table-cell>
          <table:table-cell office:value-type="float" office:value="54.6669249935294" calcext:value-type="float">
            <text:p>54.66692499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204061764705882" calcext:value-type="float">
            <text:p>0.02040617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38.38435" calcext:value-type="float">
            <text:p>238.38435</text:p>
          </table:table-cell>
          <table:table-cell office:value-type="float" office:value="85.2919363666667" calcext:value-type="float">
            <text:p>85.2919363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19.73787" calcext:value-type="float">
            <text:p>119.73787</text:p>
          </table:table-cell>
          <table:table-cell office:value-type="float" office:value="2.49880706568628" calcext:value-type="float">
            <text:p>2.4988070657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12980885" calcext:value-type="float">
            <text:p>0.012980885</text:p>
          </table:table-cell>
          <table:table-cell office:value-type="float" office:value="0.00245798547058824" calcext:value-type="float">
            <text:p>0.00245798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866428" calcext:value-type="float">
            <text:p>0.00866428</text:p>
          </table:table-cell>
          <table:table-cell office:value-type="float" office:value="0.000828294490196079" calcext:value-type="float">
            <text:p>0.0008282945</text:p>
          </table:table-cell>
          <table:table-cell office:value-type="string" calcext:value-type="string">
            <text:p>N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19633033" calcext:value-type="float">
            <text:p>0.019633033</text:p>
          </table:table-cell>
          <table:table-cell office:value-type="float" office:value="0.00785933545098039" calcext:value-type="float">
            <text:p>0.00785933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8145223" calcext:value-type="float">
            <text:p>0.018145223</text:p>
          </table:table-cell>
          <table:table-cell office:value-type="float" office:value="0.00138081360784314" calcext:value-type="float">
            <text:p>0.0013808136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369" calcext:value-type="float">
            <text:p>4.8371369</text:p>
          </table:table-cell>
          <table:table-cell office:value-type="float" office:value="1.8034768274902" calcext:value-type="float">
            <text:p>1.80347682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4" calcext:value-type="float">
            <text:p>4.83714</text:p>
          </table:table-cell>
          <table:table-cell office:value-type="float" office:value="1.15765958823529" calcext:value-type="float">
            <text:p>1.15765958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9509562" calcext:value-type="float">
            <text:p>7.9509562</text:p>
          </table:table-cell>
          <table:table-cell office:value-type="float" office:value="3.37413323333333" calcext:value-type="float">
            <text:p>3.3741332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.2041263" calcext:value-type="float">
            <text:p>5.2041263</text:p>
          </table:table-cell>
          <table:table-cell office:value-type="float" office:value="2.38553761568628" calcext:value-type="float">
            <text:p>2.385537615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66666666666667" calcext:value-type="float">
            <text:p>0.0466666667</text:p>
          </table:table-cell>
          <table:table-cell office:value-type="string" calcext:value-type="string">
            <text:p>N</text:p>
          </table:table-cell>
          <table:table-cell office:value-type="float" office:value="0.002826327" calcext:value-type="float">
            <text:p>0.002826327</text:p>
          </table:table-cell>
          <table:table-cell office:value-type="float" office:value="0.02214346" calcext:value-type="float">
            <text:p>0.02214346</text:p>
          </table:table-cell>
          <table:table-cell office:value-type="float" office:value="0.0134592747058824" calcext:value-type="float">
            <text:p>0.0134592747</text:p>
          </table:table-cell>
          <table:table-cell office:value-type="string" calcext:value-type="string">
            <text:p>N</text:p>
          </table:table-cell>
          <table:table-cell office:value-type="float" office:value="0.00374799" calcext:value-type="float">
            <text:p>0.00374799</text:p>
          </table:table-cell>
          <table:table-cell office:value-type="float" office:value="0.0221593" calcext:value-type="float">
            <text:p>0.0221593</text:p>
          </table:table-cell>
          <table:table-cell office:value-type="float" office:value="0.0107057558823529" calcext:value-type="float">
            <text:p>0.0107057559</text:p>
          </table:table-cell>
          <table:table-cell office:value-type="string" calcext:value-type="string">
            <text:p>N</text:p>
          </table:table-cell>
          <table:table-cell office:value-type="float" office:value="0.003963134" calcext:value-type="float">
            <text:p>0.003963134</text:p>
          </table:table-cell>
          <table:table-cell office:value-type="float" office:value="0.027816352" calcext:value-type="float">
            <text:p>0.027816352</text:p>
          </table:table-cell>
          <table:table-cell office:value-type="float" office:value="0.011945065745098" calcext:value-type="float">
            <text:p>0.0119450657</text:p>
          </table:table-cell>
          <table:table-cell office:value-type="string" calcext:value-type="string">
            <text:p>N</text:p>
          </table:table-cell>
          <table:table-cell office:value-type="float" office:value="0.004310778" calcext:value-type="float">
            <text:p>0.004310778</text:p>
          </table:table-cell>
          <table:table-cell office:value-type="float" office:value="0.023665434" calcext:value-type="float">
            <text:p>0.023665434</text:p>
          </table:table-cell>
          <table:table-cell office:value-type="float" office:value="0.0122452541960784" calcext:value-type="float">
            <text:p>0.012245254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10709961" calcext:value-type="float">
            <text:p>0.10709961</text:p>
          </table:table-cell>
          <table:table-cell office:value-type="float" office:value="0.00216000401960784" calcext:value-type="float">
            <text:p>0.0021600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352941176471" calcext:value-type="float">
            <text:p>0.0282352941</text:p>
          </table:table-cell>
          <table:table-cell office:value-type="string" calcext:value-type="string">
            <text:p>N</text:p>
          </table:table-cell>
          <table:table-cell office:value-type="float" office:value="0.00197122" calcext:value-type="float">
            <text:p>0.00197122</text:p>
          </table:table-cell>
          <table:table-cell office:value-type="float" office:value="0.031700177" calcext:value-type="float">
            <text:p>0.031700177</text:p>
          </table:table-cell>
          <table:table-cell office:value-type="float" office:value="0.00846021864705882" calcext:value-type="float">
            <text:p>0.0084602186</text:p>
          </table:table-cell>
          <table:table-cell office:value-type="string" calcext:value-type="string">
            <text:p>N</text:p>
          </table:table-cell>
          <table:table-cell office:value-type="float" office:value="0.000659456" calcext:value-type="float">
            <text:p>0.000659456</text:p>
          </table:table-cell>
          <table:table-cell office:value-type="float" office:value="0.00539453" calcext:value-type="float">
            <text:p>0.00539453</text:p>
          </table:table-cell>
          <table:table-cell office:value-type="float" office:value="0.00225159543137255" calcext:value-type="float">
            <text:p>0.0022515954</text:p>
          </table:table-cell>
          <table:table-cell office:value-type="string" calcext:value-type="string">
            <text:p>N</text:p>
          </table:table-cell>
          <table:table-cell office:value-type="float" office:value="0.010190366" calcext:value-type="float">
            <text:p>0.010190366</text:p>
          </table:table-cell>
          <table:table-cell office:value-type="float" office:value="0.05877183" calcext:value-type="float">
            <text:p>0.05877183</text:p>
          </table:table-cell>
          <table:table-cell office:value-type="float" office:value="0.0276832570196078" calcext:value-type="float">
            <text:p>0.027683257</text:p>
          </table:table-cell>
          <table:table-cell office:value-type="string" calcext:value-type="string">
            <text:p>N</text:p>
          </table:table-cell>
          <table:table-cell office:value-type="float" office:value="0.001506234" calcext:value-type="float">
            <text:p>0.001506234</text:p>
          </table:table-cell>
          <table:table-cell office:value-type="float" office:value="0.018952475" calcext:value-type="float">
            <text:p>0.018952475</text:p>
          </table:table-cell>
          <table:table-cell office:value-type="float" office:value="0.00672852539215686" calcext:value-type="float">
            <text:p>0.006728525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5057" calcext:value-type="float">
            <text:p>0.000005057</text:p>
          </table:table-cell>
          <table:table-cell office:value-type="float" office:value="0.24218567" calcext:value-type="float">
            <text:p>0.24218567</text:p>
          </table:table-cell>
          <table:table-cell office:value-type="float" office:value="0.0428600025882353" calcext:value-type="float">
            <text:p>0.04286000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81756" calcext:value-type="float">
            <text:p>0.381756</text:p>
          </table:table-cell>
          <table:table-cell office:value-type="float" office:value="0.0271439571176471" calcext:value-type="float">
            <text:p>0.0271439571</text:p>
          </table:table-cell>
          <table:table-cell office:value-type="string" calcext:value-type="string">
            <text:p>N</text:p>
          </table:table-cell>
          <table:table-cell office:value-type="float" office:value="0.000022738" calcext:value-type="float">
            <text:p>0.000022738</text:p>
          </table:table-cell>
          <table:table-cell office:value-type="float" office:value="0.49996542" calcext:value-type="float">
            <text:p>0.49996542</text:p>
          </table:table-cell>
          <table:table-cell office:value-type="float" office:value="0.196998185568628" calcext:value-type="float">
            <text:p>0.196998185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42810598" calcext:value-type="float">
            <text:p>0.042810598</text:p>
          </table:table-cell>
          <table:table-cell office:value-type="float" office:value="0.00143550939215686" calcext:value-type="float">
            <text:p>0.001435509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98823529411765" calcext:value-type="float">
            <text:p>0.1988235294</text:p>
          </table:table-cell>
          <table:table-cell office:value-type="string" calcext:value-type="string">
            <text:p>N</text:p>
          </table:table-cell>
          <table:table-cell office:value-type="float" office:value="0.14798744" calcext:value-type="float">
            <text:p>0.14798744</text:p>
          </table:table-cell>
          <table:table-cell office:value-type="float" office:value="0.27615259" calcext:value-type="float">
            <text:p>0.27615259</text:p>
          </table:table-cell>
          <table:table-cell office:value-type="float" office:value="0.176051885098039" calcext:value-type="float">
            <text:p>0.1760518851</text:p>
          </table:table-cell>
          <table:table-cell office:value-type="string" calcext:value-type="string">
            <text:p>N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27063937254902" calcext:value-type="float">
            <text:p>0.2706393725</text:p>
          </table:table-cell>
          <table:table-cell office:value-type="string" calcext:value-type="string">
            <text:p>N</text:p>
          </table:table-cell>
          <table:table-cell office:value-type="float" office:value="0.15783476" calcext:value-type="float">
            <text:p>0.15783476</text:p>
          </table:table-cell>
          <table:table-cell office:value-type="float" office:value="0.38423978" calcext:value-type="float">
            <text:p>0.38423978</text:p>
          </table:table-cell>
          <table:table-cell office:value-type="float" office:value="0.27561214" calcext:value-type="float">
            <text:p>0.27561214</text:p>
          </table:table-cell>
          <table:table-cell office:value-type="string" calcext:value-type="string">
            <text:p>N</text:p>
          </table:table-cell>
          <table:table-cell office:value-type="float" office:value="0.098646721" calcext:value-type="float">
            <text:p>0.098646721</text:p>
          </table:table-cell>
          <table:table-cell office:value-type="float" office:value="0.26828475" calcext:value-type="float">
            <text:p>0.26828475</text:p>
          </table:table-cell>
          <table:table-cell office:value-type="float" office:value="0.157524589098039" calcext:value-type="float">
            <text:p>0.157524589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47058823529412" calcext:value-type="float">
            <text:p>0.0247058824</text:p>
          </table:table-cell>
          <table:table-cell office:value-type="string" calcext:value-type="string">
            <text:p>N</text:p>
          </table:table-cell>
          <table:table-cell office:value-type="float" office:value="0.001109658" calcext:value-type="float">
            <text:p>0.001109658</text:p>
          </table:table-cell>
          <table:table-cell office:value-type="float" office:value="0.22457627" calcext:value-type="float">
            <text:p>0.22457627</text:p>
          </table:table-cell>
          <table:table-cell office:value-type="float" office:value="0.0155119171176471" calcext:value-type="float">
            <text:p>0.0155119171</text:p>
          </table:table-cell>
          <table:table-cell office:value-type="string" calcext:value-type="string">
            <text:p>N</text:p>
          </table:table-cell>
          <table:table-cell office:value-type="float" office:value="0.000000967" calcext:value-type="float">
            <text:p>0.000000967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71269600411765" calcext:value-type="float">
            <text:p>0.1712696004</text:p>
          </table:table-cell>
          <table:table-cell office:value-type="string" calcext:value-type="string">
            <text:p>N</text:p>
          </table:table-cell>
          <table:table-cell office:value-type="float" office:value="0.00008518" calcext:value-type="float">
            <text:p>0.00008518</text:p>
          </table:table-cell>
          <table:table-cell office:value-type="float" office:value="0.70814032" calcext:value-type="float">
            <text:p>0.70814032</text:p>
          </table:table-cell>
          <table:table-cell office:value-type="float" office:value="0.15826377254902" calcext:value-type="float">
            <text:p>0.1582637725</text:p>
          </table:table-cell>
          <table:table-cell office:value-type="string" calcext:value-type="string">
            <text:p>N</text:p>
          </table:table-cell>
          <table:table-cell office:value-type="float" office:value="0.000001296" calcext:value-type="float">
            <text:p>0.000001296</text:p>
          </table:table-cell>
          <table:table-cell office:value-type="float" office:value="0.20860547" calcext:value-type="float">
            <text:p>0.20860547</text:p>
          </table:table-cell>
          <table:table-cell office:value-type="float" office:value="0.00567813656862745" calcext:value-type="float">
            <text:p>0.005678136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47058823529412" calcext:value-type="float">
            <text:p>0.0847058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0692265" calcext:value-type="float">
            <text:p>0.30692265</text:p>
          </table:table-cell>
          <table:table-cell office:value-type="float" office:value="0.0868616194313726" calcext:value-type="float">
            <text:p>0.0868616194</text:p>
          </table:table-cell>
          <table:table-cell office:value-type="string" calcext:value-type="string">
            <text:p>N</text:p>
          </table:table-cell>
          <table:table-cell office:value-type="float" office:value="0.0971591" calcext:value-type="float">
            <text:p>0.0971591</text:p>
          </table:table-cell>
          <table:table-cell office:value-type="float" office:value="0.371052" calcext:value-type="float">
            <text:p>0.371052</text:p>
          </table:table-cell>
          <table:table-cell office:value-type="float" office:value="0.18495474117647" calcext:value-type="float">
            <text:p>0.1849547412</text:p>
          </table:table-cell>
          <table:table-cell office:value-type="string" calcext:value-type="string">
            <text:p>N</text:p>
          </table:table-cell>
          <table:table-cell office:value-type="float" office:value="0.097162174" calcext:value-type="float">
            <text:p>0.097162174</text:p>
          </table:table-cell>
          <table:table-cell office:value-type="float" office:value="0.9955345" calcext:value-type="float">
            <text:p>0.9955345</text:p>
          </table:table-cell>
          <table:table-cell office:value-type="float" office:value="0.415016513803922" calcext:value-type="float">
            <text:p>0.4150165138</text:p>
          </table:table-cell>
          <table:table-cell office:value-type="string" calcext:value-type="string">
            <text:p>N</text:p>
          </table:table-cell>
          <table:table-cell office:value-type="float" office:value="0.01943182" calcext:value-type="float">
            <text:p>0.01943182</text:p>
          </table:table-cell>
          <table:table-cell office:value-type="float" office:value="0.57868752" calcext:value-type="float">
            <text:p>0.57868752</text:p>
          </table:table-cell>
          <table:table-cell office:value-type="float" office:value="0.103542614333333" calcext:value-type="float">
            <text:p>0.10354261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190378" calcext:value-type="float">
            <text:p>0.33190378</text:p>
          </table:table-cell>
          <table:table-cell office:value-type="float" office:value="0.0349426849803921" calcext:value-type="float">
            <text:p>0.0349426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1083396" calcext:value-type="float">
            <text:p>0.0108339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20923872" calcext:value-type="float">
            <text:p>0.020923872</text:p>
          </table:table-cell>
          <table:table-cell office:value-type="float" office:value="0.0133964241568627" calcext:value-type="float">
            <text:p>0.013396424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2278536" calcext:value-type="float">
            <text:p>0.32278536</text:p>
          </table:table-cell>
          <table:table-cell office:value-type="float" office:value="0.0182784073137255" calcext:value-type="float">
            <text:p>0.018278407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9.61129" calcext:value-type="float">
            <text:p>129.61129</text:p>
          </table:table-cell>
          <table:table-cell office:value-type="float" office:value="8.53840877058823" calcext:value-type="float">
            <text:p>8.5384087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122437058823529" calcext:value-type="float">
            <text:p>0.0122437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8.41132" calcext:value-type="float">
            <text:p>168.41132</text:p>
          </table:table-cell>
          <table:table-cell office:value-type="float" office:value="18.1785358998039" calcext:value-type="float">
            <text:p>18.17853589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1980611" calcext:value-type="float">
            <text:p>2.1980611</text:p>
          </table:table-cell>
          <table:table-cell office:value-type="float" office:value="0.462657168039216" calcext:value-type="float">
            <text:p>0.46265716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96078431372549" calcext:value-type="float">
            <text:p>0.0019607843</text:p>
          </table:table-cell>
          <table:table-cell office:value-type="string" calcext:value-type="string">
            <text:p>N</text:p>
          </table:table-cell>
          <table:table-cell office:value-type="float" office:value="0.000010041" calcext:value-type="float">
            <text:p>0.000010041</text:p>
          </table:table-cell>
          <table:table-cell office:value-type="float" office:value="0.31835015" calcext:value-type="float">
            <text:p>0.31835015</text:p>
          </table:table-cell>
          <table:table-cell office:value-type="float" office:value="0.0375467616470588" calcext:value-type="float">
            <text:p>0.03754676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3868" calcext:value-type="float">
            <text:p>0.333868</text:p>
          </table:table-cell>
          <table:table-cell office:value-type="float" office:value="0.0383209377647059" calcext:value-type="float">
            <text:p>0.0383209378</text:p>
          </table:table-cell>
          <table:table-cell office:value-type="string" calcext:value-type="string">
            <text:p>N</text:p>
          </table:table-cell>
          <table:table-cell office:value-type="float" office:value="0.000021278" calcext:value-type="float">
            <text:p>0.000021278</text:p>
          </table:table-cell>
          <table:table-cell office:value-type="float" office:value="20.431038" calcext:value-type="float">
            <text:p>20.431038</text:p>
          </table:table-cell>
          <table:table-cell office:value-type="float" office:value="1.07987449398039" calcext:value-type="float">
            <text:p>1.0798744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5444305" calcext:value-type="float">
            <text:p>0.25444305</text:p>
          </table:table-cell>
          <table:table-cell office:value-type="float" office:value="0.0109854097647059" calcext:value-type="float">
            <text:p>0.010985409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764705882352942" calcext:value-type="float">
            <text:p>0.0076470588</text:p>
          </table:table-cell>
          <table:table-cell office:value-type="string" calcext:value-type="string">
            <text:p>N</text:p>
          </table:table-cell>
          <table:table-cell office:value-type="float" office:value="0.000108438" calcext:value-type="float">
            <text:p>0.000108438</text:p>
          </table:table-cell>
          <table:table-cell office:value-type="float" office:value="0.15214363" calcext:value-type="float">
            <text:p>0.15214363</text:p>
          </table:table-cell>
          <table:table-cell office:value-type="float" office:value="0.00571716707843137" calcext:value-type="float">
            <text:p>0.005717167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130324" calcext:value-type="float">
            <text:p>0.00130324</text:p>
          </table:table-cell>
          <table:table-cell table:style-name="ce31" office:value-type="float" office:value="0.0000466033529411765" calcext:value-type="float">
            <text:p>4.66E-005</text:p>
          </table:table-cell>
          <table:table-cell office:value-type="string" calcext:value-type="string">
            <text:p>N</text:p>
          </table:table-cell>
          <table:table-cell office:value-type="float" office:value="0.000149409" calcext:value-type="float">
            <text:p>0.000149409</text:p>
          </table:table-cell>
          <table:table-cell office:value-type="float" office:value="0.49780986" calcext:value-type="float">
            <text:p>0.49780986</text:p>
          </table:table-cell>
          <table:table-cell office:value-type="float" office:value="0.158606567137255" calcext:value-type="float">
            <text:p>0.1586065671</text:p>
          </table:table-cell>
          <table:table-cell office:value-type="string" calcext:value-type="string">
            <text:p>N</text:p>
          </table:table-cell>
          <table:table-cell office:value-type="float" office:value="0.000014041" calcext:value-type="float">
            <text:p>0.000014041</text:p>
          </table:table-cell>
          <table:table-cell office:value-type="float" office:value="0.99538819" calcext:value-type="float">
            <text:p>0.99538819</text:p>
          </table:table-cell>
          <table:table-cell office:value-type="float" office:value="0.0316603259411765" calcext:value-type="float">
            <text:p>0.0316603259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44" calcext:value-type="float">
            <text:p>0.019729344</text:p>
          </table:table-cell>
          <table:table-cell office:value-type="float" office:value="0.00155184145098039" calcext:value-type="float">
            <text:p>0.00155184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00386849019607843" calcext:value-type="float">
            <text:p>0.0003868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360048809019608" calcext:value-type="float">
            <text:p>0.036004880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2560662" calcext:value-type="float">
            <text:p>0.012560662</text:p>
          </table:table-cell>
          <table:table-cell office:value-type="float" office:value="0.00139378203921569" calcext:value-type="float">
            <text:p>0.001393782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76486" calcext:value-type="float">
            <text:p>0.9976486</text:p>
          </table:table-cell>
          <table:table-cell office:value-type="float" office:value="0.0207395021568627" calcext:value-type="float">
            <text:p>0.02073950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86869" calcext:value-type="float">
            <text:p>0.9986869</text:p>
          </table:table-cell>
          <table:table-cell office:value-type="float" office:value="0.0734486712549019" calcext:value-type="float">
            <text:p>0.073448671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6169293" calcext:value-type="float">
            <text:p>0.26169293</text:p>
          </table:table-cell>
          <table:table-cell office:value-type="float" office:value="0.013013716745098" calcext:value-type="float">
            <text:p>0.0130137167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" calcext:value-type="float">
            <text:p>0.312173</text:p>
          </table:table-cell>
          <table:table-cell office:value-type="float" office:value="0.0306051960784314" calcext:value-type="float">
            <text:p>0.030605196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26" calcext:value-type="float">
            <text:p>0.31217326</text:p>
          </table:table-cell>
          <table:table-cell office:value-type="float" office:value="0.00612104431372549" calcext:value-type="float">
            <text:p>0.006121044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236299" calcext:value-type="float">
            <text:p>0.000236299</text:p>
          </table:table-cell>
          <table:table-cell office:value-type="float" office:value="0.042483386" calcext:value-type="float">
            <text:p>0.042483386</text:p>
          </table:table-cell>
          <table:table-cell office:value-type="float" office:value="0.0139115682352941" calcext:value-type="float">
            <text:p>0.01391156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0882620805882353" calcext:value-type="float">
            <text:p>0.0088262081</text:p>
          </table:table-cell>
          <table:table-cell office:value-type="string" calcext:value-type="string">
            <text:p>N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62170849" calcext:value-type="float">
            <text:p>0.62170849</text:p>
          </table:table-cell>
          <table:table-cell office:value-type="float" office:value="0.0825134662352941" calcext:value-type="float">
            <text:p>0.08251346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77642156" calcext:value-type="float">
            <text:p>0.077642156</text:p>
          </table:table-cell>
          <table:table-cell office:value-type="float" office:value="0.0108908030784314" calcext:value-type="float">
            <text:p>0.0108908031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11.764705882353" calcext:value-type="float">
            <text:p>111.7647058824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4.833" calcext:value-type="float">
            <text:p>204.833</text:p>
          </table:table-cell>
          <table:table-cell office:value-type="float" office:value="132.329921568627" calcext:value-type="float">
            <text:p>132.329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3.88917" calcext:value-type="float">
            <text:p>203.88917</text:p>
          </table:table-cell>
          <table:table-cell office:value-type="float" office:value="122.882298627451" calcext:value-type="float">
            <text:p>122.882298627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95692" calcext:value-type="float">
            <text:p>201.95692</text:p>
          </table:table-cell>
          <table:table-cell office:value-type="float" office:value="115.724645490196" calcext:value-type="float">
            <text:p>115.7246454902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3164" calcext:value-type="float">
            <text:p>0.000003164</text:p>
          </table:table-cell>
          <table:table-cell office:value-type="float" office:value="0.31927332" calcext:value-type="float">
            <text:p>0.31927332</text:p>
          </table:table-cell>
          <table:table-cell office:value-type="float" office:value="0.052630380627451" calcext:value-type="float">
            <text:p>0.05263038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48523" calcext:value-type="float">
            <text:p>0.48523</text:p>
          </table:table-cell>
          <table:table-cell office:value-type="float" office:value="0.0270304026078431" calcext:value-type="float">
            <text:p>0.0270304026</text:p>
          </table:table-cell>
          <table:table-cell office:value-type="string" calcext:value-type="string">
            <text:p>N</text:p>
          </table:table-cell>
          <table:table-cell office:value-type="float" office:value="0.000001316" calcext:value-type="float">
            <text:p>0.000001316</text:p>
          </table:table-cell>
          <table:table-cell office:value-type="float" office:value="0.9874107" calcext:value-type="float">
            <text:p>0.9874107</text:p>
          </table:table-cell>
          <table:table-cell office:value-type="float" office:value="0.346151219215686" calcext:value-type="float">
            <text:p>0.3461512192</text:p>
          </table:table-cell>
          <table:table-cell office:value-type="string" calcext:value-type="string">
            <text:p>N</text:p>
          </table:table-cell>
          <table:table-cell office:value-type="float" office:value="0.000000025" calcext:value-type="float">
            <text:p>0.000000025</text:p>
          </table:table-cell>
          <table:table-cell office:value-type="float" office:value="0.32781562" calcext:value-type="float">
            <text:p>0.32781562</text:p>
          </table:table-cell>
          <table:table-cell office:value-type="float" office:value="0.0385433608627451" calcext:value-type="float">
            <text:p>0.0385433609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5.162" calcext:value-type="float">
            <text:p>25.162</text:p>
          </table:table-cell>
          <table:table-cell office:value-type="float" office:value="100" calcext:value-type="float">
            <text:p>100</text:p>
          </table:table-cell>
          <table:table-cell office:value-type="float" office:value="96.7141980392157" calcext:value-type="float">
            <text:p>96.714198039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72549019607843" calcext:value-type="float">
            <text:p>0.0037254902</text:p>
          </table:table-cell>
          <table:table-cell office:value-type="string" calcext:value-type="string">
            <text:p>N</text:p>
          </table:table-cell>
          <table:table-cell office:value-type="float" office:value="0.001785351" calcext:value-type="float">
            <text:p>0.001785351</text:p>
          </table:table-cell>
          <table:table-cell office:value-type="float" office:value="0.021351629" calcext:value-type="float">
            <text:p>0.021351629</text:p>
          </table:table-cell>
          <table:table-cell office:value-type="float" office:value="0.00571506066666667" calcext:value-type="float">
            <text:p>0.0057150607</text:p>
          </table:table-cell>
          <table:table-cell office:value-type="string" calcext:value-type="string">
            <text:p>N</text:p>
          </table:table-cell>
          <table:table-cell office:value-type="float" office:value="0.000000063" calcext:value-type="float">
            <text:p>0.000000063</text:p>
          </table:table-cell>
          <table:table-cell office:value-type="float" office:value="0.0220986" calcext:value-type="float">
            <text:p>0.0220986</text:p>
          </table:table-cell>
          <table:table-cell office:value-type="float" office:value="0.0148155229019608" calcext:value-type="float">
            <text:p>0.0148155229</text:p>
          </table:table-cell>
          <table:table-cell office:value-type="string" calcext:value-type="string">
            <text:p>N</text:p>
          </table:table-cell>
          <table:table-cell office:value-type="float" office:value="0.000000156" calcext:value-type="float">
            <text:p>0.000000156</text:p>
          </table:table-cell>
          <table:table-cell office:value-type="float" office:value="0.33226127" calcext:value-type="float">
            <text:p>0.33226127</text:p>
          </table:table-cell>
          <table:table-cell office:value-type="float" office:value="0.0255842406666667" calcext:value-type="float">
            <text:p>0.0255842407</text:p>
          </table:table-cell>
          <table:table-cell office:value-type="string" calcext:value-type="string">
            <text:p>N</text:p>
          </table:table-cell>
          <table:table-cell office:value-type="float" office:value="0.000000979" calcext:value-type="float">
            <text:p>0.000000979</text:p>
          </table:table-cell>
          <table:table-cell office:value-type="float" office:value="0.031530729" calcext:value-type="float">
            <text:p>0.031530729</text:p>
          </table:table-cell>
          <table:table-cell office:value-type="float" office:value="0.0042011437254902" calcext:value-type="float">
            <text:p>0.0042011437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9007843137255" calcext:value-type="float">
            <text:p>34.900784313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303.7983" calcext:value-type="float">
            <text:p>303.7983</text:p>
          </table:table-cell>
          <table:table-cell office:value-type="float" office:value="301.079291764706" calcext:value-type="float">
            <text:p>301.079291764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.4901960784314" calcext:value-type="float">
            <text:p>25.49019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29.45747" calcext:value-type="float">
            <text:p>329.45747</text:p>
          </table:table-cell>
          <table:table-cell office:value-type="float" office:value="291.381743529412" calcext:value-type="float">
            <text:p>291.381743529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29.457" calcext:value-type="float">
            <text:p>329.4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11657" calcext:value-type="float">
            <text:p>0.000011657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28.899273365824" calcext:value-type="float">
            <text:p>128.899273365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30.941" calcext:value-type="float">
            <text:p>330.941</text:p>
          </table:table-cell>
          <table:table-cell office:value-type="float" office:value="250.888058823529" calcext:value-type="float">
            <text:p>250.888058823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31.13796" calcext:value-type="float">
            <text:p>331.13796</text:p>
          </table:table-cell>
          <table:table-cell office:value-type="float" office:value="235.923699019608" calcext:value-type="float">
            <text:p>235.923699019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47.516031176471" calcext:value-type="float">
            <text:p>147.5160311765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26078431372549" calcext:value-type="float">
            <text:p>0.026078431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494" calcext:value-type="float">
            <text:p>108.494</text:p>
          </table:table-cell>
          <table:table-cell office:value-type="float" office:value="103.015764705882" calcext:value-type="float">
            <text:p>103.015764705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62461" calcext:value-type="float">
            <text:p>108.62461</text:p>
          </table:table-cell>
          <table:table-cell office:value-type="float" office:value="105.624503921569" calcext:value-type="float">
            <text:p>105.624503921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7.43279" calcext:value-type="float">
            <text:p>107.43279</text:p>
          </table:table-cell>
          <table:table-cell office:value-type="float" office:value="100.401759411765" calcext:value-type="float">
            <text:p>100.401759411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3.92254901960784" calcext:value-type="float">
            <text:p>3.9225490196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6511" calcext:value-type="float">
            <text:p>443.36511</text:p>
          </table:table-cell>
          <table:table-cell office:value-type="float" office:value="419.498358431372" calcext:value-type="float">
            <text:p>419.4983584314</text:p>
          </table:table-cell>
          <table:table-cell office:value-type="string" calcext:value-type="string">
            <text:p>N</text:p>
          </table:table-cell>
          <table:table-cell office:value-type="float" office:value="397.743" calcext:value-type="float">
            <text:p>397.743</text:p>
          </table:table-cell>
          <table:table-cell office:value-type="float" office:value="443.33" calcext:value-type="float">
            <text:p>443.33</text:p>
          </table:table-cell>
          <table:table-cell office:value-type="float" office:value="404.166941176471" calcext:value-type="float">
            <text:p>404.1669411765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5.77756" calcext:value-type="float">
            <text:p>445.77756</text:p>
          </table:table-cell>
          <table:table-cell office:value-type="float" office:value="424.720330784314" calcext:value-type="float">
            <text:p>424.7203307843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3391" calcext:value-type="float">
            <text:p>443.33391</text:p>
          </table:table-cell>
          <table:table-cell office:value-type="float" office:value="406.910310980392" calcext:value-type="float">
            <text:p>406.9103109804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21.99544" calcext:value-type="float">
            <text:p>121.99544</text:p>
          </table:table-cell>
          <table:table-cell office:value-type="float" office:value="106.544800196078" calcext:value-type="float">
            <text:p>106.544800196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32" calcext:value-type="float">
            <text:p>201.32</text:p>
          </table:table-cell>
          <table:table-cell office:value-type="float" office:value="109.858921568627" calcext:value-type="float">
            <text:p>109.858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6.836102352941" calcext:value-type="float">
            <text:p>126.836102352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11.41813" calcext:value-type="float">
            <text:p>111.41813</text:p>
          </table:table-cell>
          <table:table-cell office:value-type="float" office:value="100.753904901961" calcext:value-type="float">
            <text:p>100.75390490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86.274510392157" calcext:value-type="float">
            <text:p>286.27451039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1.091527254902" calcext:value-type="float">
            <text:p>261.0915272549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1.9945098039216" calcext:value-type="float">
            <text:p>51.9945098039</text:p>
          </table:table-cell>
          <table:table-cell office:value-type="string" calcext:value-type="string">
            <text:p>N</text:p>
          </table:table-cell>
          <table:table-cell office:value-type="float" office:value="100.00235" calcext:value-type="float">
            <text:p>100.00235</text:p>
          </table:table-cell>
          <table:table-cell office:value-type="float" office:value="100.02314" calcext:value-type="float">
            <text:p>100.02314</text:p>
          </table:table-cell>
          <table:table-cell office:value-type="float" office:value="100.014637647059" calcext:value-type="float">
            <text:p>100.0146376471</text:p>
          </table:table-cell>
          <table:table-cell office:value-type="string" calcext:value-type="string">
            <text:p>N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100.021" calcext:value-type="float">
            <text:p>100.021</text:p>
          </table:table-cell>
          <table:table-cell office:value-type="float" office:value="100.011470588235" calcext:value-type="float">
            <text:p>100.0114705882</text:p>
          </table:table-cell>
          <table:table-cell office:value-type="string" calcext:value-type="string">
            <text:p>N</text:p>
          </table:table-cell>
          <table:table-cell office:value-type="float" office:value="100.00318" calcext:value-type="float">
            <text:p>100.00318</text:p>
          </table:table-cell>
          <table:table-cell office:value-type="float" office:value="100.02642" calcext:value-type="float">
            <text:p>100.02642</text:p>
          </table:table-cell>
          <table:table-cell office:value-type="float" office:value="100.012037254902" calcext:value-type="float">
            <text:p>100.0120372549</text:p>
          </table:table-cell>
          <table:table-cell office:value-type="string" calcext:value-type="string">
            <text:p>N</text:p>
          </table:table-cell>
          <table:table-cell office:value-type="float" office:value="100.00567" calcext:value-type="float">
            <text:p>100.00567</text:p>
          </table:table-cell>
          <table:table-cell office:value-type="float" office:value="100.02406" calcext:value-type="float">
            <text:p>100.02406</text:p>
          </table:table-cell>
          <table:table-cell office:value-type="float" office:value="100.012669607843" calcext:value-type="float">
            <text:p>100.0126696078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574509804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98477" calcext:value-type="float">
            <text:p>395.98477</text:p>
          </table:table-cell>
          <table:table-cell office:value-type="float" office:value="391.526004901961" calcext:value-type="float">
            <text:p>391.526004902</text:p>
          </table:table-cell>
          <table:table-cell office:value-type="string" calcext:value-type="string">
            <text:p>N</text:p>
          </table:table-cell>
          <table:table-cell office:value-type="float" office:value="389.006" calcext:value-type="float">
            <text:p>389.006</text:p>
          </table:table-cell>
          <table:table-cell office:value-type="float" office:value="389.518" calcext:value-type="float">
            <text:p>389.518</text:p>
          </table:table-cell>
          <table:table-cell office:value-type="float" office:value="389.347333333333" calcext:value-type="float">
            <text:p>389.3473333333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07456" calcext:value-type="float">
            <text:p>395.07456</text:p>
          </table:table-cell>
          <table:table-cell office:value-type="float" office:value="389.378716470588" calcext:value-type="float">
            <text:p>389.3787164706</text:p>
          </table:table-cell>
          <table:table-cell office:value-type="string" calcext:value-type="string">
            <text:p>N</text:p>
          </table:table-cell>
          <table:table-cell office:value-type="float" office:value="388.28342" calcext:value-type="float">
            <text:p>388.28342</text:p>
          </table:table-cell>
          <table:table-cell office:value-type="float" office:value="389.51799" calcext:value-type="float">
            <text:p>389.51799</text:p>
          </table:table-cell>
          <table:table-cell office:value-type="float" office:value="389.383252156863" calcext:value-type="float">
            <text:p>389.3832521569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560392156862745" calcext:value-type="float">
            <text:p>0.560392156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12.30164" calcext:value-type="float">
            <text:p>312.30164</text:p>
          </table:table-cell>
          <table:table-cell office:value-type="float" office:value="47.8795823243137" calcext:value-type="float">
            <text:p>47.879582324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50.279" calcext:value-type="float">
            <text:p>350.279</text:p>
          </table:table-cell>
          <table:table-cell office:value-type="float" office:value="48.6558823529412" calcext:value-type="float">
            <text:p>48.65588235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0.00099" calcext:value-type="float">
            <text:p>200.00099</text:p>
          </table:table-cell>
          <table:table-cell office:value-type="float" office:value="49.0077089541765" calcext:value-type="float">
            <text:p>49.0077089542</text:p>
          </table:table-cell>
          <table:table-cell office:value-type="string" calcext:value-type="string">
            <text:p>N</text:p>
          </table:table-cell>
          <table:table-cell office:value-type="float" office:value="0.012213847" calcext:value-type="float">
            <text:p>0.012213847</text:p>
          </table:table-cell>
          <table:table-cell office:value-type="float" office:value="200" calcext:value-type="float">
            <text:p>200</text:p>
          </table:table-cell>
          <table:table-cell office:value-type="float" office:value="12.266764194451" calcext:value-type="float">
            <text:p>12.2667641945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583.745" calcext:value-type="float">
            <text:p>583.745</text:p>
          </table:table-cell>
          <table:table-cell office:value-type="float" office:value="315.720705882353" calcext:value-type="float">
            <text:p>315.7207058824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611.82181" calcext:value-type="float">
            <text:p>611.82181</text:p>
          </table:table-cell>
          <table:table-cell office:value-type="float" office:value="369.337800392157" calcext:value-type="float">
            <text:p>369.3378003922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418.54923" calcext:value-type="float">
            <text:p>418.54923</text:p>
          </table:table-cell>
          <table:table-cell office:value-type="float" office:value="302.324494705882" calcext:value-type="float">
            <text:p>302.3244947059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275.992156862745" calcext:value-type="float">
            <text:p>275.9921568627</text:p>
          </table:table-cell>
          <table:table-cell office:value-type="string" calcext:value-type="string">
            <text:p>N</text:p>
          </table:table-cell>
          <table:table-cell office:value-type="float" office:value="360.06118" calcext:value-type="float">
            <text:p>360.06118</text:p>
          </table:table-cell>
          <table:table-cell office:value-type="float" office:value="480.84133" calcext:value-type="float">
            <text:p>480.84133</text:p>
          </table:table-cell>
          <table:table-cell office:value-type="float" office:value="380.538044313725" calcext:value-type="float">
            <text:p>380.5380443137</text:p>
          </table:table-cell>
          <table:table-cell office:value-type="string" calcext:value-type="string">
            <text:p>N</text:p>
          </table:table-cell>
          <table:table-cell office:value-type="float" office:value="356.827" calcext:value-type="float">
            <text:p>356.827</text:p>
          </table:table-cell>
          <table:table-cell office:value-type="float" office:value="469.482" calcext:value-type="float">
            <text:p>469.482</text:p>
          </table:table-cell>
          <table:table-cell office:value-type="float" office:value="376.424843137255" calcext:value-type="float">
            <text:p>376.424843137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199.180392156863" calcext:value-type="float">
            <text:p>199.1803921569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38.92174" calcext:value-type="float">
            <text:p>238.92174</text:p>
          </table:table-cell>
          <table:table-cell office:value-type="float" office:value="227.322821568627" calcext:value-type="float">
            <text:p>227.3228215686</text:p>
          </table:table-cell>
          <table:table-cell office:value-type="string" calcext:value-type="string">
            <text:p>N</text:p>
          </table:table-cell>
          <table:table-cell office:value-type="float" office:value="223.562" calcext:value-type="float">
            <text:p>223.562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8.109588235294" calcext:value-type="float">
            <text:p>228.1095882353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29.00537" calcext:value-type="float">
            <text:p>229.00537</text:p>
          </table:table-cell>
          <table:table-cell office:value-type="float" office:value="227.151554117647" calcext:value-type="float">
            <text:p>227.1515541176</text:p>
          </table:table-cell>
          <table:table-cell office:value-type="string" calcext:value-type="string">
            <text:p>N</text:p>
          </table:table-cell>
          <table:table-cell office:value-type="float" office:value="226.11474" calcext:value-type="float">
            <text:p>226.11474</text:p>
          </table:table-cell>
          <table:table-cell office:value-type="float" office:value="233.46528" calcext:value-type="float">
            <text:p>233.46528</text:p>
          </table:table-cell>
          <table:table-cell office:value-type="float" office:value="228.993464313726" calcext:value-type="float">
            <text:p>228.9934643137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93.32016" calcext:value-type="float">
            <text:p>193.32016</text:p>
          </table:table-cell>
          <table:table-cell office:value-type="float" office:value="223.31302" calcext:value-type="float">
            <text:p>223.31302</text:p>
          </table:table-cell>
          <table:table-cell office:value-type="float" office:value="218.669993333333" calcext:value-type="float">
            <text:p>218.6699933333</text:p>
          </table:table-cell>
          <table:table-cell office:value-type="string" calcext:value-type="string">
            <text:p>N</text:p>
          </table:table-cell>
          <table:table-cell office:value-type="float" office:value="203.381" calcext:value-type="float">
            <text:p>203.381</text:p>
          </table:table-cell>
          <table:table-cell office:value-type="float" office:value="204.934" calcext:value-type="float">
            <text:p>204.934</text:p>
          </table:table-cell>
          <table:table-cell office:value-type="float" office:value="203.837803921569" calcext:value-type="float">
            <text:p>203.837803921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178.17392" calcext:value-type="float">
            <text:p>178.17392</text:p>
          </table:table-cell>
          <table:table-cell office:value-type="float" office:value="223.23904" calcext:value-type="float">
            <text:p>223.23904</text:p>
          </table:table-cell>
          <table:table-cell office:value-type="float" office:value="216.277620196079" calcext:value-type="float">
            <text:p>216.2776201961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73529411765" calcext:value-type="float">
            <text:p>394.6735294118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426.9199101961" calcext:value-type="float">
            <text:p>16426.9199101961</text:p>
          </table:table-cell>
          <table:table-cell office:value-type="string" calcext:value-type="string">
            <text:p>N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665" calcext:value-type="float">
            <text:p>394.665</text:p>
          </table:table-cell>
          <table:table-cell office:value-type="float" office:value="394.50831372549" calcext:value-type="float">
            <text:p>394.5083137255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925.4491082353" calcext:value-type="float">
            <text:p>16925.449108235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94.50077" calcext:value-type="float">
            <text:p>394.50077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73921568628" calcext:value-type="float">
            <text:p>184.3739215686</text:p>
          </table:table-cell>
          <table:table-cell office:value-type="string" calcext:value-type="string">
            <text:p>N</text:p>
          </table:table-cell>
          <table:table-cell office:value-type="float" office:value="454.55206" calcext:value-type="float">
            <text:p>454.55206</text:p>
          </table:table-cell>
          <table:table-cell office:value-type="float" office:value="501.33891" calcext:value-type="float">
            <text:p>501.33891</text:p>
          </table:table-cell>
          <table:table-cell office:value-type="float" office:value="464.692699215686" calcext:value-type="float">
            <text:p>464.6926992157</text:p>
          </table:table-cell>
          <table:table-cell office:value-type="string" calcext:value-type="string">
            <text:p>N</text:p>
          </table:table-cell>
          <table:table-cell office:value-type="float" office:value="357.927" calcext:value-type="float">
            <text:p>357.927</text:p>
          </table:table-cell>
          <table:table-cell office:value-type="float" office:value="750.537" calcext:value-type="float">
            <text:p>750.537</text:p>
          </table:table-cell>
          <table:table-cell office:value-type="float" office:value="497.238764705882" calcext:value-type="float">
            <text:p>497.2387647059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50.72761" calcext:value-type="float">
            <text:p>550.72761</text:p>
          </table:table-cell>
          <table:table-cell office:value-type="float" office:value="401.073916078432" calcext:value-type="float">
            <text:p>401.07391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01.29427" calcext:value-type="float">
            <text:p>501.29427</text:p>
          </table:table-cell>
          <table:table-cell office:value-type="float" office:value="447.222139019608" calcext:value-type="float">
            <text:p>447.2221390196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 style:data-style-name="N2" text:time-value="12:10:20.038217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8-18T12:35:25.873472658</dc:date>
    <meta:editing-duration>P4DT23M46S</meta:editing-duration>
    <meta:editing-cycles>340</meta:editing-cycles>
    <meta:generator>LibreOffice/4.2.8.2$Linux_X86_64 LibreOffice_project/420m0$Build-2</meta:generator>
    <dc:creator>joel </dc:creator>
    <meta:document-statistic meta:table-count="4" meta:cell-count="205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619cm" svg:y="4.201cm" style:legend-expansion="high" chart:style-name="ch3"/>
        <chart:plot-area chart:style-name="ch4" table:cell-range-address="CEC17.A197:CEC17.M198" chart:data-source-has-labels="both" svg:x="1.331cm" svg:y="1.301cm" svg:width="10.968cm" svg:height="6.538cm">
          <chartooo:coordinate-region svg:x="2.058cm" svg:y="1.5cm" svg:width="10.001cm" svg:height="5.692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619cm" svg:y="4.201cm" style:legend-expansion="high" chart:style-name="ch3"/>
        <chart:plot-area chart:style-name="ch4" table:cell-range-address="CEC16.A187:CEC16.M188" chart:data-source-has-labels="both" svg:x="1.331cm" svg:y="1.301cm" svg:width="10.968cm" svg:height="6.538cm">
          <chartooo:coordinate-region svg:x="2.058cm" svg:y="1.501cm" svg:width="10.001cm" svg:height="5.691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6.B187:CEC16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